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brir Calc" table:style-name="ta1">
        <table:shapes>
          <draw:frame draw:z-index="0" draw:style-name="gr1" draw:text-style-name="P1" svg:width="247.52mm" svg:height="74.38mm" svg:x="68.29mm" svg:y="71.45mm">
            <loext:p draw:notify-on-update-of-ranges="'Abrir Calc'.F12:'Abrir Calc'.N12 'Abrir Calc'.F3:'Abrir Calc'.N3 'Abrir Calc'.F4:'Abrir Calc'.N4 'Abrir Calc'.F5:'Abrir Calc'.N5 'Abrir Calc'.F6:'Abrir Calc'.N6 'Abrir Calc'.F7:'Abrir Calc'.N7 'Abrir Calc'.F8:'Abrir Calc'.N8 'Abrir Calc'.F9:'Abrir Calc'.N9 'Abrir Calc'.F10:'Abrir Calc'.N10 'Abrir Calc'.F11:'Abrir Calc'.N11 'Abrir Calc'.F12:'Abrir Calc'.N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r calc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83675" calcext:value-type="float">
            <text:p>0,283675</text:p>
          </table:table-cell>
          <table:table-cell office:value-type="float" office:value="0.358163" calcext:value-type="float">
            <text:p>0,358163</text:p>
          </table:table-cell>
          <table:table-cell office:value-type="float" office:value="0.461961" calcext:value-type="float">
            <text:p>0,461961</text:p>
          </table:table-cell>
          <table:table-cell office:value-type="float" office:value="0.641837" calcext:value-type="float">
            <text:p>0,641837</text:p>
          </table:table-cell>
          <table:table-cell office:value-type="float" office:value="0.687797" calcext:value-type="float">
            <text:p>0,687797</text:p>
          </table:table-cell>
          <table:table-cell office:value-type="float" office:value="0.756733" calcext:value-type="float">
            <text:p>0,756733</text:p>
          </table:table-cell>
          <table:table-cell office:value-type="float" office:value="0.96751" calcext:value-type="float">
            <text:p>0,96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r calc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704887" calcext:value-type="float">
            <text:p>0,0704887</text:p>
          </table:table-cell>
          <table:table-cell office:value-type="float" office:value="0.223197" calcext:value-type="float">
            <text:p>0,223197</text:p>
          </table:table-cell>
          <table:table-cell office:value-type="float" office:value="0.574153" calcext:value-type="float">
            <text:p>0,574153</text:p>
          </table:table-cell>
          <table:table-cell office:value-type="float" office:value="0.6138" calcext:value-type="float">
            <text:p>0,6138</text:p>
          </table:table-cell>
          <table:table-cell office:value-type="float" office:value="0.657851" calcext:value-type="float">
            <text:p>0,657851</text:p>
          </table:table-cell>
          <table:table-cell office:value-type="float" office:value="0.747429" calcext:value-type="float">
            <text:p>0,747429</text:p>
          </table:table-cell>
          <table:table-cell office:value-type="float" office:value="0.867839" calcext:value-type="float">
            <text:p>0,867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r cal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80044" calcext:value-type="float">
            <text:p>0,080044</text:p>
          </table:table-cell>
          <table:table-cell office:value-type="float" office:value="0.477129" calcext:value-type="float">
            <text:p>0,477129</text:p>
          </table:table-cell>
          <table:table-cell office:value-type="float" office:value="0.517674" calcext:value-type="float">
            <text:p>0,517674</text:p>
          </table:table-cell>
          <table:table-cell office:value-type="float" office:value="0.564449" calcext:value-type="float">
            <text:p>0,564449</text:p>
          </table:table-cell>
          <table:table-cell office:value-type="float" office:value="0.717256" calcext:value-type="float">
            <text:p>0,717256</text:p>
          </table:table-cell>
          <table:table-cell office:value-type="float" office:value="0.939711" calcext:value-type="float">
            <text:p>0,939711</text:p>
          </table:table-cell>
          <table:table-cell office:value-type="float" office:value="0.968816" calcext:value-type="float">
            <text:p>0,968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13469" calcext:value-type="float">
            <text:p>0,513469</text:p>
          </table:table-cell>
          <table:table-cell office:value-type="float" office:value="0.557958" calcext:value-type="float">
            <text:p>0,557958</text:p>
          </table:table-cell>
          <table:table-cell office:value-type="float" office:value="0.634078" calcext:value-type="float">
            <text:p>0,634078</text:p>
          </table:table-cell>
          <table:table-cell office:value-type="float" office:value="0.759955" calcext:value-type="float">
            <text:p>0,759955</text:p>
          </table:table-cell>
          <table:table-cell office:value-type="float" office:value="0.801522" calcext:value-type="float">
            <text:p>0,801522</text:p>
          </table:table-cell>
          <table:table-cell office:value-type="float" office:value="0.861242" calcext:value-type="float">
            <text:p>0,861242</text:p>
          </table:table-cell>
          <table:table-cell office:value-type="float" office:value="0.971894" calcext:value-type="float">
            <text:p>0,971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888465" calcext:value-type="float">
            <text:p>0,0888465</text:p>
          </table:table-cell>
          <table:table-cell office:value-type="float" office:value="0.138313" calcext:value-type="float">
            <text:p>0,138313</text:p>
          </table:table-cell>
          <table:table-cell office:value-type="float" office:value="0.170126" calcext:value-type="float">
            <text:p>0,170126</text:p>
          </table:table-cell>
          <table:table-cell office:value-type="float" office:value="0.234724" calcext:value-type="float">
            <text:p>0,234724</text:p>
          </table:table-cell>
          <table:table-cell office:value-type="float" office:value="0.333269" calcext:value-type="float">
            <text:p>0,333269</text:p>
          </table:table-cell>
          <table:table-cell office:value-type="float" office:value="0.517945" calcext:value-type="float">
            <text:p>0,517945</text:p>
          </table:table-cell>
          <table:table-cell office:value-type="float" office:value="0.731911" calcext:value-type="float">
            <text:p>0,731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11505" calcext:value-type="float">
            <text:p>0,311505</text:p>
          </table:table-cell>
          <table:table-cell office:value-type="float" office:value="0.356636" calcext:value-type="float">
            <text:p>0,356636</text:p>
          </table:table-cell>
          <table:table-cell office:value-type="float" office:value="0.450441" calcext:value-type="float">
            <text:p>0,450441</text:p>
          </table:table-cell>
          <table:table-cell office:value-type="float" office:value="0.672566" calcext:value-type="float">
            <text:p>0,672566</text:p>
          </table:table-cell>
          <table:table-cell office:value-type="float" office:value="0.702652" calcext:value-type="float">
            <text:p>0,702652</text:p>
          </table:table-cell>
          <table:table-cell office:value-type="float" office:value="0.791149" calcext:value-type="float">
            <text:p>0,791149</text:p>
          </table:table-cell>
          <table:table-cell office:value-type="float" office:value="0.984072" calcext:value-type="float">
            <text:p>0,984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93936" calcext:value-type="float">
            <text:p>0,393936</text:p>
          </table:table-cell>
          <table:table-cell office:value-type="float" office:value="0.656579" calcext:value-type="float">
            <text:p>0,656579</text:p>
          </table:table-cell>
          <table:table-cell office:value-type="float" office:value="0.818193" calcext:value-type="float">
            <text:p>0,818193</text:p>
          </table:table-cell>
          <table:table-cell office:value-type="float" office:value="0.858581" calcext:value-type="float">
            <text:p>0,858581</text:p>
          </table:table-cell>
          <table:table-cell office:value-type="float" office:value="0.878775" calcext:value-type="float">
            <text:p>0,878775</text:p>
          </table:table-cell>
          <table:table-cell office:value-type="float" office:value="0.909096" calcext:value-type="float">
            <text:p>0,909096</text:p>
          </table:table-cell>
          <table:table-cell office:value-type="float" office:value="0.939358" calcext:value-type="float">
            <text:p>0,939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739503" calcext:value-type="float">
            <text:p>0,0739503</text:p>
          </table:table-cell>
          <table:table-cell office:value-type="float" office:value="0.197574" calcext:value-type="float">
            <text:p>0,197574</text:p>
          </table:table-cell>
          <table:table-cell office:value-type="float" office:value="0.782012" calcext:value-type="float">
            <text:p>0,782012</text:p>
          </table:table-cell>
          <table:table-cell office:value-type="float" office:value="0.922187" calcext:value-type="float">
            <text:p>0,922187</text:p>
          </table:table-cell>
          <table:table-cell office:value-type="float" office:value="0.944263" calcext:value-type="float">
            <text:p>0,944263</text:p>
          </table:table-cell>
          <table:table-cell office:value-type="float" office:value="0.963577" calcext:value-type="float">
            <text:p>0,963577</text:p>
          </table:table-cell>
          <table:table-cell office:value-type="float" office:value="0.982341" calcext:value-type="float">
            <text:p>0,982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30117" calcext:value-type="float">
            <text:p>0,330117</text:p>
          </table:table-cell>
          <table:table-cell office:value-type="float" office:value="0.37819" calcext:value-type="float">
            <text:p>0,37819</text:p>
          </table:table-cell>
          <table:table-cell office:value-type="float" office:value="0.522425" calcext:value-type="float">
            <text:p>0,522425</text:p>
          </table:table-cell>
          <table:table-cell office:value-type="float" office:value="0.833321" calcext:value-type="float">
            <text:p>0,833321</text:p>
          </table:table-cell>
          <table:table-cell office:value-type="float" office:value="0.910244" calcext:value-type="float">
            <text:p>0,910244</text:p>
          </table:table-cell>
          <table:table-cell office:value-type="float" office:value="0.967946" calcext:value-type="float">
            <text:p>0,967946</text:p>
          </table:table-cell>
          <table:table-cell office:value-type="float" office:value="0.983963" calcext:value-type="float">
            <text:p>0,983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44788" calcext:value-type="float">
            <text:p>0,444788</text:p>
          </table:table-cell>
          <table:table-cell office:value-type="float" office:value="0.808286" calcext:value-type="float">
            <text:p>0,808286</text:p>
          </table:table-cell>
          <table:table-cell office:value-type="float" office:value="0.840495" calcext:value-type="float">
            <text:p>0,840495</text:p>
          </table:table-cell>
          <table:table-cell office:value-type="float" office:value="0.855836" calcext:value-type="float">
            <text:p>0,855836</text:p>
          </table:table-cell>
          <table:table-cell office:value-type="float" office:value="0.907977" calcext:value-type="float">
            <text:p>0,907977</text:p>
          </table:table-cell>
          <table:table-cell office:value-type="float" office:value="0.920254" calcext:value-type="float">
            <text:p>0,920254</text:p>
          </table:table-cell>
          <table:table-cell office:value-type="float" office:value="0.953988" calcext:value-type="float">
            <text:p>0,95398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9"/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</table:table-row>
      </table:table>
      <table:table table:name="Alarme" table:style-name="ta1">
        <table:shapes>
          <draw:frame draw:z-index="0" draw:style-name="gr1" draw:text-style-name="P1" svg:width="223.57mm" svg:height="90.04mm" svg:x="23.68mm" svg:y="64.81mm">
            <loext:p draw:notify-on-update-of-ranges="Alarme.C12:Alarme.K12 Alarme.C3:Alarme.K3 Alarme.C4:Alarme.K4 Alarme.C5:Alarme.K5 Alarme.C6:Alarme.K6 Alarme.C7:Alarme.K7 Alarme.C8:Alarme.K8 Alarme.C9:Alarme.K9 Alarme.C10:Alarme.K10 Alarme.C11:Alarme.K11 Alarme.C12:Alarme.K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larme1</text:p>
          </table:table-cell>
          <table:table-cell office:value-type="float" office:value="0" calcext:value-type="float">
            <text:p>0</text:p>
          </table:table-cell>
          <table:table-cell office:value-type="float" office:value="0.0585813" calcext:value-type="float">
            <text:p>0,0585813</text:p>
          </table:table-cell>
          <table:table-cell office:value-type="float" office:value="0.244443" calcext:value-type="float">
            <text:p>0,244443</text:p>
          </table:table-cell>
          <table:table-cell office:value-type="float" office:value="0.440402" calcext:value-type="float">
            <text:p>0,440402</text:p>
          </table:table-cell>
          <table:table-cell office:value-type="float" office:value="0.715149" calcext:value-type="float">
            <text:p>0,715149</text:p>
          </table:table-cell>
          <table:table-cell office:value-type="float" office:value="0.76768" calcext:value-type="float">
            <text:p>0,76768</text:p>
          </table:table-cell>
          <table:table-cell office:value-type="float" office:value="0.80808" calcext:value-type="float">
            <text:p>0,80808</text:p>
          </table:table-cell>
          <table:table-cell office:value-type="float" office:value="0.862623" calcext:value-type="float">
            <text:p>0,862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arme2</text:p>
          </table:table-cell>
          <table:table-cell office:value-type="float" office:value="0" calcext:value-type="float">
            <text:p>0</text:p>
          </table:table-cell>
          <table:table-cell office:value-type="float" office:value="0.148879" calcext:value-type="float">
            <text:p>0,148879</text:p>
          </table:table-cell>
          <table:table-cell office:value-type="float" office:value="0.500005" calcext:value-type="float">
            <text:p>0,500005</text:p>
          </table:table-cell>
          <table:table-cell office:value-type="float" office:value="0.710677" calcext:value-type="float">
            <text:p>0,710677</text:p>
          </table:table-cell>
          <table:table-cell office:value-type="float" office:value="0.873599" calcext:value-type="float">
            <text:p>0,873599</text:p>
          </table:table-cell>
          <table:table-cell office:value-type="float" office:value="0.91011" calcext:value-type="float">
            <text:p>0,91011</text:p>
          </table:table-cell>
          <table:table-cell office:value-type="float" office:value="0.960674" calcext:value-type="float">
            <text:p>0,960674</text:p>
          </table:table-cell>
          <table:table-cell office:value-type="float" office:value="0.980337" calcext:value-type="float">
            <text:p>0,980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arme3</text:p>
          </table:table-cell>
          <table:table-cell office:value-type="float" office:value="0" calcext:value-type="float">
            <text:p>0</text:p>
          </table:table-cell>
          <table:table-cell office:value-type="float" office:value="0.50443" calcext:value-type="float">
            <text:p>0,50443</text:p>
          </table:table-cell>
          <table:table-cell office:value-type="float" office:value="0.689976" calcext:value-type="float">
            <text:p>0,689976</text:p>
          </table:table-cell>
          <table:table-cell office:value-type="float" office:value="0.800933" calcext:value-type="float">
            <text:p>0,800933</text:p>
          </table:table-cell>
          <table:table-cell office:value-type="float" office:value="0.818183" calcext:value-type="float">
            <text:p>0,818183</text:p>
          </table:table-cell>
          <table:table-cell office:value-type="float" office:value="0.831703" calcext:value-type="float">
            <text:p>0,831703</text:p>
          </table:table-cell>
          <table:table-cell office:value-type="float" office:value="0.862005" calcext:value-type="float">
            <text:p>0,862005</text:p>
          </table:table-cell>
          <table:table-cell office:value-type="float" office:value="0.95944" calcext:value-type="float">
            <text:p>0,95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arme4</text:p>
          </table:table-cell>
          <table:table-cell office:value-type="float" office:value="0" calcext:value-type="float">
            <text:p>0</text:p>
          </table:table-cell>
          <table:table-cell office:value-type="float" office:value="0.082096" calcext:value-type="float">
            <text:p>0,082096</text:p>
          </table:table-cell>
          <table:table-cell office:value-type="float" office:value="0.196122" calcext:value-type="float">
            <text:p>0,196122</text:p>
          </table:table-cell>
          <table:table-cell office:value-type="float" office:value="0.508553" calcext:value-type="float">
            <text:p>0,508553</text:p>
          </table:table-cell>
          <table:table-cell office:value-type="float" office:value="0.570125" calcext:value-type="float">
            <text:p>0,570125</text:p>
          </table:table-cell>
          <table:table-cell office:value-type="float" office:value="0.597489" calcext:value-type="float">
            <text:p>0,597489</text:p>
          </table:table-cell>
          <table:table-cell office:value-type="float" office:value="0.684151" calcext:value-type="float">
            <text:p>0,684151</text:p>
          </table:table-cell>
          <table:table-cell office:value-type="float" office:value="0.96807" calcext:value-type="float">
            <text:p>0,96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arme5</text:p>
          </table:table-cell>
          <table:table-cell office:value-type="float" office:value="0" calcext:value-type="float">
            <text:p>0</text:p>
          </table:table-cell>
          <table:table-cell office:value-type="float" office:value="0.46835" calcext:value-type="float">
            <text:p>0,46835</text:p>
          </table:table-cell>
          <table:table-cell office:value-type="float" office:value="0.659718" calcext:value-type="float">
            <text:p>0,659718</text:p>
          </table:table-cell>
          <table:table-cell office:value-type="float" office:value="0.683549" calcext:value-type="float">
            <text:p>0,683549</text:p>
          </table:table-cell>
          <table:table-cell office:value-type="float" office:value="0.705116" calcext:value-type="float">
            <text:p>0,705116</text:p>
          </table:table-cell>
          <table:table-cell office:value-type="float" office:value="0.769152" calcext:value-type="float">
            <text:p>0,769152</text:p>
          </table:table-cell>
          <table:table-cell office:value-type="float" office:value="0.931504" calcext:value-type="float">
            <text:p>0,931504</text:p>
          </table:table-cell>
          <table:table-cell office:value-type="float" office:value="0.941156" calcext:value-type="float">
            <text:p>0,941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arme6</text:p>
          </table:table-cell>
          <table:table-cell office:value-type="float" office:value="0" calcext:value-type="float">
            <text:p>0</text:p>
          </table:table-cell>
          <table:table-cell office:value-type="float" office:value="0.0594297" calcext:value-type="float">
            <text:p>0,0594297</text:p>
          </table:table-cell>
          <table:table-cell office:value-type="float" office:value="0.296097" calcext:value-type="float">
            <text:p>0,296097</text:p>
          </table:table-cell>
          <table:table-cell office:value-type="float" office:value="0.512224" calcext:value-type="float">
            <text:p>0,512224</text:p>
          </table:table-cell>
          <table:table-cell office:value-type="float" office:value="0.561098" calcext:value-type="float">
            <text:p>0,561098</text:p>
          </table:table-cell>
          <table:table-cell office:value-type="float" office:value="0.723872" calcext:value-type="float">
            <text:p>0,723872</text:p>
          </table:table-cell>
          <table:table-cell office:value-type="float" office:value="0.774985" calcext:value-type="float">
            <text:p>0,774985</text:p>
          </table:table-cell>
          <table:table-cell office:value-type="float" office:value="0.840538" calcext:value-type="float">
            <text:p>0,840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arme7</text:p>
          </table:table-cell>
          <table:table-cell office:value-type="float" office:value="0" calcext:value-type="float">
            <text:p>0</text:p>
          </table:table-cell>
          <table:table-cell office:value-type="float" office:value="0.0762153" calcext:value-type="float">
            <text:p>0,0762153</text:p>
          </table:table-cell>
          <table:table-cell office:value-type="float" office:value="0.0992335" calcext:value-type="float">
            <text:p>0,0992335</text:p>
          </table:table-cell>
          <table:table-cell office:value-type="float" office:value="0.141688" calcext:value-type="float">
            <text:p>0,141688</text:p>
          </table:table-cell>
          <table:table-cell office:value-type="float" office:value="0.771865" calcext:value-type="float">
            <text:p>0,771865</text:p>
          </table:table-cell>
          <table:table-cell office:value-type="float" office:value="0.910484" calcext:value-type="float">
            <text:p>0,910484</text:p>
          </table:table-cell>
          <table:table-cell office:value-type="float" office:value="0.982095" calcext:value-type="float">
            <text:p>0,982095</text:p>
          </table:table-cell>
          <table:table-cell office:value-type="float" office:value="0.993344" calcext:value-type="float">
            <text:p>0,993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arme8</text:p>
          </table:table-cell>
          <table:table-cell office:value-type="float" office:value="0" calcext:value-type="float">
            <text:p>0</text:p>
          </table:table-cell>
          <table:table-cell office:value-type="float" office:value="0.224029" calcext:value-type="float">
            <text:p>0,224029</text:p>
          </table:table-cell>
          <table:table-cell office:value-type="float" office:value="0.273217" calcext:value-type="float">
            <text:p>0,273217</text:p>
          </table:table-cell>
          <table:table-cell office:value-type="float" office:value="0.409834" calcext:value-type="float">
            <text:p>0,409834</text:p>
          </table:table-cell>
          <table:table-cell office:value-type="float" office:value="0.579237" calcext:value-type="float">
            <text:p>0,579237</text:p>
          </table:table-cell>
          <table:table-cell office:value-type="float" office:value="0.650265" calcext:value-type="float">
            <text:p>0,650265</text:p>
          </table:table-cell>
          <table:table-cell office:value-type="float" office:value="0.792355" calcext:value-type="float">
            <text:p>0,792355</text:p>
          </table:table-cell>
          <table:table-cell office:value-type="float" office:value="0.939883" calcext:value-type="float">
            <text:p>0,939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arme9</text:p>
          </table:table-cell>
          <table:table-cell office:value-type="float" office:value="0" calcext:value-type="float">
            <text:p>0</text:p>
          </table:table-cell>
          <table:table-cell office:value-type="float" office:value="0.0588128" calcext:value-type="float">
            <text:p>0,0588128</text:p>
          </table:table-cell>
          <table:table-cell office:value-type="float" office:value="0.0859701" calcext:value-type="float">
            <text:p>0,0859701</text:p>
          </table:table-cell>
          <table:table-cell office:value-type="float" office:value="0.190045" calcext:value-type="float">
            <text:p>0,190045</text:p>
          </table:table-cell>
          <table:table-cell office:value-type="float" office:value="0.371038" calcext:value-type="float">
            <text:p>0,371038</text:p>
          </table:table-cell>
          <table:table-cell office:value-type="float" office:value="0.447956" calcext:value-type="float">
            <text:p>0,447956</text:p>
          </table:table-cell>
          <table:table-cell office:value-type="float" office:value="0.570135" calcext:value-type="float">
            <text:p>0,570135</text:p>
          </table:table-cell>
          <table:table-cell office:value-type="float" office:value="0.714932" calcext:value-type="float">
            <text:p>0,714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arme10</text:p>
          </table:table-cell>
          <table:table-cell office:value-type="float" office:value="0" calcext:value-type="float">
            <text:p>0</text:p>
          </table:table-cell>
          <table:table-cell office:value-type="float" office:value="0.0280297" calcext:value-type="float">
            <text:p>0,0280297</text:p>
          </table:table-cell>
          <table:table-cell office:value-type="float" office:value="0.0734832" calcext:value-type="float">
            <text:p>0,0734832</text:p>
          </table:table-cell>
          <table:table-cell office:value-type="float" office:value="0.101516" calcext:value-type="float">
            <text:p>0,101516</text:p>
          </table:table-cell>
          <table:table-cell office:value-type="float" office:value="0.208333" calcext:value-type="float">
            <text:p>0,208333</text:p>
          </table:table-cell>
          <table:table-cell office:value-type="float" office:value="0.678029" calcext:value-type="float">
            <text:p>0,678029</text:p>
          </table:table-cell>
          <table:table-cell office:value-type="float" office:value="0.946969" calcext:value-type="float">
            <text:p>0,946969</text:p>
          </table:table-cell>
          <table:table-cell office:value-type="float" office:value="0.993182" calcext:value-type="float">
            <text:p>0,99318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oa noite logan" table:style-name="ta1">
        <table:shapes>
          <draw:frame draw:z-index="0" draw:style-name="gr1" draw:text-style-name="P1" svg:width="232.35mm" svg:height="90.04mm" svg:x="23.95mm" svg:y="64.81mm">
            <loext:p draw:notify-on-update-of-ranges="'Boa noite logan'.C8:'Boa noite logan'.K8 'Boa noite logan'.C3:'Boa noite logan'.K3 'Boa noite logan'.C4:'Boa noite logan'.K4 'Boa noite logan'.C5:'Boa noite logan'.K5 'Boa noite logan'.C6:'Boa noite logan'.K6 'Boa noite logan'.C7:'Boa noite logan'.K7 'Boa noite logan'.C8:'Boa noite logan'.K8 'Boa noite logan'.C9:'Boa noite logan'.K9 'Boa noite logan'.C10:'Boa noite logan'.K10 'Boa noite logan'.C11:'Boa noite logan'.K11 'Boa noite logan'.C12:'Boa noite logan'.K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oa_noite_Logan1</text:p>
          </table:table-cell>
          <table:table-cell office:value-type="float" office:value="0" calcext:value-type="float">
            <text:p>0</text:p>
          </table:table-cell>
          <table:table-cell office:value-type="float" office:value="0.206223" calcext:value-type="float">
            <text:p>0,206223</text:p>
          </table:table-cell>
          <table:table-cell office:value-type="float" office:value="0.391883" calcext:value-type="float">
            <text:p>0,391883</text:p>
          </table:table-cell>
          <table:table-cell office:value-type="float" office:value="0.557531" calcext:value-type="float">
            <text:p>0,557531</text:p>
          </table:table-cell>
          <table:table-cell office:value-type="float" office:value="0.650916" calcext:value-type="float">
            <text:p>0,650916</text:p>
          </table:table-cell>
          <table:table-cell office:value-type="float" office:value="0.757087" calcext:value-type="float">
            <text:p>0,757087</text:p>
          </table:table-cell>
          <table:table-cell office:value-type="float" office:value="0.847693" calcext:value-type="float">
            <text:p>0,847693</text:p>
          </table:table-cell>
          <table:table-cell office:value-type="float" office:value="0.936631" calcext:value-type="float">
            <text:p>0,936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a_noite_Logan2</text:p>
          </table:table-cell>
          <table:table-cell office:value-type="float" office:value="0" calcext:value-type="float">
            <text:p>0</text:p>
          </table:table-cell>
          <table:table-cell office:value-type="float" office:value="0.249541" calcext:value-type="float">
            <text:p>0,249541</text:p>
          </table:table-cell>
          <table:table-cell office:value-type="float" office:value="0.540218" calcext:value-type="float">
            <text:p>0,540218</text:p>
          </table:table-cell>
          <table:table-cell office:value-type="float" office:value="0.581353" calcext:value-type="float">
            <text:p>0,581353</text:p>
          </table:table-cell>
          <table:table-cell office:value-type="float" office:value="0.674588" calcext:value-type="float">
            <text:p>0,674588</text:p>
          </table:table-cell>
          <table:table-cell office:value-type="float" office:value="0.818099" calcext:value-type="float">
            <text:p>0,818099</text:p>
          </table:table-cell>
          <table:table-cell office:value-type="float" office:value="0.899454" calcext:value-type="float">
            <text:p>0,899454</text:p>
          </table:table-cell>
          <table:table-cell office:value-type="float" office:value="0.91682" calcext:value-type="float">
            <text:p>0,91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a_noite_Logan3</text:p>
          </table:table-cell>
          <table:table-cell office:value-type="float" office:value="0" calcext:value-type="float">
            <text:p>0</text:p>
          </table:table-cell>
          <table:table-cell office:value-type="float" office:value="0.232725" calcext:value-type="float">
            <text:p>0,232725</text:p>
          </table:table-cell>
          <table:table-cell office:value-type="float" office:value="0.528992" calcext:value-type="float">
            <text:p>0,528992</text:p>
          </table:table-cell>
          <table:table-cell office:value-type="float" office:value="0.542495" calcext:value-type="float">
            <text:p>0,542495</text:p>
          </table:table-cell>
          <table:table-cell office:value-type="float" office:value="0.627482" calcext:value-type="float">
            <text:p>0,627482</text:p>
          </table:table-cell>
          <table:table-cell office:value-type="float" office:value="0.833994" calcext:value-type="float">
            <text:p>0,833994</text:p>
          </table:table-cell>
          <table:table-cell office:value-type="float" office:value="0.84591" calcext:value-type="float">
            <text:p>0,84591</text:p>
          </table:table-cell>
          <table:table-cell office:value-type="float" office:value="0.921364" calcext:value-type="float">
            <text:p>0,921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a_noite_Logan4</text:p>
          </table:table-cell>
          <table:table-cell office:value-type="float" office:value="0" calcext:value-type="float">
            <text:p>0</text:p>
          </table:table-cell>
          <table:table-cell office:value-type="float" office:value="0.288477" calcext:value-type="float">
            <text:p>0,288477</text:p>
          </table:table-cell>
          <table:table-cell office:value-type="float" office:value="0.430298" calcext:value-type="float">
            <text:p>0,430298</text:p>
          </table:table-cell>
          <table:table-cell office:value-type="float" office:value="0.544722" calcext:value-type="float">
            <text:p>0,544722</text:p>
          </table:table-cell>
          <table:table-cell office:value-type="float" office:value="0.642223" calcext:value-type="float">
            <text:p>0,642223</text:p>
          </table:table-cell>
          <table:table-cell office:value-type="float" office:value="0.744562" calcext:value-type="float">
            <text:p>0,744562</text:p>
          </table:table-cell>
          <table:table-cell office:value-type="float" office:value="0.876711" calcext:value-type="float">
            <text:p>0,876711</text:p>
          </table:table-cell>
          <table:table-cell office:value-type="float" office:value="0.915391" calcext:value-type="float">
            <text:p>0,915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a_noite_Logan5</text:p>
          </table:table-cell>
          <table:table-cell office:value-type="float" office:value="0" calcext:value-type="float">
            <text:p>0</text:p>
          </table:table-cell>
          <table:table-cell office:value-type="float" office:value="0.236522" calcext:value-type="float">
            <text:p>0,236522</text:p>
          </table:table-cell>
          <table:table-cell office:value-type="float" office:value="0.421078" calcext:value-type="float">
            <text:p>0,421078</text:p>
          </table:table-cell>
          <table:table-cell office:value-type="float" office:value="0.559008" calcext:value-type="float">
            <text:p>0,559008</text:p>
          </table:table-cell>
          <table:table-cell office:value-type="float" office:value="0.634288" calcext:value-type="float">
            <text:p>0,634288</text:p>
          </table:table-cell>
          <table:table-cell office:value-type="float" office:value="0.748909" calcext:value-type="float">
            <text:p>0,748909</text:p>
          </table:table-cell>
          <table:table-cell office:value-type="float" office:value="0.834871" calcext:value-type="float">
            <text:p>0,834871</text:p>
          </table:table-cell>
          <table:table-cell office:value-type="float" office:value="0.857699" calcext:value-type="float">
            <text:p>0,857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a_noite_Logan6</text:p>
          </table:table-cell>
          <table:table-cell office:value-type="float" office:value="0" calcext:value-type="float">
            <text:p>0</text:p>
          </table:table-cell>
          <table:table-cell office:value-type="float" office:value="0.112356" calcext:value-type="float">
            <text:p>0,112356</text:p>
          </table:table-cell>
          <table:table-cell office:value-type="float" office:value="0.335953" calcext:value-type="float">
            <text:p>0,335953</text:p>
          </table:table-cell>
          <table:table-cell office:value-type="float" office:value="0.407866" calcext:value-type="float">
            <text:p>0,407866</text:p>
          </table:table-cell>
          <table:table-cell office:value-type="float" office:value="0.652808" calcext:value-type="float">
            <text:p>0,652808</text:p>
          </table:table-cell>
          <table:table-cell office:value-type="float" office:value="0.689885" calcext:value-type="float">
            <text:p>0,689885</text:p>
          </table:table-cell>
          <table:table-cell office:value-type="float" office:value="0.739326" calcext:value-type="float">
            <text:p>0,739326</text:p>
          </table:table-cell>
          <table:table-cell office:value-type="float" office:value="0.924721" calcext:value-type="float">
            <text:p>0,924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a_noite_Logan7</text:p>
          </table:table-cell>
          <table:table-cell office:value-type="float" office:value="0" calcext:value-type="float">
            <text:p>0</text:p>
          </table:table-cell>
          <table:table-cell office:value-type="float" office:value="0.402313" calcext:value-type="float">
            <text:p>0,402313</text:p>
          </table:table-cell>
          <table:table-cell office:value-type="float" office:value="0.428364" calcext:value-type="float">
            <text:p>0,428364</text:p>
          </table:table-cell>
          <table:table-cell office:value-type="float" office:value="0.481912" calcext:value-type="float">
            <text:p>0,481912</text:p>
          </table:table-cell>
          <table:table-cell office:value-type="float" office:value="0.507957" calcext:value-type="float">
            <text:p>0,507957</text:p>
          </table:table-cell>
          <table:table-cell office:value-type="float" office:value="0.534008" calcext:value-type="float">
            <text:p>0,534008</text:p>
          </table:table-cell>
          <table:table-cell office:value-type="float" office:value="0.671491" calcext:value-type="float">
            <text:p>0,671491</text:p>
          </table:table-cell>
          <table:table-cell office:value-type="float" office:value="0.94067" calcext:value-type="float">
            <text:p>0,94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a_noite_Logan8</text:p>
          </table:table-cell>
          <table:table-cell office:value-type="float" office:value="0" calcext:value-type="float">
            <text:p>0</text:p>
          </table:table-cell>
          <table:table-cell office:value-type="float" office:value="0.102819" calcext:value-type="float">
            <text:p>0,102819</text:p>
          </table:table-cell>
          <table:table-cell office:value-type="float" office:value="0.294636" calcext:value-type="float">
            <text:p>0,294636</text:p>
          </table:table-cell>
          <table:table-cell office:value-type="float" office:value="0.45771" calcext:value-type="float">
            <text:p>0,45771</text:p>
          </table:table-cell>
          <table:table-cell office:value-type="float" office:value="0.529574" calcext:value-type="float">
            <text:p>0,529574</text:p>
          </table:table-cell>
          <table:table-cell office:value-type="float" office:value="0.655057" calcext:value-type="float">
            <text:p>0,655057</text:p>
          </table:table-cell>
          <table:table-cell office:value-type="float" office:value="0.763404" calcext:value-type="float">
            <text:p>0,763404</text:p>
          </table:table-cell>
          <table:table-cell office:value-type="float" office:value="0.844111" calcext:value-type="float">
            <text:p>0,844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a_noite_Logan9</text:p>
          </table:table-cell>
          <table:table-cell office:value-type="float" office:value="0" calcext:value-type="float">
            <text:p>0</text:p>
          </table:table-cell>
          <table:table-cell office:value-type="float" office:value="0.0694088" calcext:value-type="float">
            <text:p>0,0694088</text:p>
          </table:table-cell>
          <table:table-cell office:value-type="float" office:value="0.167095" calcext:value-type="float">
            <text:p>0,167095</text:p>
          </table:table-cell>
          <table:table-cell office:value-type="float" office:value="0.22108" calcext:value-type="float">
            <text:p>0,22108</text:p>
          </table:table-cell>
          <table:table-cell office:value-type="float" office:value="0.449869" calcext:value-type="float">
            <text:p>0,449869</text:p>
          </table:table-cell>
          <table:table-cell office:value-type="float" office:value="0.61697" calcext:value-type="float">
            <text:p>0,61697</text:p>
          </table:table-cell>
          <table:table-cell office:value-type="float" office:value="0.915174" calcext:value-type="float">
            <text:p>0,915174</text:p>
          </table:table-cell>
          <table:table-cell office:value-type="float" office:value="0.976868" calcext:value-type="float">
            <text:p>0,976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a_noite_Logan10</text:p>
          </table:table-cell>
          <table:table-cell office:value-type="float" office:value="0" calcext:value-type="float">
            <text:p>0</text:p>
          </table:table-cell>
          <table:table-cell office:value-type="float" office:value="0.11849" calcext:value-type="float">
            <text:p>0,11849</text:p>
          </table:table-cell>
          <table:table-cell office:value-type="float" office:value="0.182293" calcext:value-type="float">
            <text:p>0,182293</text:p>
          </table:table-cell>
          <table:table-cell office:value-type="float" office:value="0.559899" calcext:value-type="float">
            <text:p>0,559899</text:p>
          </table:table-cell>
          <table:table-cell office:value-type="float" office:value="0.636719" calcext:value-type="float">
            <text:p>0,636719</text:p>
          </table:table-cell>
          <table:table-cell office:value-type="float" office:value="0.671873" calcext:value-type="float">
            <text:p>0,671873</text:p>
          </table:table-cell>
          <table:table-cell office:value-type="float" office:value="0.829429" calcext:value-type="float">
            <text:p>0,829429</text:p>
          </table:table-cell>
          <table:table-cell office:value-type="float" office:value="0.959639" calcext:value-type="float">
            <text:p>0,95963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om dia logan" table:style-name="ta1">
        <table:shapes>
          <draw:frame draw:z-index="0" draw:style-name="gr1" draw:text-style-name="P1" svg:width="228.23mm" svg:height="90.05mm" svg:x="23.68mm" svg:y="57.9mm">
            <loext:p draw:notify-on-update-of-ranges="'Bom dia logan'.C11:'Bom dia logan'.K11 'Bom dia logan'.C2:'Bom dia logan'.K2 'Bom dia logan'.C3:'Bom dia logan'.K3 'Bom dia logan'.C4:'Bom dia logan'.K4 'Bom dia logan'.C5:'Bom dia logan'.K5 'Bom dia logan'.C6:'Bom dia logan'.K6 'Bom dia logan'.C7:'Bom dia logan'.K7 'Bom dia logan'.C8:'Bom dia logan'.K8 'Bom dia logan'.C9:'Bom dia logan'.K9 'Bom dia logan'.C10:'Bom dia logan'.K10 'Bom dia logan'.C11:'Bom dia logan'.K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om dia Logan1</text:p>
          </table:table-cell>
          <table:table-cell office:value-type="float" office:value="0" calcext:value-type="float">
            <text:p>0</text:p>
          </table:table-cell>
          <table:table-cell office:value-type="float" office:value="0.175752" calcext:value-type="float">
            <text:p>0,175752</text:p>
          </table:table-cell>
          <table:table-cell office:value-type="float" office:value="0.356507" calcext:value-type="float">
            <text:p>0,356507</text:p>
          </table:table-cell>
          <table:table-cell office:value-type="float" office:value="0.506674" calcext:value-type="float">
            <text:p>0,506674</text:p>
          </table:table-cell>
          <table:table-cell office:value-type="float" office:value="0.560624" calcext:value-type="float">
            <text:p>0,560624</text:p>
          </table:table-cell>
          <table:table-cell office:value-type="float" office:value="0.70912" calcext:value-type="float">
            <text:p>0,70912</text:p>
          </table:table-cell>
          <table:table-cell office:value-type="float" office:value="0.799777" calcext:value-type="float">
            <text:p>0,799777</text:p>
          </table:table-cell>
          <table:table-cell office:value-type="float" office:value="0.904894" calcext:value-type="float">
            <text:p>0,90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m dia Logan2</text:p>
          </table:table-cell>
          <table:table-cell office:value-type="float" office:value="0" calcext:value-type="float">
            <text:p>0</text:p>
          </table:table-cell>
          <table:table-cell office:value-type="float" office:value="0.425391" calcext:value-type="float">
            <text:p>0,425391</text:p>
          </table:table-cell>
          <table:table-cell office:value-type="float" office:value="0.49914" calcext:value-type="float">
            <text:p>0,49914</text:p>
          </table:table-cell>
          <table:table-cell office:value-type="float" office:value="0.516299" calcext:value-type="float">
            <text:p>0,516299</text:p>
          </table:table-cell>
          <table:table-cell office:value-type="float" office:value="0.593487" calcext:value-type="float">
            <text:p>0,593487</text:p>
          </table:table-cell>
          <table:table-cell office:value-type="float" office:value="0.684396" calcext:value-type="float">
            <text:p>0,684396</text:p>
          </table:table-cell>
          <table:table-cell office:value-type="float" office:value="0.845632" calcext:value-type="float">
            <text:p>0,845632</text:p>
          </table:table-cell>
          <table:table-cell office:value-type="float" office:value="0.934821" calcext:value-type="float">
            <text:p>0,9348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m dia Logan3</text:p>
          </table:table-cell>
          <table:table-cell office:value-type="float" office:value="0" calcext:value-type="float">
            <text:p>0</text:p>
          </table:table-cell>
          <table:table-cell office:value-type="float" office:value="0.332399" calcext:value-type="float">
            <text:p>0,332399</text:p>
          </table:table-cell>
          <table:table-cell office:value-type="float" office:value="0.503505" calcext:value-type="float">
            <text:p>0,503505</text:p>
          </table:table-cell>
          <table:table-cell office:value-type="float" office:value="0.569426" calcext:value-type="float">
            <text:p>0,569426</text:p>
          </table:table-cell>
          <table:table-cell office:value-type="float" office:value="0.656384" calcext:value-type="float">
            <text:p>0,656384</text:p>
          </table:table-cell>
          <table:table-cell office:value-type="float" office:value="0.788218" calcext:value-type="float">
            <text:p>0,788218</text:p>
          </table:table-cell>
          <table:table-cell office:value-type="float" office:value="0.834502" calcext:value-type="float">
            <text:p>0,834502</text:p>
          </table:table-cell>
          <table:table-cell office:value-type="float" office:value="0.985972" calcext:value-type="float">
            <text:p>0,985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m dia Logan4</text:p>
          </table:table-cell>
          <table:table-cell office:value-type="float" office:value="0" calcext:value-type="float">
            <text:p>0</text:p>
          </table:table-cell>
          <table:table-cell office:value-type="float" office:value="0.358169" calcext:value-type="float">
            <text:p>0,358169</text:p>
          </table:table-cell>
          <table:table-cell office:value-type="float" office:value="0.514101" calcext:value-type="float">
            <text:p>0,514101</text:p>
          </table:table-cell>
          <table:table-cell office:value-type="float" office:value="0.642361" calcext:value-type="float">
            <text:p>0,642361</text:p>
          </table:table-cell>
          <table:table-cell office:value-type="float" office:value="0.713678" calcext:value-type="float">
            <text:p>0,713678</text:p>
          </table:table-cell>
          <table:table-cell office:value-type="float" office:value="0.813729" calcext:value-type="float">
            <text:p>0,813729</text:p>
          </table:table-cell>
          <table:table-cell office:value-type="float" office:value="0.855241" calcext:value-type="float">
            <text:p>0,855241</text:p>
          </table:table-cell>
          <table:table-cell office:value-type="float" office:value="0.935602" calcext:value-type="float">
            <text:p>0,935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m dia Logan5</text:p>
          </table:table-cell>
          <table:table-cell office:value-type="float" office:value="0" calcext:value-type="float">
            <text:p>0</text:p>
          </table:table-cell>
          <table:table-cell office:value-type="float" office:value="0.221909" calcext:value-type="float">
            <text:p>0,221909</text:p>
          </table:table-cell>
          <table:table-cell office:value-type="float" office:value="0.34176" calcext:value-type="float">
            <text:p>0,34176</text:p>
          </table:table-cell>
          <table:table-cell office:value-type="float" office:value="0.523409" calcext:value-type="float">
            <text:p>0,523409</text:p>
          </table:table-cell>
          <table:table-cell office:value-type="float" office:value="0.602062" calcext:value-type="float">
            <text:p>0,602062</text:p>
          </table:table-cell>
          <table:table-cell office:value-type="float" office:value="0.766856" calcext:value-type="float">
            <text:p>0,766856</text:p>
          </table:table-cell>
          <table:table-cell office:value-type="float" office:value="0.836142" calcext:value-type="float">
            <text:p>0,836142</text:p>
          </table:table-cell>
          <table:table-cell office:value-type="float" office:value="0.911986" calcext:value-type="float">
            <text:p>0,911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m dia Logan6</text:p>
          </table:table-cell>
          <table:table-cell office:value-type="float" office:value="0" calcext:value-type="float">
            <text:p>0</text:p>
          </table:table-cell>
          <table:table-cell office:value-type="float" office:value="0.181289" calcext:value-type="float">
            <text:p>0,181289</text:p>
          </table:table-cell>
          <table:table-cell office:value-type="float" office:value="0.299668" calcext:value-type="float">
            <text:p>0,299668</text:p>
          </table:table-cell>
          <table:table-cell office:value-type="float" office:value="0.446191" calcext:value-type="float">
            <text:p>0,446191</text:p>
          </table:table-cell>
          <table:table-cell office:value-type="float" office:value="0.553808" calcext:value-type="float">
            <text:p>0,553808</text:p>
          </table:table-cell>
          <table:table-cell office:value-type="float" office:value="0.633279" calcext:value-type="float">
            <text:p>0,633279</text:p>
          </table:table-cell>
          <table:table-cell office:value-type="float" office:value="0.735099" calcext:value-type="float">
            <text:p>0,735099</text:p>
          </table:table-cell>
          <table:table-cell office:value-type="float" office:value="0.880794" calcext:value-type="float">
            <text:p>0,880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m dia Logan7</text:p>
          </table:table-cell>
          <table:table-cell office:value-type="float" office:value="0" calcext:value-type="float">
            <text:p>0</text:p>
          </table:table-cell>
          <table:table-cell office:value-type="float" office:value="0.0969601" calcext:value-type="float">
            <text:p>0,0969601</text:p>
          </table:table-cell>
          <table:table-cell office:value-type="float" office:value="0.16548" calcext:value-type="float">
            <text:p>0,16548</text:p>
          </table:table-cell>
          <table:table-cell office:value-type="float" office:value="0.195217" calcext:value-type="float">
            <text:p>0,195217</text:p>
          </table:table-cell>
          <table:table-cell office:value-type="float" office:value="0.276017" calcext:value-type="float">
            <text:p>0,276017</text:p>
          </table:table-cell>
          <table:table-cell table:style-name="ce2" office:value-type="float" office:value="0.531351" calcext:value-type="float">
            <text:p>0,531351</text:p>
          </table:table-cell>
          <table:table-cell office:value-type="float" office:value="0.660633" calcext:value-type="float">
            <text:p>0,660633</text:p>
          </table:table-cell>
          <table:table-cell office:value-type="float" office:value="0.824822" calcext:value-type="float">
            <text:p>0,824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m dia Logan8</text:p>
          </table:table-cell>
          <table:table-cell office:value-type="float" office:value="0" calcext:value-type="float">
            <text:p>0</text:p>
          </table:table-cell>
          <table:table-cell office:value-type="float" office:value="0.414046" calcext:value-type="float">
            <text:p>0,414046</text:p>
          </table:table-cell>
          <table:table-cell office:value-type="float" office:value="0.731228" calcext:value-type="float">
            <text:p>0,731228</text:p>
          </table:table-cell>
          <table:table-cell office:value-type="float" office:value="0.845036" calcext:value-type="float">
            <text:p>0,845036</text:p>
          </table:table-cell>
          <table:table-cell office:value-type="float" office:value="0.939463" calcext:value-type="float">
            <text:p>0,939463</text:p>
          </table:table-cell>
          <table:table-cell office:value-type="float" office:value="0.968513" calcext:value-type="float">
            <text:p>0,968513</text:p>
          </table:table-cell>
          <table:table-cell office:value-type="float" office:value="0.978204" calcext:value-type="float">
            <text:p>0,978204</text:p>
          </table:table-cell>
          <table:table-cell office:value-type="float" office:value="0.987884" calcext:value-type="float">
            <text:p>0,987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m dia Logan9</text:p>
          </table:table-cell>
          <table:table-cell office:value-type="float" office:value="0" calcext:value-type="float">
            <text:p>0</text:p>
          </table:table-cell>
          <table:table-cell office:value-type="float" office:value="0.174243" calcext:value-type="float">
            <text:p>0,174243</text:p>
          </table:table-cell>
          <table:table-cell office:value-type="float" office:value="0.260101" calcext:value-type="float">
            <text:p>0,260101</text:p>
          </table:table-cell>
          <table:table-cell office:value-type="float" office:value="0.810608" calcext:value-type="float">
            <text:p>0,810608</text:p>
          </table:table-cell>
          <table:table-cell office:value-type="float" office:value="0.886367" calcext:value-type="float">
            <text:p>0,886367</text:p>
          </table:table-cell>
          <table:table-cell office:value-type="float" office:value="0.919198" calcext:value-type="float">
            <text:p>0,919198</text:p>
          </table:table-cell>
          <table:table-cell office:value-type="float" office:value="0.944451" calcext:value-type="float">
            <text:p>0,944451</text:p>
          </table:table-cell>
          <table:table-cell office:value-type="float" office:value="0.964648" calcext:value-type="float">
            <text:p>0,964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m dia Logan10</text:p>
          </table:table-cell>
          <table:table-cell office:value-type="float" office:value="0" calcext:value-type="float">
            <text:p>0</text:p>
          </table:table-cell>
          <table:table-cell office:value-type="float" office:value="0.0545906" calcext:value-type="float">
            <text:p>0,0545906</text:p>
          </table:table-cell>
          <table:table-cell office:value-type="float" office:value="0.138958" calcext:value-type="float">
            <text:p>0,138958</text:p>
          </table:table-cell>
          <table:table-cell office:value-type="float" office:value="0.188587" calcext:value-type="float">
            <text:p>0,188587</text:p>
          </table:table-cell>
          <table:table-cell office:value-type="float" office:value="0.33747" calcext:value-type="float">
            <text:p>0,33747</text:p>
          </table:table-cell>
          <table:table-cell office:value-type="float" office:value="0.466502" calcext:value-type="float">
            <text:p>0,466502</text:p>
          </table:table-cell>
          <table:table-cell office:value-type="float" office:value="0.645162" calcext:value-type="float">
            <text:p>0,645162</text:p>
          </table:table-cell>
          <table:table-cell office:value-type="float" office:value="0.816377" calcext:value-type="float">
            <text:p>0,816377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alendario" table:style-name="ta1">
        <table:shapes>
          <draw:frame draw:z-index="0" draw:style-name="gr1" draw:text-style-name="P1" svg:width="223.85mm" svg:height="90.04mm" svg:x="22.85mm" svg:y="59.5mm">
            <loext:p draw:notify-on-update-of-ranges="Calendario.C11:Calendario.K11 Calendario.C2:Calendario.K2 Calendario.C3:Calendario.K3 Calendario.C4:Calendario.K4 Calendario.C5:Calendario.K5 Calendario.C6:Calendario.K6 Calendario.C7:Calendario.K7 Calendario.C8:Calendario.K8 Calendario.C9:Calendario.K9 Calendario.C10:Calendario.K10 Calendario.C11:Calendario.K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lendario1</text:p>
          </table:table-cell>
          <table:table-cell office:value-type="float" office:value="0" calcext:value-type="float">
            <text:p>0</text:p>
          </table:table-cell>
          <table:table-cell office:value-type="float" office:value="0.732818" calcext:value-type="float">
            <text:p>0,732818</text:p>
          </table:table-cell>
          <table:table-cell office:value-type="float" office:value="0.789972" calcext:value-type="float">
            <text:p>0,789972</text:p>
          </table:table-cell>
          <table:table-cell office:value-type="float" office:value="0.838708" calcext:value-type="float">
            <text:p>0,838708</text:p>
          </table:table-cell>
          <table:table-cell office:value-type="float" office:value="0.888849" calcext:value-type="float">
            <text:p>0,888849</text:p>
          </table:table-cell>
          <table:table-cell office:value-type="float" office:value="0.908134" calcext:value-type="float">
            <text:p>0,908134</text:p>
          </table:table-cell>
          <table:table-cell office:value-type="float" office:value="0.935483" calcext:value-type="float">
            <text:p>0,935483</text:p>
          </table:table-cell>
          <table:table-cell office:value-type="float" office:value="0.996845" calcext:value-type="float">
            <text:p>0,996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lendario2</text:p>
          </table:table-cell>
          <table:table-cell office:value-type="float" office:value="0" calcext:value-type="float">
            <text:p>0</text:p>
          </table:table-cell>
          <table:table-cell office:value-type="float" office:value="0.508171" calcext:value-type="float">
            <text:p>0,508171</text:p>
          </table:table-cell>
          <table:table-cell office:value-type="float" office:value="0.540119" calcext:value-type="float">
            <text:p>0,540119</text:p>
          </table:table-cell>
          <table:table-cell office:value-type="float" office:value="0.73774" calcext:value-type="float">
            <text:p>0,73774</text:p>
          </table:table-cell>
          <table:table-cell office:value-type="float" office:value="0.76226" calcext:value-type="float">
            <text:p>0,76226</text:p>
          </table:table-cell>
          <table:table-cell office:value-type="float" office:value="0.78009" calcext:value-type="float">
            <text:p>0,78009</text:p>
          </table:table-cell>
          <table:table-cell office:value-type="float" office:value="0.817238" calcext:value-type="float">
            <text:p>0,817238</text:p>
          </table:table-cell>
          <table:table-cell office:value-type="float" office:value="0.911591" calcext:value-type="float">
            <text:p>0,911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lendario3</text:p>
          </table:table-cell>
          <table:table-cell office:value-type="float" office:value="0" calcext:value-type="float">
            <text:p>0</text:p>
          </table:table-cell>
          <table:table-cell office:value-type="float" office:value="0.834133" calcext:value-type="float">
            <text:p>0,834133</text:p>
          </table:table-cell>
          <table:table-cell office:value-type="float" office:value="0.905414" calcext:value-type="float">
            <text:p>0,905414</text:p>
          </table:table-cell>
          <table:table-cell office:value-type="float" office:value="0.918438" calcext:value-type="float">
            <text:p>0,918438</text:p>
          </table:table-cell>
          <table:table-cell office:value-type="float" office:value="0.923235" calcext:value-type="float">
            <text:p>0,923235</text:p>
          </table:table-cell>
          <table:table-cell office:value-type="float" office:value="0.941055" calcext:value-type="float">
            <text:p>0,941055</text:p>
          </table:table-cell>
          <table:table-cell office:value-type="float" office:value="0.965044" calcext:value-type="float">
            <text:p>0,965044</text:p>
          </table:table-cell>
          <table:table-cell office:value-type="float" office:value="0.975326" calcext:value-type="float">
            <text:p>0,975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lendario4</text:p>
          </table:table-cell>
          <table:table-cell office:value-type="float" office:value="0" calcext:value-type="float">
            <text:p>0</text:p>
          </table:table-cell>
          <table:table-cell office:value-type="float" office:value="0.334293" calcext:value-type="float">
            <text:p>0,334293</text:p>
          </table:table-cell>
          <table:table-cell office:value-type="float" office:value="0.389048" calcext:value-type="float">
            <text:p>0,389048</text:p>
          </table:table-cell>
          <table:table-cell office:value-type="float" office:value="0.634965" calcext:value-type="float">
            <text:p>0,634965</text:p>
          </table:table-cell>
          <table:table-cell office:value-type="float" office:value="0.675313" calcext:value-type="float">
            <text:p>0,675313</text:p>
          </table:table-cell>
          <table:table-cell office:value-type="float" office:value="0.709895" calcext:value-type="float">
            <text:p>0,709895</text:p>
          </table:table-cell>
          <table:table-cell office:value-type="float" office:value="0.753122" calcext:value-type="float">
            <text:p>0,753122</text:p>
          </table:table-cell>
          <table:table-cell office:value-type="float" office:value="0.834775" calcext:value-type="float">
            <text:p>0,834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lendario5</text:p>
          </table:table-cell>
          <table:table-cell office:value-type="float" office:value="0" calcext:value-type="float">
            <text:p>0</text:p>
          </table:table-cell>
          <table:table-cell office:value-type="float" office:value="0.552072" calcext:value-type="float">
            <text:p>0,552072</text:p>
          </table:table-cell>
          <table:table-cell office:value-type="float" office:value="0.900911" calcext:value-type="float">
            <text:p>0,900911</text:p>
          </table:table-cell>
          <table:table-cell office:value-type="float" office:value="0.908999" calcext:value-type="float">
            <text:p>0,908999</text:p>
          </table:table-cell>
          <table:table-cell office:value-type="float" office:value="0.925682" calcext:value-type="float">
            <text:p>0,925682</text:p>
          </table:table-cell>
          <table:table-cell office:value-type="float" office:value="0.951467" calcext:value-type="float">
            <text:p>0,951467</text:p>
          </table:table-cell>
          <table:table-cell office:value-type="float" office:value="0.969162" calcext:value-type="float">
            <text:p>0,969162</text:p>
          </table:table-cell>
          <table:table-cell office:value-type="float" office:value="0.991406" calcext:value-type="float">
            <text:p>0,991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lendario6</text:p>
          </table:table-cell>
          <table:table-cell office:value-type="float" office:value="0" calcext:value-type="float">
            <text:p>0</text:p>
          </table:table-cell>
          <table:table-cell office:value-type="float" office:value="0.271361" calcext:value-type="float">
            <text:p>0,271361</text:p>
          </table:table-cell>
          <table:table-cell office:value-type="float" office:value="0.46361" calcext:value-type="float">
            <text:p>0,46361</text:p>
          </table:table-cell>
          <table:table-cell office:value-type="float" office:value="0.61788" calcext:value-type="float">
            <text:p>0,61788</text:p>
          </table:table-cell>
          <table:table-cell office:value-type="float" office:value="0.727058" calcext:value-type="float">
            <text:p>0,727058</text:p>
          </table:table-cell>
          <table:table-cell office:value-type="float" office:value="0.788766" calcext:value-type="float">
            <text:p>0,788766</text:p>
          </table:table-cell>
          <table:table-cell office:value-type="float" office:value="0.882122" calcext:value-type="float">
            <text:p>0,882122</text:p>
          </table:table-cell>
          <table:table-cell office:value-type="float" office:value="0.986553" calcext:value-type="float">
            <text:p>0,986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lendario7</text:p>
          </table:table-cell>
          <table:table-cell office:value-type="float" office:value="0" calcext:value-type="float">
            <text:p>0</text:p>
          </table:table-cell>
          <table:table-cell office:value-type="float" office:value="0.127213" calcext:value-type="float">
            <text:p>0,127213</text:p>
          </table:table-cell>
          <table:table-cell office:value-type="float" office:value="0.34276" calcext:value-type="float">
            <text:p>0,34276</text:p>
          </table:table-cell>
          <table:table-cell office:value-type="float" office:value="0.784453" calcext:value-type="float">
            <text:p>0,784453</text:p>
          </table:table-cell>
          <table:table-cell office:value-type="float" office:value="0.844519" calcext:value-type="float">
            <text:p>0,844519</text:p>
          </table:table-cell>
          <table:table-cell office:value-type="float" office:value="0.890456" calcext:value-type="float">
            <text:p>0,890456</text:p>
          </table:table-cell>
          <table:table-cell office:value-type="float" office:value="0.943463" calcext:value-type="float">
            <text:p>0,943463</text:p>
          </table:table-cell>
          <table:table-cell office:value-type="float" office:value="0.978802" calcext:value-type="float">
            <text:p>0,978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lendario8</text:p>
          </table:table-cell>
          <table:table-cell office:value-type="float" office:value="0" calcext:value-type="float">
            <text:p>0</text:p>
          </table:table-cell>
          <table:table-cell office:value-type="float" office:value="0.210528" calcext:value-type="float">
            <text:p>0,210528</text:p>
          </table:table-cell>
          <table:table-cell office:value-type="float" office:value="0.280704" calcext:value-type="float">
            <text:p>0,280704</text:p>
          </table:table-cell>
          <table:table-cell office:value-type="float" office:value="0.32456" calcext:value-type="float">
            <text:p>0,32456</text:p>
          </table:table-cell>
          <table:table-cell office:value-type="float" office:value="0.368416" calcext:value-type="float">
            <text:p>0,368416</text:p>
          </table:table-cell>
          <table:table-cell office:value-type="float" office:value="0.596513" calcext:value-type="float">
            <text:p>0,596513</text:p>
          </table:table-cell>
          <table:table-cell office:value-type="float" office:value="0.70176" calcext:value-type="float">
            <text:p>0,70176</text:p>
          </table:table-cell>
          <table:table-cell office:value-type="float" office:value="0.771936" calcext:value-type="float">
            <text:p>0,771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lendario9</text:p>
          </table:table-cell>
          <table:table-cell office:value-type="float" office:value="0" calcext:value-type="float">
            <text:p>0</text:p>
          </table:table-cell>
          <table:table-cell office:value-type="float" office:value="0.17732" calcext:value-type="float">
            <text:p>0,17732</text:p>
          </table:table-cell>
          <table:table-cell office:value-type="float" office:value="0.276612" calcext:value-type="float">
            <text:p>0,276612</text:p>
          </table:table-cell>
          <table:table-cell office:value-type="float" office:value="0.404273" calcext:value-type="float">
            <text:p>0,404273</text:p>
          </table:table-cell>
          <table:table-cell office:value-type="float" office:value="0.439722" calcext:value-type="float">
            <text:p>0,439722</text:p>
          </table:table-cell>
          <table:table-cell office:value-type="float" office:value="0.475196" calcext:value-type="float">
            <text:p>0,475196</text:p>
          </table:table-cell>
          <table:table-cell office:value-type="float" office:value="0.730518" calcext:value-type="float">
            <text:p>0,730518</text:p>
          </table:table-cell>
          <table:table-cell office:value-type="float" office:value="0.921998" calcext:value-type="float">
            <text:p>0,921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lendario10</text:p>
          </table:table-cell>
          <table:table-cell office:value-type="float" office:value="0" calcext:value-type="float">
            <text:p>0</text:p>
          </table:table-cell>
          <table:table-cell office:value-type="float" office:value="0.355975" calcext:value-type="float">
            <text:p>0,355975</text:p>
          </table:table-cell>
          <table:table-cell office:value-type="float" office:value="0.38858" calcext:value-type="float">
            <text:p>0,38858</text:p>
          </table:table-cell>
          <table:table-cell office:value-type="float" office:value="0.491841" calcext:value-type="float">
            <text:p>0,491841</text:p>
          </table:table-cell>
          <table:table-cell office:value-type="float" office:value="0.839677" calcext:value-type="float">
            <text:p>0,839677</text:p>
          </table:table-cell>
          <table:table-cell office:value-type="float" office:value="0.956523" calcext:value-type="float">
            <text:p>0,956523</text:p>
          </table:table-cell>
          <table:table-cell office:value-type="float" office:value="0.978257" calcext:value-type="float">
            <text:p>0,978257</text:p>
          </table:table-cell>
          <table:table-cell office:value-type="float" office:value="0.989128" calcext:value-type="float">
            <text:p>0,98912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omo esta o tempo hoje" table:style-name="ta1">
        <table:shapes>
          <draw:frame draw:z-index="0" draw:style-name="gr1" draw:text-style-name="P1" svg:width="245.6mm" svg:height="90.04mm" svg:x="23.68mm" svg:y="62.42mm">
            <loext:p draw:notify-on-update-of-ranges="'Como esta o tempo hoje'.D12:'Como esta o tempo hoje'.L12 'Como esta o tempo hoje'.D3:'Como esta o tempo hoje'.L3 'Como esta o tempo hoje'.D4:'Como esta o tempo hoje'.L4 'Como esta o tempo hoje'.D5:'Como esta o tempo hoje'.L5 'Como esta o tempo hoje'.D6:'Como esta o tempo hoje'.L6 'Como esta o tempo hoje'.D7:'Como esta o tempo hoje'.L7 'Como esta o tempo hoje'.D8:'Como esta o tempo hoje'.L8 'Como esta o tempo hoje'.D9:'Como esta o tempo hoje'.L9 'Como esta o tempo hoje'.D10:'Como esta o tempo hoje'.L10 'Como esta o tempo hoje'.D11:'Como esta o tempo hoje'.L11 'Como esta o tempo hoje'.D12:'Como esta o tempo hoje'.L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1</text:p>
          </table:table-cell>
          <table:covered-table-cell office:value-type="string" calcext:value-type="string">
            <text:p>empo hoje1</text:p>
          </table:covered-table-cell>
          <table:table-cell office:value-type="float" office:value="0" calcext:value-type="float">
            <text:p>0</text:p>
          </table:table-cell>
          <table:table-cell office:value-type="float" office:value="0.254098" calcext:value-type="float">
            <text:p>0,254098</text:p>
          </table:table-cell>
          <table:table-cell office:value-type="float" office:value="0.396177" calcext:value-type="float">
            <text:p>0,396177</text:p>
          </table:table-cell>
          <table:table-cell office:value-type="float" office:value="0.548269" calcext:value-type="float">
            <text:p>0,548269</text:p>
          </table:table-cell>
          <table:table-cell office:value-type="float" office:value="0.644807" calcext:value-type="float">
            <text:p>0,644807</text:p>
          </table:table-cell>
          <table:table-cell office:value-type="float" office:value="0.762295" calcext:value-type="float">
            <text:p>0,762295</text:p>
          </table:table-cell>
          <table:table-cell office:value-type="float" office:value="0.803279" calcext:value-type="float">
            <text:p>0,803279</text:p>
          </table:table-cell>
          <table:table-cell office:value-type="float" office:value="0.884334" calcext:value-type="float">
            <text:p>0,884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2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162939" calcext:value-type="float">
            <text:p>0,162939</text:p>
          </table:table-cell>
          <table:table-cell office:value-type="float" office:value="0.226837" calcext:value-type="float">
            <text:p>0,226837</text:p>
          </table:table-cell>
          <table:table-cell office:value-type="float" office:value="0.498402" calcext:value-type="float">
            <text:p>0,498402</text:p>
          </table:table-cell>
          <table:table-cell office:value-type="float" office:value="0.840255" calcext:value-type="float">
            <text:p>0,840255</text:p>
          </table:table-cell>
          <table:table-cell office:value-type="float" office:value="0.875399" calcext:value-type="float">
            <text:p>0,875399</text:p>
          </table:table-cell>
          <table:table-cell office:value-type="float" office:value="0.897764" calcext:value-type="float">
            <text:p>0,897764</text:p>
          </table:table-cell>
          <table:table-cell office:value-type="float" office:value="0.920129" calcext:value-type="float">
            <text:p>0,920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3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608441" calcext:value-type="float">
            <text:p>0,608441</text:p>
          </table:table-cell>
          <table:table-cell office:value-type="float" office:value="0.708315" calcext:value-type="float">
            <text:p>0,708315</text:p>
          </table:table-cell>
          <table:table-cell office:value-type="float" office:value="0.74342" calcext:value-type="float">
            <text:p>0,74342</text:p>
          </table:table-cell>
          <table:table-cell office:value-type="float" office:value="0.821146" calcext:value-type="float">
            <text:p>0,821146</text:p>
          </table:table-cell>
          <table:table-cell office:value-type="float" office:value="0.874634" calcext:value-type="float">
            <text:p>0,874634</text:p>
          </table:table-cell>
          <table:table-cell office:value-type="float" office:value="0.933139" calcext:value-type="float">
            <text:p>0,933139</text:p>
          </table:table-cell>
          <table:table-cell office:value-type="float" office:value="0.994149" calcext:value-type="float">
            <text:p>0,994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4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295141" calcext:value-type="float">
            <text:p>0,295141</text:p>
          </table:table-cell>
          <table:table-cell office:value-type="float" office:value="0.530096" calcext:value-type="float">
            <text:p>0,530096</text:p>
          </table:table-cell>
          <table:table-cell office:value-type="float" office:value="0.605937" calcext:value-type="float">
            <text:p>0,605937</text:p>
          </table:table-cell>
          <table:table-cell office:value-type="float" office:value="0.676012" calcext:value-type="float">
            <text:p>0,676012</text:p>
          </table:table-cell>
          <table:table-cell office:value-type="float" office:value="0.725476" calcext:value-type="float">
            <text:p>0,725476</text:p>
          </table:table-cell>
          <table:table-cell office:value-type="float" office:value="0.794724" calcext:value-type="float">
            <text:p>0,794724</text:p>
          </table:table-cell>
          <table:table-cell office:value-type="float" office:value="0.894479" calcext:value-type="float">
            <text:p>0,894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5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0741995" calcext:value-type="float">
            <text:p>0,0741995</text:p>
          </table:table-cell>
          <table:table-cell office:value-type="float" office:value="0.263067" calcext:value-type="float">
            <text:p>0,263067</text:p>
          </table:table-cell>
          <table:table-cell office:value-type="float" office:value="0.435074" calcext:value-type="float">
            <text:p>0,435074</text:p>
          </table:table-cell>
          <table:table-cell office:value-type="float" office:value="0.537943" calcext:value-type="float">
            <text:p>0,537943</text:p>
          </table:table-cell>
          <table:table-cell office:value-type="float" office:value="0.694767" calcext:value-type="float">
            <text:p>0,694767</text:p>
          </table:table-cell>
          <table:table-cell office:value-type="float" office:value="0.844853" calcext:value-type="float">
            <text:p>0,844853</text:p>
          </table:table-cell>
          <table:table-cell office:value-type="float" office:value="0.930862" calcext:value-type="float">
            <text:p>0,930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6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0704988" calcext:value-type="float">
            <text:p>0,0704988</text:p>
          </table:table-cell>
          <table:table-cell office:value-type="float" office:value="0.141684" calcext:value-type="float">
            <text:p>0,141684</text:p>
          </table:table-cell>
          <table:table-cell office:value-type="float" office:value="0.266597" calcext:value-type="float">
            <text:p>0,266597</text:p>
          </table:table-cell>
          <table:table-cell office:value-type="float" office:value="0.370635" calcext:value-type="float">
            <text:p>0,370635</text:p>
          </table:table-cell>
          <table:table-cell office:value-type="float" office:value="0.465091" calcext:value-type="float">
            <text:p>0,465091</text:p>
          </table:table-cell>
          <table:table-cell office:value-type="float" office:value="0.567075" calcext:value-type="float">
            <text:p>0,567075</text:p>
          </table:table-cell>
          <table:table-cell office:value-type="float" office:value="0.721764" calcext:value-type="float">
            <text:p>0,721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7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718728" calcext:value-type="float">
            <text:p>0,718728</text:p>
          </table:table-cell>
          <table:table-cell office:value-type="float" office:value="0.885395" calcext:value-type="float">
            <text:p>0,885395</text:p>
          </table:table-cell>
          <table:table-cell office:value-type="float" office:value="0.900579" calcext:value-type="float">
            <text:p>0,900579</text:p>
          </table:table-cell>
          <table:table-cell office:value-type="float" office:value="0.917209" calcext:value-type="float">
            <text:p>0,917209</text:p>
          </table:table-cell>
          <table:table-cell office:value-type="float" office:value="0.948301" calcext:value-type="float">
            <text:p>0,948301</text:p>
          </table:table-cell>
          <table:table-cell office:value-type="float" office:value="0.958062" calcext:value-type="float">
            <text:p>0,958062</text:p>
          </table:table-cell>
          <table:table-cell office:value-type="float" office:value="0.992408" calcext:value-type="float">
            <text:p>0,992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8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622077" calcext:value-type="float">
            <text:p>0,622077</text:p>
          </table:table-cell>
          <table:table-cell office:value-type="float" office:value="0.695653" calcext:value-type="float">
            <text:p>0,695653</text:p>
          </table:table-cell>
          <table:table-cell office:value-type="float" office:value="0.712377" calcext:value-type="float">
            <text:p>0,712377</text:p>
          </table:table-cell>
          <table:table-cell office:value-type="float" office:value="0.730776" calcext:value-type="float">
            <text:p>0,730776</text:p>
          </table:table-cell>
          <table:table-cell office:value-type="float" office:value="0.852848" calcext:value-type="float">
            <text:p>0,852848</text:p>
          </table:table-cell>
          <table:table-cell office:value-type="float" office:value="0.879604" calcext:value-type="float">
            <text:p>0,879604</text:p>
          </table:table-cell>
          <table:table-cell office:value-type="float" office:value="0.979936" calcext:value-type="float">
            <text:p>0,979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9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80206" calcext:value-type="float">
            <text:p>0,80206</text:p>
          </table:table-cell>
          <table:table-cell office:value-type="float" office:value="0.816041" calcext:value-type="float">
            <text:p>0,816041</text:p>
          </table:table-cell>
          <table:table-cell office:value-type="float" office:value="0.835173" calcext:value-type="float">
            <text:p>0,835173</text:p>
          </table:table-cell>
          <table:table-cell office:value-type="float" office:value="0.840323" calcext:value-type="float">
            <text:p>0,840323</text:p>
          </table:table-cell>
          <table:table-cell office:value-type="float" office:value="0.846945" calcext:value-type="float">
            <text:p>0,846945</text:p>
          </table:table-cell>
          <table:table-cell office:value-type="float" office:value="0.910225" calcext:value-type="float">
            <text:p>0,910225</text:p>
          </table:table-cell>
          <table:table-cell office:value-type="float" office:value="0.920529" calcext:value-type="float">
            <text:p>0,920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1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506219" calcext:value-type="float">
            <text:p>0,506219</text:p>
          </table:table-cell>
          <table:table-cell office:value-type="float" office:value="0.949628" calcext:value-type="float">
            <text:p>0,949628</text:p>
          </table:table-cell>
          <table:table-cell office:value-type="float" office:value="0.964554" calcext:value-type="float">
            <text:p>0,964554</text:p>
          </table:table-cell>
          <table:table-cell office:value-type="float" office:value="0.971395" calcext:value-type="float">
            <text:p>0,971395</text:p>
          </table:table-cell>
          <table:table-cell office:value-type="float" office:value="0.986944" calcext:value-type="float">
            <text:p>0,986944</text:p>
          </table:table-cell>
          <table:table-cell office:value-type="float" office:value="0.990675" calcext:value-type="float">
            <text:p>0,990675</text:p>
          </table:table-cell>
          <table:table-cell office:value-type="float" office:value="0.994403" calcext:value-type="float">
            <text:p>0,99440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Oi Logan" table:style-name="ta1">
        <table:shapes>
          <draw:frame draw:z-index="0" draw:style-name="gr1" draw:text-style-name="P1" svg:width="223.57mm" svg:height="90.04mm" svg:x="45.98mm" svg:y="63.22mm">
            <loext:p draw:notify-on-update-of-ranges="'Oi Logan'.D12:'Oi Logan'.L12 'Oi Logan'.C3:'Oi Logan'.L3 'Oi Logan'.C4:'Oi Logan'.L4 'Oi Logan'.C5:'Oi Logan'.L5 'Oi Logan'.C6:'Oi Logan'.L6 'Oi Logan'.C7:'Oi Logan'.L7 'Oi Logan'.C8:'Oi Logan'.L8 'Oi Logan'.C9:'Oi Logan'.L9 'Oi Logan'.C10:'Oi Logan'.L10 'Oi Logan'.C11:'Oi Logan'.L11 'Oi Logan'.C12:'Oi Logan'.L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i Logan1</text:p>
          </table:table-cell>
          <table:table-cell office:value-type="float" office:value="0" calcext:value-type="float">
            <text:p>0</text:p>
          </table:table-cell>
          <table:table-cell office:value-type="float" office:value="0.23412" calcext:value-type="float">
            <text:p>0,23412</text:p>
          </table:table-cell>
          <table:table-cell office:value-type="float" office:value="0.393829" calcext:value-type="float">
            <text:p>0,393829</text:p>
          </table:table-cell>
          <table:table-cell office:value-type="float" office:value="0.521476" calcext:value-type="float">
            <text:p>0,521476</text:p>
          </table:table-cell>
          <table:table-cell office:value-type="float" office:value="0.649122" calcext:value-type="float">
            <text:p>0,649122</text:p>
          </table:table-cell>
          <table:table-cell office:value-type="float" office:value="0.738657" calcext:value-type="float">
            <text:p>0,738657</text:p>
          </table:table-cell>
          <table:table-cell office:value-type="float" office:value="0.85118" calcext:value-type="float">
            <text:p>0,85118</text:p>
          </table:table-cell>
          <table:table-cell office:value-type="float" office:value="0.92801" calcext:value-type="float">
            <text:p>0,92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2</text:p>
          </table:table-cell>
          <table:table-cell office:value-type="float" office:value="0" calcext:value-type="float">
            <text:p>0</text:p>
          </table:table-cell>
          <table:table-cell office:value-type="float" office:value="0.356764" calcext:value-type="float">
            <text:p>0,356764</text:p>
          </table:table-cell>
          <table:table-cell office:value-type="float" office:value="0.429708" calcext:value-type="float">
            <text:p>0,429708</text:p>
          </table:table-cell>
          <table:table-cell office:value-type="float" office:value="0.50398" calcext:value-type="float">
            <text:p>0,50398</text:p>
          </table:table-cell>
          <table:table-cell office:value-type="float" office:value="0.587536" calcext:value-type="float">
            <text:p>0,587536</text:p>
          </table:table-cell>
          <table:table-cell office:value-type="float" office:value="0.844829" calcext:value-type="float">
            <text:p>0,844829</text:p>
          </table:table-cell>
          <table:table-cell office:value-type="float" office:value="0.866047" calcext:value-type="float">
            <text:p>0,866047</text:p>
          </table:table-cell>
          <table:table-cell office:value-type="float" office:value="0.925733" calcext:value-type="float">
            <text:p>0,925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3</text:p>
          </table:table-cell>
          <table:table-cell office:value-type="float" office:value="0" calcext:value-type="float">
            <text:p>0</text:p>
          </table:table-cell>
          <table:table-cell office:value-type="float" office:value="0.219191" calcext:value-type="float">
            <text:p>0,219191</text:p>
          </table:table-cell>
          <table:table-cell office:value-type="float" office:value="0.296938" calcext:value-type="float">
            <text:p>0,296938</text:p>
          </table:table-cell>
          <table:table-cell office:value-type="float" office:value="0.391233" calcext:value-type="float">
            <text:p>0,391233</text:p>
          </table:table-cell>
          <table:table-cell office:value-type="float" office:value="0.546732" calcext:value-type="float">
            <text:p>0,546732</text:p>
          </table:table-cell>
          <table:table-cell office:value-type="float" office:value="0.730357" calcext:value-type="float">
            <text:p>0,730357</text:p>
          </table:table-cell>
          <table:table-cell office:value-type="float" office:value="0.818032" calcext:value-type="float">
            <text:p>0,818032</text:p>
          </table:table-cell>
          <table:table-cell office:value-type="float" office:value="0.901571" calcext:value-type="float">
            <text:p>0,901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4</text:p>
          </table:table-cell>
          <table:table-cell office:value-type="float" office:value="0" calcext:value-type="float">
            <text:p>0</text:p>
          </table:table-cell>
          <table:table-cell office:value-type="float" office:value="0.178983" calcext:value-type="float">
            <text:p>0,178983</text:p>
          </table:table-cell>
          <table:table-cell office:value-type="float" office:value="0.37849" calcext:value-type="float">
            <text:p>0,37849</text:p>
          </table:table-cell>
          <table:table-cell office:value-type="float" office:value="0.555008" calcext:value-type="float">
            <text:p>0,555008</text:p>
          </table:table-cell>
          <table:table-cell office:value-type="float" office:value="0.663384" calcext:value-type="float">
            <text:p>0,663384</text:p>
          </table:table-cell>
          <table:table-cell office:value-type="float" office:value="0.744664" calcext:value-type="float">
            <text:p>0,744664</text:p>
          </table:table-cell>
          <table:table-cell office:value-type="float" office:value="0.878489" calcext:value-type="float">
            <text:p>0,878489</text:p>
          </table:table-cell>
          <table:table-cell office:value-type="float" office:value="0.959772" calcext:value-type="float">
            <text:p>0,959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5</text:p>
          </table:table-cell>
          <table:table-cell office:value-type="float" office:value="0" calcext:value-type="float">
            <text:p>0</text:p>
          </table:table-cell>
          <table:table-cell office:value-type="float" office:value="0.15106" calcext:value-type="float">
            <text:p>0,15106</text:p>
          </table:table-cell>
          <table:table-cell office:value-type="float" office:value="0.219063" calcext:value-type="float">
            <text:p>0,219063</text:p>
          </table:table-cell>
          <table:table-cell office:value-type="float" office:value="0.309922" calcext:value-type="float">
            <text:p>0,309922</text:p>
          </table:table-cell>
          <table:table-cell office:value-type="float" office:value="0.443145" calcext:value-type="float">
            <text:p>0,443145</text:p>
          </table:table-cell>
          <table:table-cell office:value-type="float" office:value="0.521739" calcext:value-type="float">
            <text:p>0,521739</text:p>
          </table:table-cell>
          <table:table-cell office:value-type="float" office:value="0.695653" calcext:value-type="float">
            <text:p>0,695653</text:p>
          </table:table-cell>
          <table:table-cell office:value-type="float" office:value="0.850055" calcext:value-type="float">
            <text:p>0,850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6</text:p>
          </table:table-cell>
          <table:table-cell office:value-type="float" office:value="0" calcext:value-type="float">
            <text:p>0</text:p>
          </table:table-cell>
          <table:table-cell office:value-type="float" office:value="0.446751" calcext:value-type="float">
            <text:p>0,446751</text:p>
          </table:table-cell>
          <table:table-cell office:value-type="float" office:value="0.518952" calcext:value-type="float">
            <text:p>0,518952</text:p>
          </table:table-cell>
          <table:table-cell office:value-type="float" office:value="0.582129" calcext:value-type="float">
            <text:p>0,582129</text:p>
          </table:table-cell>
          <table:table-cell office:value-type="float" office:value="0.66426" calcext:value-type="float">
            <text:p>0,66426</text:p>
          </table:table-cell>
          <table:table-cell office:value-type="float" office:value="0.722923" calcext:value-type="float">
            <text:p>0,722923</text:p>
          </table:table-cell>
          <table:table-cell office:value-type="float" office:value="0.7861" calcext:value-type="float">
            <text:p>0,7861</text:p>
          </table:table-cell>
          <table:table-cell office:value-type="float" office:value="0.904331" calcext:value-type="float">
            <text:p>0,904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7</text:p>
          </table:table-cell>
          <table:table-cell office:value-type="float" office:value="0" calcext:value-type="float">
            <text:p>0</text:p>
          </table:table-cell>
          <table:table-cell office:value-type="float" office:value="0.0877175" calcext:value-type="float">
            <text:p>0,0877175</text:p>
          </table:table-cell>
          <table:table-cell office:value-type="float" office:value="0.807007" calcext:value-type="float">
            <text:p>0,807007</text:p>
          </table:table-cell>
          <table:table-cell office:value-type="float" office:value="0.877188" calcext:value-type="float">
            <text:p>0,877188</text:p>
          </table:table-cell>
          <table:table-cell office:value-type="float" office:value="0.912269" calcext:value-type="float">
            <text:p>0,912269</text:p>
          </table:table-cell>
          <table:table-cell office:value-type="float" office:value="0.941506" calcext:value-type="float">
            <text:p>0,941506</text:p>
          </table:table-cell>
          <table:table-cell office:value-type="float" office:value="0.9649" calcext:value-type="float">
            <text:p>0,9649</text:p>
          </table:table-cell>
          <table:table-cell office:value-type="float" office:value="0.98245" calcext:value-type="float">
            <text:p>0,98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8</text:p>
          </table:table-cell>
          <table:table-cell office:value-type="float" office:value="0" calcext:value-type="float">
            <text:p>0</text:p>
          </table:table-cell>
          <table:table-cell office:value-type="float" office:value="0.150479" calcext:value-type="float">
            <text:p>0,150479</text:p>
          </table:table-cell>
          <table:table-cell office:value-type="float" office:value="0.26254" calcext:value-type="float">
            <text:p>0,26254</text:p>
          </table:table-cell>
          <table:table-cell office:value-type="float" office:value="0.839917" calcext:value-type="float">
            <text:p>0,839917</text:p>
          </table:table-cell>
          <table:table-cell office:value-type="float" office:value="0.867663" calcext:value-type="float">
            <text:p>0,867663</text:p>
          </table:table-cell>
          <table:table-cell office:value-type="float" office:value="0.893278" calcext:value-type="float">
            <text:p>0,893278</text:p>
          </table:table-cell>
          <table:table-cell office:value-type="float" office:value="0.902882" calcext:value-type="float">
            <text:p>0,902882</text:p>
          </table:table-cell>
          <table:table-cell office:value-type="float" office:value="0.961581" calcext:value-type="float">
            <text:p>0,961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9</text:p>
          </table:table-cell>
          <table:table-cell office:value-type="float" office:value="0" calcext:value-type="float">
            <text:p>0</text:p>
          </table:table-cell>
          <table:table-cell office:value-type="float" office:value="0.206169" calcext:value-type="float">
            <text:p>0,206169</text:p>
          </table:table-cell>
          <table:table-cell office:value-type="float" office:value="0.566616" calcext:value-type="float">
            <text:p>0,566616</text:p>
          </table:table-cell>
          <table:table-cell office:value-type="float" office:value="0.645157" calcext:value-type="float">
            <text:p>0,645157</text:p>
          </table:table-cell>
          <table:table-cell office:value-type="float" office:value="0.681628" calcext:value-type="float">
            <text:p>0,681628</text:p>
          </table:table-cell>
          <table:table-cell office:value-type="float" office:value="0.800836" calcext:value-type="float">
            <text:p>0,800836</text:p>
          </table:table-cell>
          <table:table-cell office:value-type="float" office:value="0.917253" calcext:value-type="float">
            <text:p>0,917253</text:p>
          </table:table-cell>
          <table:table-cell office:value-type="float" office:value="0.974752" calcext:value-type="float">
            <text:p>0,974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10</text:p>
          </table:table-cell>
          <table:table-cell office:value-type="float" office:value="0" calcext:value-type="float">
            <text:p>0</text:p>
          </table:table-cell>
          <table:table-cell office:value-type="float" office:value="0.604464" calcext:value-type="float">
            <text:p>0,604464</text:p>
          </table:table-cell>
          <table:table-cell office:value-type="float" office:value="0.704017" calcext:value-type="float">
            <text:p>0,704017</text:p>
          </table:table-cell>
          <table:table-cell office:value-type="float" office:value="0.74375" calcext:value-type="float">
            <text:p>0,74375</text:p>
          </table:table-cell>
          <table:table-cell office:value-type="float" office:value="0.837054" calcext:value-type="float">
            <text:p>0,837054</text:p>
          </table:table-cell>
          <table:table-cell office:value-type="float" office:value="0.966071" calcext:value-type="float">
            <text:p>0,966071</text:p>
          </table:table-cell>
          <table:table-cell office:value-type="float" office:value="0.978125" calcext:value-type="float">
            <text:p>0,978125</text:p>
          </table:table-cell>
          <table:table-cell office:value-type="float" office:value="0.985267" calcext:value-type="float">
            <text:p>0,985267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esquisar" table:style-name="ta1">
        <table:shapes>
          <draw:frame draw:z-index="0" draw:style-name="gr1" draw:text-style-name="P1" svg:width="223.84mm" svg:height="90.05mm" svg:x="45.71mm" svg:y="61.62mm">
            <loext:p draw:notify-on-update-of-ranges="Pesquisar.D12:Pesquisar.L12 Pesquisar.D3:Pesquisar.L3 Pesquisar.D4:Pesquisar.L4 Pesquisar.D5:Pesquisar.L5 Pesquisar.D6:Pesquisar.L6 Pesquisar.D7:Pesquisar.L7 Pesquisar.D8:Pesquisar.L8 Pesquisar.D9:Pesquisar.L9 Pesquisar.D10:Pesquisar.L10 Pesquisar.D11:Pesquisar.L11 Pesquisar.D12:Pesquisar.L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esquisar1</text:p>
          </table:table-cell>
          <table:table-cell office:value-type="float" office:value="0" calcext:value-type="float">
            <text:p>0</text:p>
          </table:table-cell>
          <table:table-cell office:value-type="float" office:value="0.209435" calcext:value-type="float">
            <text:p>0,209435</text:p>
          </table:table-cell>
          <table:table-cell office:value-type="float" office:value="0.381133" calcext:value-type="float">
            <text:p>0,381133</text:p>
          </table:table-cell>
          <table:table-cell office:value-type="float" office:value="0.435221" calcext:value-type="float">
            <text:p>0,435221</text:p>
          </table:table-cell>
          <table:table-cell office:value-type="float" office:value="0.581131" calcext:value-type="float">
            <text:p>0,581131</text:p>
          </table:table-cell>
          <table:table-cell office:value-type="float" office:value="0.651571" calcext:value-type="float">
            <text:p>0,651571</text:p>
          </table:table-cell>
          <table:table-cell office:value-type="float" office:value="0.790565" calcext:value-type="float">
            <text:p>0,790565</text:p>
          </table:table-cell>
          <table:table-cell office:value-type="float" office:value="0.920754" calcext:value-type="float">
            <text:p>0,9207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2</text:p>
          </table:table-cell>
          <table:table-cell office:value-type="float" office:value="0" calcext:value-type="float">
            <text:p>0</text:p>
          </table:table-cell>
          <table:table-cell office:value-type="float" office:value="0.133887" calcext:value-type="float">
            <text:p>0,133887</text:p>
          </table:table-cell>
          <table:table-cell office:value-type="float" office:value="0.283151" calcext:value-type="float">
            <text:p>0,283151</text:p>
          </table:table-cell>
          <table:table-cell office:value-type="float" office:value="0.352337" calcext:value-type="float">
            <text:p>0,352337</text:p>
          </table:table-cell>
          <table:table-cell office:value-type="float" office:value="0.505445" calcext:value-type="float">
            <text:p>0,505445</text:p>
          </table:table-cell>
          <table:table-cell office:value-type="float" office:value="0.648942" calcext:value-type="float">
            <text:p>0,648942</text:p>
          </table:table-cell>
          <table:table-cell office:value-type="float" office:value="0.776426" calcext:value-type="float">
            <text:p>0,776426</text:p>
          </table:table-cell>
          <table:table-cell office:value-type="float" office:value="0.941065" calcext:value-type="float">
            <text:p>0,941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3</text:p>
          </table:table-cell>
          <table:table-cell office:value-type="float" office:value="0" calcext:value-type="float">
            <text:p>0</text:p>
          </table:table-cell>
          <table:table-cell office:value-type="float" office:value="0.165563" calcext:value-type="float">
            <text:p>0,165563</text:p>
          </table:table-cell>
          <table:table-cell office:value-type="float" office:value="0.319536" calcext:value-type="float">
            <text:p>0,319536</text:p>
          </table:table-cell>
          <table:table-cell office:value-type="float" office:value="0.47144" calcext:value-type="float">
            <text:p>0,47144</text:p>
          </table:table-cell>
          <table:table-cell office:value-type="float" office:value="0.605132" calcext:value-type="float">
            <text:p>0,605132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79139" calcext:value-type="float">
            <text:p>0,79139</text:p>
          </table:table-cell>
          <table:table-cell office:value-type="float" office:value="0.925909" calcext:value-type="float">
            <text:p>0,925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4</text:p>
          </table:table-cell>
          <table:table-cell office:value-type="float" office:value="0" calcext:value-type="float">
            <text:p>0</text:p>
          </table:table-cell>
          <table:table-cell office:value-type="float" office:value="0.129388" calcext:value-type="float">
            <text:p>0,129388</text:p>
          </table:table-cell>
          <table:table-cell office:value-type="float" office:value="0.326981" calcext:value-type="float">
            <text:p>0,326981</text:p>
          </table:table-cell>
          <table:table-cell office:value-type="float" office:value="0.381144" calcext:value-type="float">
            <text:p>0,381144</text:p>
          </table:table-cell>
          <table:table-cell office:value-type="float" office:value="0.47944" calcext:value-type="float">
            <text:p>0,47944</text:p>
          </table:table-cell>
          <table:table-cell office:value-type="float" office:value="0.677033" calcext:value-type="float">
            <text:p>0,677033</text:p>
          </table:table-cell>
          <table:table-cell office:value-type="float" office:value="0.73922" calcext:value-type="float">
            <text:p>0,73922</text:p>
          </table:table-cell>
          <table:table-cell office:value-type="float" office:value="0.911737" calcext:value-type="float">
            <text:p>0,911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5</text:p>
          </table:table-cell>
          <table:table-cell office:value-type="float" office:value="0" calcext:value-type="float">
            <text:p>0</text:p>
          </table:table-cell>
          <table:table-cell office:value-type="float" office:value="0.0703584" calcext:value-type="float">
            <text:p>0,0703584</text:p>
          </table:table-cell>
          <table:table-cell office:value-type="float" office:value="0.264705" calcext:value-type="float">
            <text:p>0,264705</text:p>
          </table:table-cell>
          <table:table-cell office:value-type="float" office:value="0.403114" calcext:value-type="float">
            <text:p>0,403114</text:p>
          </table:table-cell>
          <table:table-cell office:value-type="float" office:value="0.536909" calcext:value-type="float">
            <text:p>0,536909</text:p>
          </table:table-cell>
          <table:table-cell office:value-type="float" office:value="0.629758" calcext:value-type="float">
            <text:p>0,629758</text:p>
          </table:table-cell>
          <table:table-cell office:value-type="float" office:value="0.79008" calcext:value-type="float">
            <text:p>0,79008</text:p>
          </table:table-cell>
          <table:table-cell office:value-type="float" office:value="0.862168" calcext:value-type="float">
            <text:p>0,862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6</text:p>
          </table:table-cell>
          <table:table-cell office:value-type="float" office:value="0" calcext:value-type="float">
            <text:p>0</text:p>
          </table:table-cell>
          <table:table-cell office:value-type="float" office:value="0.156199" calcext:value-type="float">
            <text:p>0,156199</text:p>
          </table:table-cell>
          <table:table-cell office:value-type="float" office:value="0.292129" calcext:value-type="float">
            <text:p>0,292129</text:p>
          </table:table-cell>
          <table:table-cell office:value-type="float" office:value="0.425675" calcext:value-type="float">
            <text:p>0,425675</text:p>
          </table:table-cell>
          <table:table-cell office:value-type="float" office:value="0.55008" calcext:value-type="float">
            <text:p>0,55008</text:p>
          </table:table-cell>
          <table:table-cell office:value-type="float" office:value="0.67329" calcext:value-type="float">
            <text:p>0,67329</text:p>
          </table:table-cell>
          <table:table-cell office:value-type="float" office:value="0.794117" calcext:value-type="float">
            <text:p>0,794117</text:p>
          </table:table-cell>
          <table:table-cell office:value-type="float" office:value="0.906995" calcext:value-type="float">
            <text:p>0,906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7</text:p>
          </table:table-cell>
          <table:table-cell office:value-type="float" office:value="0" calcext:value-type="float">
            <text:p>0</text:p>
          </table:table-cell>
          <table:table-cell office:value-type="float" office:value="0.136481" calcext:value-type="float">
            <text:p>0,136481</text:p>
          </table:table-cell>
          <table:table-cell office:value-type="float" office:value="0.178474" calcext:value-type="float">
            <text:p>0,178474</text:p>
          </table:table-cell>
          <table:table-cell office:value-type="float" office:value="0.33596" calcext:value-type="float">
            <text:p>0,33596</text:p>
          </table:table-cell>
          <table:table-cell office:value-type="float" office:value="0.538061" calcext:value-type="float">
            <text:p>0,538061</text:p>
          </table:table-cell>
          <table:table-cell office:value-type="float" office:value="0.918636" calcext:value-type="float">
            <text:p>0,918636</text:p>
          </table:table-cell>
          <table:table-cell office:value-type="float" office:value="0.960628" calcext:value-type="float">
            <text:p>0,960628</text:p>
          </table:table-cell>
          <table:table-cell office:value-type="float" office:value="0.981625" calcext:value-type="float">
            <text:p>0,981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8</text:p>
          </table:table-cell>
          <table:table-cell office:value-type="float" office:value="0" calcext:value-type="float">
            <text:p>0</text:p>
          </table:table-cell>
          <table:table-cell office:value-type="float" office:value="0.660874" calcext:value-type="float">
            <text:p>0,660874</text:p>
          </table:table-cell>
          <table:table-cell office:value-type="float" office:value="0.730439" calcext:value-type="float">
            <text:p>0,730439</text:p>
          </table:table-cell>
          <table:table-cell office:value-type="float" office:value="0.776821" calcext:value-type="float">
            <text:p>0,776821</text:p>
          </table:table-cell>
          <table:table-cell office:value-type="float" office:value="0.886963" calcext:value-type="float">
            <text:p>0,886963</text:p>
          </table:table-cell>
          <table:table-cell office:value-type="float" office:value="0.913052" calcext:value-type="float">
            <text:p>0,913052</text:p>
          </table:table-cell>
          <table:table-cell office:value-type="float" office:value="0.936244" calcext:value-type="float">
            <text:p>0,936244</text:p>
          </table:table-cell>
          <table:table-cell office:value-type="float" office:value="0.962323" calcext:value-type="float">
            <text:p>0,962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9</text:p>
          </table:table-cell>
          <table:table-cell office:value-type="float" office:value="0" calcext:value-type="float">
            <text:p>0</text:p>
          </table:table-cell>
          <table:table-cell office:value-type="float" office:value="0.0869578" calcext:value-type="float">
            <text:p>0,0869578</text:p>
          </table:table-cell>
          <table:table-cell office:value-type="float" office:value="0.220287" calcext:value-type="float">
            <text:p>0,220287</text:p>
          </table:table-cell>
          <table:table-cell office:value-type="float" office:value="0.278259" calcext:value-type="float">
            <text:p>0,27825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00002" calcext:value-type="float">
            <text:p>0,60000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953619" calcext:value-type="float">
            <text:p>0,953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10</text:p>
          </table:table-cell>
          <table:table-cell office:value-type="float" office:value="0" calcext:value-type="float">
            <text:p>0</text:p>
          </table:table-cell>
          <table:table-cell office:value-type="float" office:value="0.134773" calcext:value-type="float">
            <text:p>0,134773</text:p>
          </table:table-cell>
          <table:table-cell office:value-type="float" office:value="0.185987" calcext:value-type="float">
            <text:p>0,185987</text:p>
          </table:table-cell>
          <table:table-cell office:value-type="float" office:value="0.223726" calcext:value-type="float">
            <text:p>0,223726</text:p>
          </table:table-cell>
          <table:table-cell office:value-type="float" office:value="0.377359" calcext:value-type="float">
            <text:p>0,377359</text:p>
          </table:table-cell>
          <table:table-cell office:value-type="float" office:value="0.520223" calcext:value-type="float">
            <text:p>0,520223</text:p>
          </table:table-cell>
          <table:table-cell office:value-type="float" office:value="0.582215" calcext:value-type="float">
            <text:p>0,582215</text:p>
          </table:table-cell>
          <table:table-cell office:value-type="float" office:value="0.964968" calcext:value-type="float">
            <text:p>0,96496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air" table:style-name="ta1">
        <table:shapes>
          <draw:frame draw:z-index="0" draw:style-name="gr1" draw:text-style-name="P1" svg:width="223.3mm" svg:height="90.05mm" svg:x="45.98mm" svg:y="64.28mm">
            <loext:p draw:notify-on-update-of-ranges="Sair.D12:Sair.L12 Sair.C3:Sair.L3 Sair.C4:Sair.L4 Sair.C5:Sair.L5 Sair.C6:Sair.L6 Sair.C7:Sair.L7 Sair.C8:Sair.L8 Sair.C9:Sair.L9 Sair.C10:Sair.L10 Sair.C11:Sair.L11 Sair.C12:Sair.L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air1</text:p>
          </table:table-cell>
          <table:table-cell office:value-type="float" office:value="0" calcext:value-type="float">
            <text:p>0</text:p>
          </table:table-cell>
          <table:table-cell office:value-type="float" office:value="0.247836" calcext:value-type="float">
            <text:p>0,247836</text:p>
          </table:table-cell>
          <table:table-cell office:value-type="float" office:value="0.806089" calcext:value-type="float">
            <text:p>0,806089</text:p>
          </table:table-cell>
          <table:table-cell office:value-type="float" office:value="0.861519" calcext:value-type="float">
            <text:p>0,861519</text:p>
          </table:table-cell>
          <table:table-cell office:value-type="float" office:value="0.900467" calcext:value-type="float">
            <text:p>0,900467</text:p>
          </table:table-cell>
          <table:table-cell office:value-type="float" office:value="0.91528" calcext:value-type="float">
            <text:p>0,91528</text:p>
          </table:table-cell>
          <table:table-cell office:value-type="float" office:value="0.952393" calcext:value-type="float">
            <text:p>0,952393</text:p>
          </table:table-cell>
          <table:table-cell office:value-type="float" office:value="0.964881" calcext:value-type="float">
            <text:p>0,964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2</text:p>
          </table:table-cell>
          <table:table-cell office:value-type="float" office:value="0" calcext:value-type="float">
            <text:p>0</text:p>
          </table:table-cell>
          <table:table-cell office:value-type="float" office:value="0.209739" calcext:value-type="float">
            <text:p>0,209739</text:p>
          </table:table-cell>
          <table:table-cell office:value-type="float" office:value="0.353124" calcext:value-type="float">
            <text:p>0,353124</text:p>
          </table:table-cell>
          <table:table-cell office:value-type="float" office:value="0.520453" calcext:value-type="float">
            <text:p>0,520453</text:p>
          </table:table-cell>
          <table:table-cell office:value-type="float" office:value="0.773568" calcext:value-type="float">
            <text:p>0,773568</text:p>
          </table:table-cell>
          <table:table-cell office:value-type="float" office:value="0.921879" calcext:value-type="float">
            <text:p>0,921879</text:p>
          </table:table-cell>
          <table:table-cell office:value-type="float" office:value="0.958544" calcext:value-type="float">
            <text:p>0,958544</text:p>
          </table:table-cell>
          <table:table-cell office:value-type="float" office:value="0.974281" calcext:value-type="float">
            <text:p>0,974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3</text:p>
          </table:table-cell>
          <table:table-cell office:value-type="float" office:value="0" calcext:value-type="float">
            <text:p>0</text:p>
          </table:table-cell>
          <table:table-cell office:value-type="float" office:value="0.24692" calcext:value-type="float">
            <text:p>0,24692</text:p>
          </table:table-cell>
          <table:table-cell office:value-type="float" office:value="0.45692" calcext:value-type="float">
            <text:p>0,45692</text:p>
          </table:table-cell>
          <table:table-cell office:value-type="float" office:value="0.721927" calcext:value-type="float">
            <text:p>0,721927</text:p>
          </table:table-cell>
          <table:table-cell office:value-type="float" office:value="0.911408" calcext:value-type="float">
            <text:p>0,911408</text:p>
          </table:table-cell>
          <table:table-cell office:value-type="float" office:value="0.926146" calcext:value-type="float">
            <text:p>0,926146</text:p>
          </table:table-cell>
          <table:table-cell office:value-type="float" office:value="0.953745" calcext:value-type="float">
            <text:p>0,953745</text:p>
          </table:table-cell>
          <table:table-cell office:value-type="float" office:value="0.986384" calcext:value-type="float">
            <text:p>0,986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4</text:p>
          </table:table-cell>
          <table:table-cell office:value-type="float" office:value="0" calcext:value-type="float">
            <text:p>0</text:p>
          </table:table-cell>
          <table:table-cell office:value-type="float" office:value="0.0822905" calcext:value-type="float">
            <text:p>0,0822905</text:p>
          </table:table-cell>
          <table:table-cell office:value-type="float" office:value="0.18261" calcext:value-type="float">
            <text:p>0,18261</text:p>
          </table:table-cell>
          <table:table-cell office:value-type="float" office:value="0.281185" calcext:value-type="float">
            <text:p>0,281185</text:p>
          </table:table-cell>
          <table:table-cell office:value-type="float" office:value="0.387611" calcext:value-type="float">
            <text:p>0,387611</text:p>
          </table:table-cell>
          <table:table-cell office:value-type="float" office:value="0.539399" calcext:value-type="float">
            <text:p>0,539399</text:p>
          </table:table-cell>
          <table:table-cell office:value-type="float" office:value="0.83076" calcext:value-type="float">
            <text:p>0,83076</text:p>
          </table:table-cell>
          <table:table-cell office:value-type="float" office:value="0.954634" calcext:value-type="float">
            <text:p>0,954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5</text:p>
          </table:table-cell>
          <table:table-cell office:value-type="float" office:value="0" calcext:value-type="float">
            <text:p>0</text:p>
          </table:table-cell>
          <table:table-cell office:value-type="float" office:value="0.181271" calcext:value-type="float">
            <text:p>0,181271</text:p>
          </table:table-cell>
          <table:table-cell office:value-type="float" office:value="0.33624" calcext:value-type="float">
            <text:p>0,33624</text:p>
          </table:table-cell>
          <table:table-cell office:value-type="float" office:value="0.611002" calcext:value-type="float">
            <text:p>0,611002</text:p>
          </table:table-cell>
          <table:table-cell office:value-type="float" office:value="0.832256" calcext:value-type="float">
            <text:p>0,832256</text:p>
          </table:table-cell>
          <table:table-cell office:value-type="float" office:value="0.893129" calcext:value-type="float">
            <text:p>0,893129</text:p>
          </table:table-cell>
          <table:table-cell office:value-type="float" office:value="0.94574" calcext:value-type="float">
            <text:p>0,94574</text:p>
          </table:table-cell>
          <table:table-cell office:value-type="float" office:value="0.972195" calcext:value-type="float">
            <text:p>0,972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6</text:p>
          </table:table-cell>
          <table:table-cell office:value-type="float" office:value="0" calcext:value-type="float">
            <text:p>0</text:p>
          </table:table-cell>
          <table:table-cell office:value-type="float" office:value="0.525506" calcext:value-type="float">
            <text:p>0,525506</text:p>
          </table:table-cell>
          <table:table-cell office:value-type="float" office:value="0.64735" calcext:value-type="float">
            <text:p>0,64735</text:p>
          </table:table-cell>
          <table:table-cell office:value-type="float" office:value="0.727258" calcext:value-type="float">
            <text:p>0,727258</text:p>
          </table:table-cell>
          <table:table-cell office:value-type="float" office:value="0.782068" calcext:value-type="float">
            <text:p>0,782068</text:p>
          </table:table-cell>
          <table:table-cell office:value-type="float" office:value="0.873865" calcext:value-type="float">
            <text:p>0,873865</text:p>
          </table:table-cell>
          <table:table-cell office:value-type="float" office:value="0.942707" calcext:value-type="float">
            <text:p>0,942707</text:p>
          </table:table-cell>
          <table:table-cell office:value-type="float" office:value="0.958558" calcext:value-type="float">
            <text:p>0,958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7</text:p>
          </table:table-cell>
          <table:table-cell office:value-type="float" office:value="0" calcext:value-type="float">
            <text:p>0</text:p>
          </table:table-cell>
          <table:table-cell office:value-type="float" office:value="0.299284" calcext:value-type="float">
            <text:p>0,299284</text:p>
          </table:table-cell>
          <table:table-cell office:value-type="float" office:value="0.825624" calcext:value-type="float">
            <text:p>0,825624</text:p>
          </table:table-cell>
          <table:table-cell office:value-type="float" office:value="0.909021" calcext:value-type="float">
            <text:p>0,909021</text:p>
          </table:table-cell>
          <table:table-cell office:value-type="float" office:value="0.96968" calcext:value-type="float">
            <text:p>0,96968</text:p>
          </table:table-cell>
          <table:table-cell office:value-type="float" office:value="0.982449" calcext:value-type="float">
            <text:p>0,982449</text:p>
          </table:table-cell>
          <table:table-cell office:value-type="float" office:value="0.988444" calcext:value-type="float">
            <text:p>0,988444</text:p>
          </table:table-cell>
          <table:table-cell office:value-type="float" office:value="0.991626" calcext:value-type="float">
            <text:p>0,991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8</text:p>
          </table:table-cell>
          <table:table-cell office:value-type="float" office:value="0" calcext:value-type="float">
            <text:p>0</text:p>
          </table:table-cell>
          <table:table-cell office:value-type="float" office:value="0.149618" calcext:value-type="float">
            <text:p>0,149618</text:p>
          </table:table-cell>
          <table:table-cell office:value-type="float" office:value="0.322844" calcext:value-type="float">
            <text:p>0,322844</text:p>
          </table:table-cell>
          <table:table-cell office:value-type="float" office:value="0.370076" calcext:value-type="float">
            <text:p>0,370076</text:p>
          </table:table-cell>
          <table:table-cell office:value-type="float" office:value="0.42521" calcext:value-type="float">
            <text:p>0,42521</text:p>
          </table:table-cell>
          <table:table-cell office:value-type="float" office:value="0.669294" calcext:value-type="float">
            <text:p>0,669294</text:p>
          </table:table-cell>
          <table:table-cell office:value-type="float" office:value="0.740153" calcext:value-type="float">
            <text:p>0,740153</text:p>
          </table:table-cell>
          <table:table-cell office:value-type="float" office:value="0.811031" calcext:value-type="float">
            <text:p>0,811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9</text:p>
          </table:table-cell>
          <table:table-cell office:value-type="float" office:value="0" calcext:value-type="float">
            <text:p>0</text:p>
          </table:table-cell>
          <table:table-cell office:value-type="float" office:value="0.126806" calcext:value-type="float">
            <text:p>0,126806</text:p>
          </table:table-cell>
          <table:table-cell office:value-type="float" office:value="0.23007" calcext:value-type="float">
            <text:p>0,23007</text:p>
          </table:table-cell>
          <table:table-cell office:value-type="float" office:value="0.291106" calcext:value-type="float">
            <text:p>0,291106</text:p>
          </table:table-cell>
          <table:table-cell office:value-type="float" office:value="0.450673" calcext:value-type="float">
            <text:p>0,450673</text:p>
          </table:table-cell>
          <table:table-cell office:value-type="float" office:value="0.596288" calcext:value-type="float">
            <text:p>0,596288</text:p>
          </table:table-cell>
          <table:table-cell office:value-type="float" office:value="0.647857" calcext:value-type="float">
            <text:p>0,647857</text:p>
          </table:table-cell>
          <table:table-cell office:value-type="float" office:value="0.708894" calcext:value-type="float">
            <text:p>0,708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10</text:p>
          </table:table-cell>
          <table:table-cell office:value-type="float" office:value="0" calcext:value-type="float">
            <text:p>0</text:p>
          </table:table-cell>
          <table:table-cell office:value-type="float" office:value="0.659098" calcext:value-type="float">
            <text:p>0,659098</text:p>
          </table:table-cell>
          <table:table-cell office:value-type="float" office:value="0.691904" calcext:value-type="float">
            <text:p>0,691904</text:p>
          </table:table-cell>
          <table:table-cell office:value-type="float" office:value="0.71469" calcext:value-type="float">
            <text:p>0,71469</text:p>
          </table:table-cell>
          <table:table-cell office:value-type="float" office:value="0.782805" calcext:value-type="float">
            <text:p>0,782805</text:p>
          </table:table-cell>
          <table:table-cell office:value-type="float" office:value="0.808096" calcext:value-type="float">
            <text:p>0,808096</text:p>
          </table:table-cell>
          <table:table-cell office:value-type="float" office:value="0.871202" calcext:value-type="float">
            <text:p>0,871202</text:p>
          </table:table-cell>
          <table:table-cell office:value-type="float" office:value="0.906593" calcext:value-type="float">
            <text:p>0,90659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Vai chover" table:style-name="ta1">
        <table:shapes>
          <draw:frame draw:z-index="0" draw:style-name="gr1" draw:text-style-name="P1" svg:width="222.74mm" svg:height="90.04mm" svg:x="47.26mm" svg:y="58.7mm">
            <loext:p draw:notify-on-update-of-ranges="'Vai chover'.D12:'Vai chover'.L12 'Vai chover'.C3:'Vai chover'.L3 'Vai chover'.C4:'Vai chover'.L4 'Vai chover'.C5:'Vai chover'.L5 'Vai chover'.C6:'Vai chover'.L6 'Vai chover'.C7:'Vai chover'.L7 'Vai chover'.C8:'Vai chover'.L8 'Vai chover'.C9:'Vai chover'.L9 'Vai chover'.C10:'Vai chover'.L10 'Vai chover'.C11:'Vai chover'.L11 'Vai chover'.C12:'Vai chover'.L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ai chover1</text:p>
          </table:table-cell>
          <table:table-cell office:value-type="float" office:value="0" calcext:value-type="float">
            <text:p>0</text:p>
          </table:table-cell>
          <table:table-cell office:value-type="float" office:value="0.379596" calcext:value-type="float">
            <text:p>0,379596</text:p>
          </table:table-cell>
          <table:table-cell office:value-type="float" office:value="0.461949" calcext:value-type="float">
            <text:p>0,461949</text:p>
          </table:table-cell>
          <table:table-cell office:value-type="float" office:value="0.589706" calcext:value-type="float">
            <text:p>0,589706</text:p>
          </table:table-cell>
          <table:table-cell office:value-type="float" office:value="0.794853" calcext:value-type="float">
            <text:p>0,794853</text:p>
          </table:table-cell>
          <table:table-cell office:value-type="float" office:value="0.893137" calcext:value-type="float">
            <text:p>0,893137</text:p>
          </table:table-cell>
          <table:table-cell office:value-type="float" office:value="0.901716" calcext:value-type="float">
            <text:p>0,901716</text:p>
          </table:table-cell>
          <table:table-cell office:value-type="float" office:value="0.927512" calcext:value-type="float">
            <text:p>0,927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2</text:p>
          </table:table-cell>
          <table:table-cell office:value-type="float" office:value="0" calcext:value-type="float">
            <text:p>0</text:p>
          </table:table-cell>
          <table:table-cell office:value-type="float" office:value="0.304603" calcext:value-type="float">
            <text:p>0,304603</text:p>
          </table:table-cell>
          <table:table-cell office:value-type="float" office:value="0.387447" calcext:value-type="float">
            <text:p>0,387447</text:p>
          </table:table-cell>
          <table:table-cell office:value-type="float" office:value="0.59077" calcext:value-type="float">
            <text:p>0,59077</text:p>
          </table:table-cell>
          <table:table-cell office:value-type="float" office:value="0.628464" calcext:value-type="float">
            <text:p>0,628464</text:p>
          </table:table-cell>
          <table:table-cell office:value-type="float" office:value="0.717121" calcext:value-type="float">
            <text:p>0,717121</text:p>
          </table:table-cell>
          <table:table-cell office:value-type="float" office:value="0.910463" calcext:value-type="float">
            <text:p>0,910463</text:p>
          </table:table-cell>
          <table:table-cell office:value-type="float" office:value="0.935533" calcext:value-type="float">
            <text:p>0,935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3</text:p>
          </table:table-cell>
          <table:table-cell office:value-type="float" office:value="0" calcext:value-type="float">
            <text:p>0</text:p>
          </table:table-cell>
          <table:table-cell office:value-type="float" office:value="0.214044" calcext:value-type="float">
            <text:p>0,214044</text:p>
          </table:table-cell>
          <table:table-cell office:value-type="float" office:value="0.631583" calcext:value-type="float">
            <text:p>0,631583</text:p>
          </table:table-cell>
          <table:table-cell office:value-type="float" office:value="0.645595" calcext:value-type="float">
            <text:p>0,645595</text:p>
          </table:table-cell>
          <table:table-cell office:value-type="float" office:value="0.689442" calcext:value-type="float">
            <text:p>0,689442</text:p>
          </table:table-cell>
          <table:table-cell office:value-type="float" office:value="0.77895" calcext:value-type="float">
            <text:p>0,77895</text:p>
          </table:table-cell>
          <table:table-cell office:value-type="float" office:value="0.801698" calcext:value-type="float">
            <text:p>0,801698</text:p>
          </table:table-cell>
          <table:table-cell office:value-type="float" office:value="0.928047" calcext:value-type="float">
            <text:p>0,928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4</text:p>
          </table:table-cell>
          <table:table-cell office:value-type="float" office:value="0" calcext:value-type="float">
            <text:p>0</text:p>
          </table:table-cell>
          <table:table-cell office:value-type="float" office:value="0.362521" calcext:value-type="float">
            <text:p>0,362521</text:p>
          </table:table-cell>
          <table:table-cell office:value-type="float" office:value="0.448543" calcext:value-type="float">
            <text:p>0,448543</text:p>
          </table:table-cell>
          <table:table-cell office:value-type="float" office:value="0.513055" calcext:value-type="float">
            <text:p>0,513055</text:p>
          </table:table-cell>
          <table:table-cell office:value-type="float" office:value="0.588328" calcext:value-type="float">
            <text:p>0,588328</text:p>
          </table:table-cell>
          <table:table-cell office:value-type="float" office:value="0.86175" calcext:value-type="float">
            <text:p>0,86175</text:p>
          </table:table-cell>
          <table:table-cell office:value-type="float" office:value="0.894009" calcext:value-type="float">
            <text:p>0,894009</text:p>
          </table:table-cell>
          <table:table-cell office:value-type="float" office:value="0.952385" calcext:value-type="float">
            <text:p>0,952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5</text:p>
          </table:table-cell>
          <table:table-cell office:value-type="float" office:value="0" calcext:value-type="float">
            <text:p>0</text:p>
          </table:table-cell>
          <table:table-cell office:value-type="float" office:value="0.272071" calcext:value-type="float">
            <text:p>0,272071</text:p>
          </table:table-cell>
          <table:table-cell office:value-type="float" office:value="0.434155" calcext:value-type="float">
            <text:p>0,434155</text:p>
          </table:table-cell>
          <table:table-cell office:value-type="float" office:value="0.549925" calcext:value-type="float">
            <text:p>0,549925</text:p>
          </table:table-cell>
          <table:table-cell office:value-type="float" office:value="0.665701" calcext:value-type="float">
            <text:p>0,665701</text:p>
          </table:table-cell>
          <table:table-cell office:value-type="float" office:value="0.827785" calcext:value-type="float">
            <text:p>0,827785</text:p>
          </table:table-cell>
          <table:table-cell office:value-type="float" office:value="0.859624" calcext:value-type="float">
            <text:p>0,859624</text:p>
          </table:table-cell>
          <table:table-cell office:value-type="float" office:value="0.894355" calcext:value-type="float">
            <text:p>0,894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6</text:p>
          </table:table-cell>
          <table:table-cell office:value-type="float" office:value="0" calcext:value-type="float">
            <text:p>0</text:p>
          </table:table-cell>
          <table:table-cell office:value-type="float" office:value="0.27204" calcext:value-type="float">
            <text:p>0,27204</text:p>
          </table:table-cell>
          <table:table-cell office:value-type="float" office:value="0.51828" calcext:value-type="float">
            <text:p>0,51828</text:p>
          </table:table-cell>
          <table:table-cell office:value-type="float" office:value="0.609677" calcext:value-type="float">
            <text:p>0,609677</text:p>
          </table:table-cell>
          <table:table-cell office:value-type="float" office:value="0.7043" calcext:value-type="float">
            <text:p>0,7043</text:p>
          </table:table-cell>
          <table:table-cell office:value-type="float" office:value="0.830106" calcext:value-type="float">
            <text:p>0,830106</text:p>
          </table:table-cell>
          <table:table-cell office:value-type="float" office:value="0.879571" calcext:value-type="float">
            <text:p>0,879571</text:p>
          </table:table-cell>
          <table:table-cell office:value-type="float" office:value="0.958063" calcext:value-type="float">
            <text:p>0,958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7</text:p>
          </table:table-cell>
          <table:table-cell office:value-type="float" office:value="0" calcext:value-type="float">
            <text:p>0</text:p>
          </table:table-cell>
          <table:table-cell office:value-type="float" office:value="0.202732" calcext:value-type="float">
            <text:p>0,202732</text:p>
          </table:table-cell>
          <table:table-cell office:value-type="float" office:value="0.39123" calcext:value-type="float">
            <text:p>0,39123</text:p>
          </table:table-cell>
          <table:table-cell office:value-type="float" office:value="0.452732" calcext:value-type="float">
            <text:p>0,452732</text:p>
          </table:table-cell>
          <table:table-cell office:value-type="float" office:value="0.611618" calcext:value-type="float">
            <text:p>0,611618</text:p>
          </table:table-cell>
          <table:table-cell office:value-type="float" office:value="0.670842" calcext:value-type="float">
            <text:p>0,670842</text:p>
          </table:table-cell>
          <table:table-cell office:value-type="float" office:value="0.81492" calcext:value-type="float">
            <text:p>0,81492</text:p>
          </table:table-cell>
          <table:table-cell office:value-type="float" office:value="0.855922" calcext:value-type="float">
            <text:p>0,855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8</text:p>
          </table:table-cell>
          <table:table-cell office:value-type="float" office:value="0" calcext:value-type="float">
            <text:p>0</text:p>
          </table:table-cell>
          <table:table-cell office:value-type="float" office:value="0.231966" calcext:value-type="float">
            <text:p>0,231966</text:p>
          </table:table-cell>
          <table:table-cell office:value-type="float" office:value="0.415422" calcext:value-type="float">
            <text:p>0,415422</text:p>
          </table:table-cell>
          <table:table-cell office:value-type="float" office:value="0.575248" calcext:value-type="float">
            <text:p>0,575248</text:p>
          </table:table-cell>
          <table:table-cell office:value-type="float" office:value="0.718284" calcext:value-type="float">
            <text:p>0,718284</text:p>
          </table:table-cell>
          <table:table-cell office:value-type="float" office:value="0.833956" calcext:value-type="float">
            <text:p>0,833956</text:p>
          </table:table-cell>
          <table:table-cell office:value-type="float" office:value="0.913557" calcext:value-type="float">
            <text:p>0,913557</text:p>
          </table:table-cell>
          <table:table-cell office:value-type="float" office:value="0.942165" calcext:value-type="float">
            <text:p>0,942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9</text:p>
          </table:table-cell>
          <table:table-cell office:value-type="float" office:value="0" calcext:value-type="float">
            <text:p>0</text:p>
          </table:table-cell>
          <table:table-cell office:value-type="float" office:value="0.608619" calcext:value-type="float">
            <text:p>0,608619</text:p>
          </table:table-cell>
          <table:table-cell office:value-type="float" office:value="0.801614" calcext:value-type="float">
            <text:p>0,801614</text:p>
          </table:table-cell>
          <table:table-cell office:value-type="float" office:value="0.917416" calcext:value-type="float">
            <text:p>0,917416</text:p>
          </table:table-cell>
          <table:table-cell office:value-type="float" office:value="0.929083" calcext:value-type="float">
            <text:p>0,929083</text:p>
          </table:table-cell>
          <table:table-cell office:value-type="float" office:value="0.950629" calcext:value-type="float">
            <text:p>0,950629</text:p>
          </table:table-cell>
          <table:table-cell office:value-type="float" office:value="0.957811" calcext:value-type="float">
            <text:p>0,957811</text:p>
          </table:table-cell>
          <table:table-cell office:value-type="float" office:value="0.963194" calcext:value-type="float">
            <text:p>0,963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10</text:p>
          </table:table-cell>
          <table:table-cell office:value-type="float" office:value="0" calcext:value-type="float">
            <text:p>0</text:p>
          </table:table-cell>
          <table:table-cell office:value-type="float" office:value="0.282166" calcext:value-type="float">
            <text:p>0,282166</text:p>
          </table:table-cell>
          <table:table-cell office:value-type="float" office:value="0.523393" calcext:value-type="float">
            <text:p>0,523393</text:p>
          </table:table-cell>
          <table:table-cell office:value-type="float" office:value="0.660822" calcext:value-type="float">
            <text:p>0,660822</text:p>
          </table:table-cell>
          <table:table-cell office:value-type="float" office:value="0.812868" calcext:value-type="float">
            <text:p>0,812868</text:p>
          </table:table-cell>
          <table:table-cell office:value-type="float" office:value="0.948831" calcext:value-type="float">
            <text:p>0,948831</text:p>
          </table:table-cell>
          <table:table-cell office:value-type="float" office:value="0.963449" calcext:value-type="float">
            <text:p>0,963449</text:p>
          </table:table-cell>
          <table:table-cell office:value-type="float" office:value="0.985382" calcext:value-type="float">
            <text:p>0,98538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Ver noticias" table:style-name="ta1">
        <table:shapes>
          <draw:frame draw:z-index="0" draw:style-name="gr1" draw:text-style-name="P1" svg:width="223.86mm" svg:height="90.04mm" svg:x="46.53mm" svg:y="59.77mm">
            <loext:p draw:notify-on-update-of-ranges="'Ver noticias'.D12:'Ver noticias'.L12 'Ver noticias'.D3:'Ver noticias'.L3 'Ver noticias'.D4:'Ver noticias'.L4 'Ver noticias'.D5:'Ver noticias'.L5 'Ver noticias'.D6:'Ver noticias'.L6 'Ver noticias'.D7:'Ver noticias'.L7 'Ver noticias'.D8:'Ver noticias'.L8 'Ver noticias'.D9:'Ver noticias'.L9 'Ver noticias'.D10:'Ver noticias'.L10 'Ver noticias'.D11:'Ver noticias'.L11 'Ver noticias'.D12:'Ver noticias'.L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er noticias1</text:p>
          </table:table-cell>
          <table:table-cell office:value-type="float" office:value="0" calcext:value-type="float">
            <text:p>0</text:p>
          </table:table-cell>
          <table:table-cell office:value-type="float" office:value="0.164482" calcext:value-type="float">
            <text:p>0,164482</text:p>
          </table:table-cell>
          <table:table-cell office:value-type="float" office:value="0.414076" calcext:value-type="float">
            <text:p>0,414076</text:p>
          </table:table-cell>
          <table:table-cell office:value-type="float" office:value="0.511458" calcext:value-type="float">
            <text:p>0,511458</text:p>
          </table:table-cell>
          <table:table-cell office:value-type="float" office:value="0.672669" calcext:value-type="float">
            <text:p>0,672669</text:p>
          </table:table-cell>
          <table:table-cell office:value-type="float" office:value="0.711948" calcext:value-type="float">
            <text:p>0,711948</text:p>
          </table:table-cell>
          <table:table-cell office:value-type="float" office:value="0.855974" calcext:value-type="float">
            <text:p>0,855974</text:p>
          </table:table-cell>
          <table:table-cell office:value-type="float" office:value="0.963176" calcext:value-type="float">
            <text:p>0,963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2</text:p>
          </table:table-cell>
          <table:table-cell office:value-type="float" office:value="0" calcext:value-type="float">
            <text:p>0</text:p>
          </table:table-cell>
          <table:table-cell office:value-type="float" office:value="0.274294" calcext:value-type="float">
            <text:p>0,274294</text:p>
          </table:table-cell>
          <table:table-cell office:value-type="float" office:value="0.377472" calcext:value-type="float">
            <text:p>0,377472</text:p>
          </table:table-cell>
          <table:table-cell office:value-type="float" office:value="0.585556" calcext:value-type="float">
            <text:p>0,585556</text:p>
          </table:table-cell>
          <table:table-cell office:value-type="float" office:value="0.641446" calcext:value-type="float">
            <text:p>0,641446</text:p>
          </table:table-cell>
          <table:table-cell office:value-type="float" office:value="0.739468" calcext:value-type="float">
            <text:p>0,739468</text:p>
          </table:table-cell>
          <table:table-cell office:value-type="float" office:value="0.8994" calcext:value-type="float">
            <text:p>0,8994</text:p>
          </table:table-cell>
          <table:table-cell office:value-type="float" office:value="0.934653" calcext:value-type="float">
            <text:p>0,934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3</text:p>
          </table:table-cell>
          <table:table-cell office:value-type="float" office:value="0" calcext:value-type="float">
            <text:p>0</text:p>
          </table:table-cell>
          <table:table-cell office:value-type="float" office:value="0.284081" calcext:value-type="float">
            <text:p>0,284081</text:p>
          </table:table-cell>
          <table:table-cell office:value-type="float" office:value="0.366753" calcext:value-type="float">
            <text:p>0,366753</text:p>
          </table:table-cell>
          <table:table-cell office:value-type="float" office:value="0.573437" calcext:value-type="float">
            <text:p>0,573437</text:p>
          </table:table-cell>
          <table:table-cell office:value-type="float" office:value="0.647317" calcext:value-type="float">
            <text:p>0,647317</text:p>
          </table:table-cell>
          <table:table-cell office:value-type="float" office:value="0.751098" calcext:value-type="float">
            <text:p>0,751098</text:p>
          </table:table-cell>
          <table:table-cell office:value-type="float" office:value="0.891821" calcext:value-type="float">
            <text:p>0,891821</text:p>
          </table:table-cell>
          <table:table-cell office:value-type="float" office:value="0.931397" calcext:value-type="float">
            <text:p>0,931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4</text:p>
          </table:table-cell>
          <table:table-cell office:value-type="float" office:value="0" calcext:value-type="float">
            <text:p>0</text:p>
          </table:table-cell>
          <table:table-cell office:value-type="float" office:value="0.288347" calcext:value-type="float">
            <text:p>0,288347</text:p>
          </table:table-cell>
          <table:table-cell office:value-type="float" office:value="0.414723" calcext:value-type="float">
            <text:p>0,414723</text:p>
          </table:table-cell>
          <table:table-cell office:value-type="float" office:value="0.611043" calcext:value-type="float">
            <text:p>0,611043</text:p>
          </table:table-cell>
          <table:table-cell office:value-type="float" office:value="0.671164" calcext:value-type="float">
            <text:p>0,671164</text:p>
          </table:table-cell>
          <table:table-cell office:value-type="float" office:value="0.734968" calcext:value-type="float">
            <text:p>0,734968</text:p>
          </table:table-cell>
          <table:table-cell office:value-type="float" office:value="0.804905" calcext:value-type="float">
            <text:p>0,804905</text:p>
          </table:table-cell>
          <table:table-cell office:value-type="float" office:value="0.873617" calcext:value-type="float">
            <text:p>0,873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5</text:p>
          </table:table-cell>
          <table:table-cell office:value-type="float" office:value="0" calcext:value-type="float">
            <text:p>0</text:p>
          </table:table-cell>
          <table:table-cell office:value-type="float" office:value="0.197183" calcext:value-type="float">
            <text:p>0,197183</text:p>
          </table:table-cell>
          <table:table-cell office:value-type="float" office:value="0.368308" calcext:value-type="float">
            <text:p>0,368308</text:p>
          </table:table-cell>
          <table:table-cell office:value-type="float" office:value="0.547885" calcext:value-type="float">
            <text:p>0,547885</text:p>
          </table:table-cell>
          <table:table-cell office:value-type="float" office:value="0.629577" calcext:value-type="float">
            <text:p>0,629577</text:p>
          </table:table-cell>
          <table:table-cell office:value-type="float" office:value="0.771831" calcext:value-type="float">
            <text:p>0,771831</text:p>
          </table:table-cell>
          <table:table-cell office:value-type="float" office:value="0.836619" calcext:value-type="float">
            <text:p>0,836619</text:p>
          </table:table-cell>
          <table:table-cell office:value-type="float" office:value="0.966899" calcext:value-type="float">
            <text:p>0,966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6</text:p>
          </table:table-cell>
          <table:table-cell office:value-type="float" office:value="0" calcext:value-type="float">
            <text:p>0</text:p>
          </table:table-cell>
          <table:table-cell office:value-type="float" office:value="0.204137" calcext:value-type="float">
            <text:p>0,204137</text:p>
          </table:table-cell>
          <table:table-cell office:value-type="float" office:value="0.390309" calcext:value-type="float">
            <text:p>0,390309</text:p>
          </table:table-cell>
          <table:table-cell office:value-type="float" office:value="0.436036" calcext:value-type="float">
            <text:p>0,436036</text:p>
          </table:table-cell>
          <table:table-cell office:value-type="float" office:value="0.592812" calcext:value-type="float">
            <text:p>0,592812</text:p>
          </table:table-cell>
          <table:table-cell office:value-type="float" office:value="0.647795" calcext:value-type="float">
            <text:p>0,647795</text:p>
          </table:table-cell>
          <table:table-cell office:value-type="float" office:value="0.794774" calcext:value-type="float">
            <text:p>0,794774</text:p>
          </table:table-cell>
          <table:table-cell office:value-type="float" office:value="0.922155" calcext:value-type="float">
            <text:p>0,922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7</text:p>
          </table:table-cell>
          <table:table-cell office:value-type="float" office:value="0" calcext:value-type="float">
            <text:p>0</text:p>
          </table:table-cell>
          <table:table-cell office:value-type="float" office:value="0.301291" calcext:value-type="float">
            <text:p>0,301291</text:p>
          </table:table-cell>
          <table:table-cell office:value-type="float" office:value="0.390489" calcext:value-type="float">
            <text:p>0,390489</text:p>
          </table:table-cell>
          <table:table-cell office:value-type="float" office:value="0.638259" calcext:value-type="float">
            <text:p>0,638259</text:p>
          </table:table-cell>
          <table:table-cell office:value-type="float" office:value="0.669972" calcext:value-type="float">
            <text:p>0,669972</text:p>
          </table:table-cell>
          <table:table-cell office:value-type="float" office:value="0.721509" calcext:value-type="float">
            <text:p>0,721509</text:p>
          </table:table-cell>
          <table:table-cell office:value-type="float" office:value="0.797823" calcext:value-type="float">
            <text:p>0,797823</text:p>
          </table:table-cell>
          <table:table-cell office:value-type="float" office:value="0.880081" calcext:value-type="float">
            <text:p>0,880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8</text:p>
          </table:table-cell>
          <table:table-cell office:value-type="float" office:value="0" calcext:value-type="float">
            <text:p>0</text:p>
          </table:table-cell>
          <table:table-cell office:value-type="float" office:value="0.209959" calcext:value-type="float">
            <text:p>0,209959</text:p>
          </table:table-cell>
          <table:table-cell office:value-type="float" office:value="0.44953" calcext:value-type="float">
            <text:p>0,44953</text:p>
          </table:table-cell>
          <table:table-cell office:value-type="float" office:value="0.481828" calcext:value-type="float">
            <text:p>0,481828</text:p>
          </table:table-cell>
          <table:table-cell office:value-type="float" office:value="0.510091" calcext:value-type="float">
            <text:p>0,510091</text:p>
          </table:table-cell>
          <table:table-cell office:value-type="float" office:value="0.582771" calcext:value-type="float">
            <text:p>0,582771</text:p>
          </table:table-cell>
          <table:table-cell office:value-type="float" office:value="0.816958" calcext:value-type="float">
            <text:p>0,816958</text:p>
          </table:table-cell>
          <table:table-cell office:value-type="float" office:value="0.978462" calcext:value-type="float">
            <text:p>0,978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9</text:p>
          </table:table-cell>
          <table:table-cell office:value-type="float" office:value="0" calcext:value-type="float">
            <text:p>0</text:p>
          </table:table-cell>
          <table:table-cell office:value-type="float" office:value="0.21574" calcext:value-type="float">
            <text:p>0,21574</text:p>
          </table:table-cell>
          <table:table-cell office:value-type="float" office:value="0.500925" calcext:value-type="float">
            <text:p>0,500925</text:p>
          </table:table-cell>
          <table:table-cell office:value-type="float" office:value="0.530556" calcext:value-type="float">
            <text:p>0,530556</text:p>
          </table:table-cell>
          <table:table-cell office:value-type="float" office:value="0.601847" calcext:value-type="float">
            <text:p>0,601847</text:p>
          </table:table-cell>
          <table:table-cell office:value-type="float" office:value="0.83241" calcext:value-type="float">
            <text:p>0,83241</text:p>
          </table:table-cell>
          <table:table-cell office:value-type="float" office:value="0.866669" calcext:value-type="float">
            <text:p>0,866669</text:p>
          </table:table-cell>
          <table:table-cell office:value-type="float" office:value="0.883335" calcext:value-type="float">
            <text:p>0,883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10</text:p>
          </table:table-cell>
          <table:table-cell office:value-type="float" office:value="0" calcext:value-type="float">
            <text:p>0</text:p>
          </table:table-cell>
          <table:table-cell office:value-type="float" office:value="0.202418" calcext:value-type="float">
            <text:p>0,202418</text:p>
          </table:table-cell>
          <table:table-cell office:value-type="float" office:value="0.770393" calcext:value-type="float">
            <text:p>0,770393</text:p>
          </table:table-cell>
          <table:table-cell office:value-type="float" office:value="0.821753" calcext:value-type="float">
            <text:p>0,821753</text:p>
          </table:table-cell>
          <table:table-cell office:value-type="float" office:value="0.848943" calcext:value-type="float">
            <text:p>0,848943</text:p>
          </table:table-cell>
          <table:table-cell office:value-type="float" office:value="0.870091" calcext:value-type="float">
            <text:p>0,870091</text:p>
          </table:table-cell>
          <table:table-cell office:value-type="float" office:value="0.885197" calcext:value-type="float">
            <text:p>0,885197</text:p>
          </table:table-cell>
          <table:table-cell office:value-type="float" office:value="0.981874" calcext:value-type="float">
            <text:p>0,98187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16:25:48.9356518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39:24.155811132</meta:creation-date>
    <dc:date>2017-09-01T18:40:14.472478166</dc:date>
    <meta:editing-duration>PT4H28M48S</meta:editing-duration>
    <meta:editing-cycles>40</meta:editing-cycles>
    <meta:generator>LibreOffice/5.1.6.2$Linux_X86_64 LibreOffice_project/10m0$Build-2</meta:generator>
    <meta:document-statistic meta:table-count="11" meta:cell-count="1110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753cm" svg:height="7.439cm" xlink:href=".." xlink:type="simple" chart:class="chart:line" chart:style-name="ch1">
        <chart:legend chart:legend-position="end" svg:x="21.557cm" svg:y="1.179cm" style:legend-expansion="high" chart:style-name="ch2"/>
        <chart:plot-area chart:style-name="ch3" table:cell-range-address="'Abrir Calc'.F3:'Abrir Calc'.N12" chart:data-source-has-labels="both" svg:x="0.495cm" svg:y="0.148cm" svg:width="20.567cm" svg:height="7.143cm">
          <chartooo:coordinate-region svg:x="1.222cm" svg:y="0.348cm" svg:width="19.746cm" svg:height="6.296cm"/>
          <chart:axis chart:dimension="x" chart:name="primary-x" chart:style-name="ch4" chartooo:axis-type="auto">
            <chartooo:date-scale/>
            <chart:categories table:cell-range-address="'Abrir Calc'.F12:'Abrir Calc'.N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brir Calc'.F3:'Abrir Calc'.N3" loext:label-string="abrir_calc1" chart:class="chart:line">
            <chart:data-point chart:repeated="9"/>
          </chart:series>
          <chart:series chart:style-name="ch7" chart:values-cell-range-address="'Abrir Calc'.F4:'Abrir Calc'.N4" loext:label-string="abrir_calc2" chart:class="chart:line">
            <chart:data-point chart:repeated="9"/>
          </chart:series>
          <chart:series chart:style-name="ch8" chart:values-cell-range-address="'Abrir Calc'.F5:'Abrir Calc'.N5" loext:label-string="abrir_calc3" chart:class="chart:line">
            <chart:data-point chart:repeated="9"/>
          </chart:series>
          <chart:series chart:style-name="ch9" chart:values-cell-range-address="'Abrir Calc'.F6:'Abrir Calc'.N6" loext:label-string="abrir_calc4" chart:class="chart:line">
            <chart:data-point chart:repeated="9"/>
          </chart:series>
          <chart:series chart:style-name="ch10" chart:values-cell-range-address="'Abrir Calc'.F7:'Abrir Calc'.N7" loext:label-string="abrir_calc5" chart:class="chart:line">
            <chart:data-point chart:repeated="9"/>
          </chart:series>
          <chart:series chart:style-name="ch11" chart:values-cell-range-address="'Abrir Calc'.F8:'Abrir Calc'.N8" loext:label-string="abrir_calc6" chart:class="chart:line">
            <chart:data-point chart:repeated="9"/>
          </chart:series>
          <chart:series chart:style-name="ch12" chart:values-cell-range-address="'Abrir Calc'.F9:'Abrir Calc'.N9" loext:label-string="abrir_calc7" chart:class="chart:line">
            <chart:data-point chart:repeated="9"/>
          </chart:series>
          <chart:series chart:style-name="ch13" chart:values-cell-range-address="'Abrir Calc'.F10:'Abrir Calc'.N10" loext:label-string="abrir_calc8" chart:class="chart:line">
            <chart:data-point chart:repeated="9"/>
          </chart:series>
          <chart:series chart:style-name="ch14" chart:values-cell-range-address="'Abrir Calc'.F11:'Abrir Calc'.N11" loext:label-string="abrir_calc9" chart:class="chart:line">
            <chart:data-point chart:repeated="9"/>
          </chart:series>
          <chart:series chart:style-name="ch15" chart:values-cell-range-address="'Abrir Calc'.F12:'Abrir Calc'.N12" loext:label-string="abrir_calc10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rir_calc1</text:p>
              </table:table-cell>
              <table:table-cell office:value-type="string">
                <text:p>abrir_calc2</text:p>
              </table:table-cell>
              <table:table-cell office:value-type="string">
                <text:p>abrir_calc3</text:p>
              </table:table-cell>
              <table:table-cell office:value-type="string">
                <text:p>abrir_calc4</text:p>
              </table:table-cell>
              <table:table-cell office:value-type="string">
                <text:p>abrir_calc5</text:p>
              </table:table-cell>
              <table:table-cell office:value-type="string">
                <text:p>abrir_calc6</text:p>
              </table:table-cell>
              <table:table-cell office:value-type="string">
                <text:p>abrir_calc7</text:p>
              </table:table-cell>
              <table:table-cell office:value-type="string">
                <text:p>abrir_calc8</text:p>
              </table:table-cell>
              <table:table-cell office:value-type="string">
                <text:p>abrir_calc9</text:p>
              </table:table-cell>
              <table:table-cell office:value-type="string">
                <text:p>abrir_calc10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brir Calc'.F12:'Abrir Calc'.N12</svg:desc>
                </draw:g>
              </table:table-cell>
              <table:table-cell office:value-type="float" office:value="0">
                <text:p>0</text:p>
                <draw:g>
                  <svg:desc>'Abrir Calc'.F3:'Abrir Calc'.N3</svg:desc>
                </draw:g>
              </table:table-cell>
              <table:table-cell office:value-type="float" office:value="0">
                <text:p>0</text:p>
                <draw:g>
                  <svg:desc>'Abrir Calc'.F4:'Abrir Calc'.N4</svg:desc>
                </draw:g>
              </table:table-cell>
              <table:table-cell office:value-type="float" office:value="0">
                <text:p>0</text:p>
                <draw:g>
                  <svg:desc>'Abrir Calc'.F5:'Abrir Calc'.N5</svg:desc>
                </draw:g>
              </table:table-cell>
              <table:table-cell office:value-type="float" office:value="0">
                <text:p>0</text:p>
                <draw:g>
                  <svg:desc>'Abrir Calc'.F6:'Abrir Calc'.N6</svg:desc>
                </draw:g>
              </table:table-cell>
              <table:table-cell office:value-type="float" office:value="0">
                <text:p>0</text:p>
                <draw:g>
                  <svg:desc>'Abrir Calc'.F7:'Abrir Calc'.N7</svg:desc>
                </draw:g>
              </table:table-cell>
              <table:table-cell office:value-type="float" office:value="0">
                <text:p>0</text:p>
                <draw:g>
                  <svg:desc>'Abrir Calc'.F8:'Abrir Calc'.N8</svg:desc>
                </draw:g>
              </table:table-cell>
              <table:table-cell office:value-type="float" office:value="0">
                <text:p>0</text:p>
                <draw:g>
                  <svg:desc>'Abrir Calc'.F9:'Abrir Calc'.N9</svg:desc>
                </draw:g>
              </table:table-cell>
              <table:table-cell office:value-type="float" office:value="0">
                <text:p>0</text:p>
                <draw:g>
                  <svg:desc>'Abrir Calc'.F10:'Abrir Calc'.N10</svg:desc>
                </draw:g>
              </table:table-cell>
              <table:table-cell office:value-type="float" office:value="0">
                <text:p>0</text:p>
                <draw:g>
                  <svg:desc>'Abrir Calc'.F11:'Abrir Calc'.N11</svg:desc>
                </draw:g>
              </table:table-cell>
              <table:table-cell office:value-type="float" office:value="0">
                <text:p>0</text:p>
                <draw:g>
                  <svg:desc>'Abrir Calc'.F12:'Abrir Calc'.N12</svg:desc>
                </draw:g>
              </table:table-cell>
            </table:table-row>
            <table:table-row>
              <table:table-cell office:value-type="float" office:value="0.444788">
                <text:p>0.444788</text:p>
              </table:table-cell>
              <table:table-cell office:value-type="float" office:value="0.283675">
                <text:p>0.283675</text:p>
              </table:table-cell>
              <table:table-cell office:value-type="float" office:value="0.0704887">
                <text:p>0.0704887</text:p>
              </table:table-cell>
              <table:table-cell office:value-type="float" office:value="0.080044">
                <text:p>0.080044</text:p>
              </table:table-cell>
              <table:table-cell office:value-type="float" office:value="0.513469">
                <text:p>0.513469</text:p>
              </table:table-cell>
              <table:table-cell office:value-type="float" office:value="0.0888465">
                <text:p>0.0888465</text:p>
              </table:table-cell>
              <table:table-cell office:value-type="float" office:value="0.311505">
                <text:p>0.311505</text:p>
              </table:table-cell>
              <table:table-cell office:value-type="float" office:value="0.393936">
                <text:p>0.393936</text:p>
              </table:table-cell>
              <table:table-cell office:value-type="float" office:value="0.0739503">
                <text:p>0.0739503</text:p>
              </table:table-cell>
              <table:table-cell office:value-type="float" office:value="0.330117">
                <text:p>0.330117</text:p>
              </table:table-cell>
              <table:table-cell office:value-type="float" office:value="0.444788">
                <text:p>0.444788</text:p>
              </table:table-cell>
            </table:table-row>
            <table:table-row>
              <table:table-cell office:value-type="float" office:value="0.808286">
                <text:p>0.808286</text:p>
              </table:table-cell>
              <table:table-cell office:value-type="float" office:value="0.358163">
                <text:p>0.358163</text:p>
              </table:table-cell>
              <table:table-cell office:value-type="float" office:value="0.223197">
                <text:p>0.223197</text:p>
              </table:table-cell>
              <table:table-cell office:value-type="float" office:value="0.477129">
                <text:p>0.477129</text:p>
              </table:table-cell>
              <table:table-cell office:value-type="float" office:value="0.557958">
                <text:p>0.557958</text:p>
              </table:table-cell>
              <table:table-cell office:value-type="float" office:value="0.138313">
                <text:p>0.138313</text:p>
              </table:table-cell>
              <table:table-cell office:value-type="float" office:value="0.356636">
                <text:p>0.356636</text:p>
              </table:table-cell>
              <table:table-cell office:value-type="float" office:value="0.656579">
                <text:p>0.656579</text:p>
              </table:table-cell>
              <table:table-cell office:value-type="float" office:value="0.197574">
                <text:p>0.197574</text:p>
              </table:table-cell>
              <table:table-cell office:value-type="float" office:value="0.37819">
                <text:p>0.37819</text:p>
              </table:table-cell>
              <table:table-cell office:value-type="float" office:value="0.808286">
                <text:p>0.808286</text:p>
              </table:table-cell>
            </table:table-row>
            <table:table-row>
              <table:table-cell office:value-type="float" office:value="0.840495">
                <text:p>0.840495</text:p>
              </table:table-cell>
              <table:table-cell office:value-type="float" office:value="0.461961">
                <text:p>0.461961</text:p>
              </table:table-cell>
              <table:table-cell office:value-type="float" office:value="0.574153">
                <text:p>0.574153</text:p>
              </table:table-cell>
              <table:table-cell office:value-type="float" office:value="0.517674">
                <text:p>0.517674</text:p>
              </table:table-cell>
              <table:table-cell office:value-type="float" office:value="0.634078">
                <text:p>0.634078</text:p>
              </table:table-cell>
              <table:table-cell office:value-type="float" office:value="0.170126">
                <text:p>0.170126</text:p>
              </table:table-cell>
              <table:table-cell office:value-type="float" office:value="0.450441">
                <text:p>0.450441</text:p>
              </table:table-cell>
              <table:table-cell office:value-type="float" office:value="0.818193">
                <text:p>0.818193</text:p>
              </table:table-cell>
              <table:table-cell office:value-type="float" office:value="0.782012">
                <text:p>0.782012</text:p>
              </table:table-cell>
              <table:table-cell office:value-type="float" office:value="0.522425">
                <text:p>0.522425</text:p>
              </table:table-cell>
              <table:table-cell office:value-type="float" office:value="0.840495">
                <text:p>0.840495</text:p>
              </table:table-cell>
            </table:table-row>
            <table:table-row>
              <table:table-cell office:value-type="float" office:value="0.855836">
                <text:p>0.855836</text:p>
              </table:table-cell>
              <table:table-cell office:value-type="float" office:value="0.641837">
                <text:p>0.641837</text:p>
              </table:table-cell>
              <table:table-cell office:value-type="float" office:value="0.6138">
                <text:p>0.6138</text:p>
              </table:table-cell>
              <table:table-cell office:value-type="float" office:value="0.564449">
                <text:p>0.564449</text:p>
              </table:table-cell>
              <table:table-cell office:value-type="float" office:value="0.759955">
                <text:p>0.759955</text:p>
              </table:table-cell>
              <table:table-cell office:value-type="float" office:value="0.234724">
                <text:p>0.234724</text:p>
              </table:table-cell>
              <table:table-cell office:value-type="float" office:value="0.672566">
                <text:p>0.672566</text:p>
              </table:table-cell>
              <table:table-cell office:value-type="float" office:value="0.858581">
                <text:p>0.858581</text:p>
              </table:table-cell>
              <table:table-cell office:value-type="float" office:value="0.922187">
                <text:p>0.922187</text:p>
              </table:table-cell>
              <table:table-cell office:value-type="float" office:value="0.833321">
                <text:p>0.833321</text:p>
              </table:table-cell>
              <table:table-cell office:value-type="float" office:value="0.855836">
                <text:p>0.855836</text:p>
              </table:table-cell>
            </table:table-row>
            <table:table-row>
              <table:table-cell office:value-type="float" office:value="0.907977">
                <text:p>0.907977</text:p>
              </table:table-cell>
              <table:table-cell office:value-type="float" office:value="0.687797">
                <text:p>0.687797</text:p>
              </table:table-cell>
              <table:table-cell office:value-type="float" office:value="0.657851">
                <text:p>0.657851</text:p>
              </table:table-cell>
              <table:table-cell office:value-type="float" office:value="0.717256">
                <text:p>0.717256</text:p>
              </table:table-cell>
              <table:table-cell office:value-type="float" office:value="0.801522">
                <text:p>0.801522</text:p>
              </table:table-cell>
              <table:table-cell office:value-type="float" office:value="0.333269">
                <text:p>0.333269</text:p>
              </table:table-cell>
              <table:table-cell office:value-type="float" office:value="0.702652">
                <text:p>0.702652</text:p>
              </table:table-cell>
              <table:table-cell office:value-type="float" office:value="0.878775">
                <text:p>0.878775</text:p>
              </table:table-cell>
              <table:table-cell office:value-type="float" office:value="0.944263">
                <text:p>0.944263</text:p>
              </table:table-cell>
              <table:table-cell office:value-type="float" office:value="0.910244">
                <text:p>0.910244</text:p>
              </table:table-cell>
              <table:table-cell office:value-type="float" office:value="0.907977">
                <text:p>0.907977</text:p>
              </table:table-cell>
            </table:table-row>
            <table:table-row>
              <table:table-cell office:value-type="float" office:value="0.920254">
                <text:p>0.920254</text:p>
              </table:table-cell>
              <table:table-cell office:value-type="float" office:value="0.756733">
                <text:p>0.756733</text:p>
              </table:table-cell>
              <table:table-cell office:value-type="float" office:value="0.747429">
                <text:p>0.747429</text:p>
              </table:table-cell>
              <table:table-cell office:value-type="float" office:value="0.939711">
                <text:p>0.939711</text:p>
              </table:table-cell>
              <table:table-cell office:value-type="float" office:value="0.861242">
                <text:p>0.861242</text:p>
              </table:table-cell>
              <table:table-cell office:value-type="float" office:value="0.517945">
                <text:p>0.517945</text:p>
              </table:table-cell>
              <table:table-cell office:value-type="float" office:value="0.791149">
                <text:p>0.791149</text:p>
              </table:table-cell>
              <table:table-cell office:value-type="float" office:value="0.909096">
                <text:p>0.909096</text:p>
              </table:table-cell>
              <table:table-cell office:value-type="float" office:value="0.963577">
                <text:p>0.963577</text:p>
              </table:table-cell>
              <table:table-cell office:value-type="float" office:value="0.967946">
                <text:p>0.967946</text:p>
              </table:table-cell>
              <table:table-cell office:value-type="float" office:value="0.920254">
                <text:p>0.920254</text:p>
              </table:table-cell>
            </table:table-row>
            <table:table-row>
              <table:table-cell office:value-type="float" office:value="0.953988">
                <text:p>0.953988</text:p>
              </table:table-cell>
              <table:table-cell office:value-type="float" office:value="0.96751">
                <text:p>0.96751</text:p>
              </table:table-cell>
              <table:table-cell office:value-type="float" office:value="0.867839">
                <text:p>0.867839</text:p>
              </table:table-cell>
              <table:table-cell office:value-type="float" office:value="0.968816">
                <text:p>0.968816</text:p>
              </table:table-cell>
              <table:table-cell office:value-type="float" office:value="0.971894">
                <text:p>0.971894</text:p>
              </table:table-cell>
              <table:table-cell office:value-type="float" office:value="0.731911">
                <text:p>0.731911</text:p>
              </table:table-cell>
              <table:table-cell office:value-type="float" office:value="0.984072">
                <text:p>0.984072</text:p>
              </table:table-cell>
              <table:table-cell office:value-type="float" office:value="0.939358">
                <text:p>0.939358</text:p>
              </table:table-cell>
              <table:table-cell office:value-type="float" office:value="0.982341">
                <text:p>0.982341</text:p>
              </table:table-cell>
              <table:table-cell office:value-type="float" office:value="0.983963">
                <text:p>0.983963</text:p>
              </table:table-cell>
              <table:table-cell office:value-type="float" office:value="0.953988">
                <text:p>0.9539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275cm" svg:height="9.005cm" xlink:href=".." xlink:type="simple" chart:class="chart:line" chart:row-mapping="0 1 2 3 4 5 6 7 8" chart:style-name="ch1">
        <chart:legend chart:legend-position="end" svg:x="19.635cm" svg:y="1.962cm" style:legend-expansion="high" chart:style-name="ch2"/>
        <chart:plot-area chart:style-name="ch3" table:cell-range-address="'Vai chover'.C3:'Vai chover'.L12" chart:data-source-has-labels="row" svg:x="0.445cm" svg:y="0.18cm" svg:width="18.745cm" svg:height="8.645cm">
          <chartooo:coordinate-region svg:x="1.172cm" svg:y="0.38cm" svg:width="18.018cm" svg:height="7.798cm"/>
          <chart:axis chart:dimension="x" chart:name="primary-x" chart:style-name="ch4" chartooo:axis-type="auto">
            <chartooo:date-scale/>
            <chart:categories table:cell-range-address="'Vai chover'.D12:'Vai chover'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ai chover'.C3:'Vai chover'.L3" chart:class="chart:line">
            <chart:data-point chart:repeated="10"/>
          </chart:series>
          <chart:series chart:style-name="ch7" chart:values-cell-range-address="'Vai chover'.C4:'Vai chover'.L4" chart:class="chart:line">
            <chart:data-point chart:repeated="10"/>
          </chart:series>
          <chart:series chart:style-name="ch8" chart:values-cell-range-address="'Vai chover'.C5:'Vai chover'.L5" chart:class="chart:line">
            <chart:data-point chart:repeated="10"/>
          </chart:series>
          <chart:series chart:style-name="ch9" chart:values-cell-range-address="'Vai chover'.C6:'Vai chover'.L6" chart:class="chart:line">
            <chart:data-point chart:repeated="10"/>
          </chart:series>
          <chart:series chart:style-name="ch10" chart:values-cell-range-address="'Vai chover'.C7:'Vai chover'.L7" chart:class="chart:line">
            <chart:data-point chart:repeated="10"/>
          </chart:series>
          <chart:series chart:style-name="ch11" chart:values-cell-range-address="'Vai chover'.C8:'Vai chover'.L8" chart:class="chart:line">
            <chart:data-point chart:repeated="10"/>
          </chart:series>
          <chart:series chart:style-name="ch12" chart:values-cell-range-address="'Vai chover'.C9:'Vai chover'.L9" chart:class="chart:line">
            <chart:data-point chart:repeated="10"/>
          </chart:series>
          <chart:series chart:style-name="ch13" chart:values-cell-range-address="'Vai chover'.C10:'Vai chover'.L10" chart:class="chart:line">
            <chart:data-point chart:repeated="10"/>
          </chart:series>
          <chart:series chart:style-name="ch14" chart:values-cell-range-address="'Vai chover'.C11:'Vai chover'.L11" chart:class="chart:line">
            <chart:data-point chart:repeated="10"/>
          </chart:series>
          <chart:series chart:style-name="ch15" chart:values-cell-range-address="'Vai chover'.C12:'Vai chover'.L1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Vai chover'.D12:'Vai chover'.L12</svg:desc>
                </draw:g>
              </table:table-cell>
              <table:table-cell office:value-type="float" office:value="0.282166">
                <text:p>0.282166</text:p>
              </table:table-cell>
              <table:table-cell office:value-type="float" office:value="0.523393">
                <text:p>0.523393</text:p>
              </table:table-cell>
              <table:table-cell office:value-type="float" office:value="0.660822">
                <text:p>0.660822</text:p>
              </table:table-cell>
              <table:table-cell office:value-type="float" office:value="0.812868">
                <text:p>0.812868</text:p>
              </table:table-cell>
              <table:table-cell office:value-type="float" office:value="0.948831">
                <text:p>0.948831</text:p>
              </table:table-cell>
              <table:table-cell office:value-type="float" office:value="0.963449">
                <text:p>0.963449</text:p>
              </table:table-cell>
              <table:table-cell office:value-type="float" office:value="0.985382">
                <text:p>0.985382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3:'Vai chover'.L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79596">
                <text:p>0.379596</text:p>
              </table:table-cell>
              <table:table-cell office:value-type="float" office:value="0.461949">
                <text:p>0.461949</text:p>
              </table:table-cell>
              <table:table-cell office:value-type="float" office:value="0.589706">
                <text:p>0.589706</text:p>
              </table:table-cell>
              <table:table-cell office:value-type="float" office:value="0.794853">
                <text:p>0.794853</text:p>
              </table:table-cell>
              <table:table-cell office:value-type="float" office:value="0.893137">
                <text:p>0.893137</text:p>
              </table:table-cell>
              <table:table-cell office:value-type="float" office:value="0.901716">
                <text:p>0.901716</text:p>
              </table:table-cell>
              <table:table-cell office:value-type="float" office:value="0.927512">
                <text:p>0.927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4:'Vai chover'.L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04603">
                <text:p>0.304603</text:p>
              </table:table-cell>
              <table:table-cell office:value-type="float" office:value="0.387447">
                <text:p>0.387447</text:p>
              </table:table-cell>
              <table:table-cell office:value-type="float" office:value="0.59077">
                <text:p>0.59077</text:p>
              </table:table-cell>
              <table:table-cell office:value-type="float" office:value="0.628464">
                <text:p>0.628464</text:p>
              </table:table-cell>
              <table:table-cell office:value-type="float" office:value="0.717121">
                <text:p>0.717121</text:p>
              </table:table-cell>
              <table:table-cell office:value-type="float" office:value="0.910463">
                <text:p>0.910463</text:p>
              </table:table-cell>
              <table:table-cell office:value-type="float" office:value="0.935533">
                <text:p>0.935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5:'Vai chover'.L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14044">
                <text:p>0.214044</text:p>
              </table:table-cell>
              <table:table-cell office:value-type="float" office:value="0.631583">
                <text:p>0.631583</text:p>
              </table:table-cell>
              <table:table-cell office:value-type="float" office:value="0.645595">
                <text:p>0.645595</text:p>
              </table:table-cell>
              <table:table-cell office:value-type="float" office:value="0.689442">
                <text:p>0.689442</text:p>
              </table:table-cell>
              <table:table-cell office:value-type="float" office:value="0.77895">
                <text:p>0.77895</text:p>
              </table:table-cell>
              <table:table-cell office:value-type="float" office:value="0.801698">
                <text:p>0.801698</text:p>
              </table:table-cell>
              <table:table-cell office:value-type="float" office:value="0.928047">
                <text:p>0.928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6:'Vai chover'.L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62521">
                <text:p>0.362521</text:p>
              </table:table-cell>
              <table:table-cell office:value-type="float" office:value="0.448543">
                <text:p>0.448543</text:p>
              </table:table-cell>
              <table:table-cell office:value-type="float" office:value="0.513055">
                <text:p>0.513055</text:p>
              </table:table-cell>
              <table:table-cell office:value-type="float" office:value="0.588328">
                <text:p>0.588328</text:p>
              </table:table-cell>
              <table:table-cell office:value-type="float" office:value="0.86175">
                <text:p>0.86175</text:p>
              </table:table-cell>
              <table:table-cell office:value-type="float" office:value="0.894009">
                <text:p>0.894009</text:p>
              </table:table-cell>
              <table:table-cell office:value-type="float" office:value="0.952385">
                <text:p>0.952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7:'Vai chover'.L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72071">
                <text:p>0.272071</text:p>
              </table:table-cell>
              <table:table-cell office:value-type="float" office:value="0.434155">
                <text:p>0.434155</text:p>
              </table:table-cell>
              <table:table-cell office:value-type="float" office:value="0.549925">
                <text:p>0.549925</text:p>
              </table:table-cell>
              <table:table-cell office:value-type="float" office:value="0.665701">
                <text:p>0.665701</text:p>
              </table:table-cell>
              <table:table-cell office:value-type="float" office:value="0.827785">
                <text:p>0.827785</text:p>
              </table:table-cell>
              <table:table-cell office:value-type="float" office:value="0.859624">
                <text:p>0.859624</text:p>
              </table:table-cell>
              <table:table-cell office:value-type="float" office:value="0.894355">
                <text:p>0.894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8:'Vai chover'.L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7204">
                <text:p>0.27204</text:p>
              </table:table-cell>
              <table:table-cell office:value-type="float" office:value="0.51828">
                <text:p>0.51828</text:p>
              </table:table-cell>
              <table:table-cell office:value-type="float" office:value="0.609677">
                <text:p>0.609677</text:p>
              </table:table-cell>
              <table:table-cell office:value-type="float" office:value="0.7043">
                <text:p>0.7043</text:p>
              </table:table-cell>
              <table:table-cell office:value-type="float" office:value="0.830106">
                <text:p>0.830106</text:p>
              </table:table-cell>
              <table:table-cell office:value-type="float" office:value="0.879571">
                <text:p>0.879571</text:p>
              </table:table-cell>
              <table:table-cell office:value-type="float" office:value="0.958063">
                <text:p>0.958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9:'Vai chover'.L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02732">
                <text:p>0.202732</text:p>
              </table:table-cell>
              <table:table-cell office:value-type="float" office:value="0.39123">
                <text:p>0.39123</text:p>
              </table:table-cell>
              <table:table-cell office:value-type="float" office:value="0.452732">
                <text:p>0.452732</text:p>
              </table:table-cell>
              <table:table-cell office:value-type="float" office:value="0.611618">
                <text:p>0.611618</text:p>
              </table:table-cell>
              <table:table-cell office:value-type="float" office:value="0.670842">
                <text:p>0.670842</text:p>
              </table:table-cell>
              <table:table-cell office:value-type="float" office:value="0.81492">
                <text:p>0.81492</text:p>
              </table:table-cell>
              <table:table-cell office:value-type="float" office:value="0.855922">
                <text:p>0.855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10:'Vai chover'.L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31966">
                <text:p>0.231966</text:p>
              </table:table-cell>
              <table:table-cell office:value-type="float" office:value="0.415422">
                <text:p>0.415422</text:p>
              </table:table-cell>
              <table:table-cell office:value-type="float" office:value="0.575248">
                <text:p>0.575248</text:p>
              </table:table-cell>
              <table:table-cell office:value-type="float" office:value="0.718284">
                <text:p>0.718284</text:p>
              </table:table-cell>
              <table:table-cell office:value-type="float" office:value="0.833956">
                <text:p>0.833956</text:p>
              </table:table-cell>
              <table:table-cell office:value-type="float" office:value="0.913557">
                <text:p>0.913557</text:p>
              </table:table-cell>
              <table:table-cell office:value-type="float" office:value="0.942165">
                <text:p>0.942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11:'Vai chover'.L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608619">
                <text:p>0.608619</text:p>
              </table:table-cell>
              <table:table-cell office:value-type="float" office:value="0.801614">
                <text:p>0.801614</text:p>
              </table:table-cell>
              <table:table-cell office:value-type="float" office:value="0.917416">
                <text:p>0.917416</text:p>
              </table:table-cell>
              <table:table-cell office:value-type="float" office:value="0.929083">
                <text:p>0.929083</text:p>
              </table:table-cell>
              <table:table-cell office:value-type="float" office:value="0.950629">
                <text:p>0.950629</text:p>
              </table:table-cell>
              <table:table-cell office:value-type="float" office:value="0.957811">
                <text:p>0.957811</text:p>
              </table:table-cell>
              <table:table-cell office:value-type="float" office:value="0.963194">
                <text:p>0.963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12:'Vai chover'.L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82166">
                <text:p>0.282166</text:p>
              </table:table-cell>
              <table:table-cell office:value-type="float" office:value="0.523393">
                <text:p>0.523393</text:p>
              </table:table-cell>
              <table:table-cell office:value-type="float" office:value="0.660822">
                <text:p>0.660822</text:p>
              </table:table-cell>
              <table:table-cell office:value-type="float" office:value="0.812868">
                <text:p>0.812868</text:p>
              </table:table-cell>
              <table:table-cell office:value-type="float" office:value="0.948831">
                <text:p>0.948831</text:p>
              </table:table-cell>
              <table:table-cell office:value-type="float" office:value="0.963449">
                <text:p>0.963449</text:p>
              </table:table-cell>
              <table:table-cell office:value-type="float" office:value="0.985382">
                <text:p>0.98538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87cm" svg:height="9.005cm" xlink:href=".." xlink:type="simple" chart:class="chart:line" chart:row-mapping="8 0 1 2 3 4 5 6 7 8" chart:style-name="ch1">
        <chart:legend chart:legend-position="end" svg:x="19.747cm" svg:y="1.962cm" style:legend-expansion="high" chart:style-name="ch2"/>
        <chart:plot-area chart:style-name="ch3" table:cell-range-address="'Ver noticias'.D3:'Ver noticias'.L12" chart:data-source-has-labels="row" svg:x="0.447cm" svg:y="0.18cm" svg:width="18.853cm" svg:height="8.645cm">
          <chartooo:coordinate-region svg:x="1.174cm" svg:y="0.38cm" svg:width="18.032cm" svg:height="7.798cm"/>
          <chart:axis chart:dimension="x" chart:name="primary-x" chart:style-name="ch4" chartooo:axis-type="auto">
            <chartooo:date-scale/>
            <chart:categories table:cell-range-address="'Ver noticias'.D12:'Ver noticias'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er noticias'.D3:'Ver noticias'.L3" chart:class="chart:line">
            <chart:data-point chart:repeated="9"/>
          </chart:series>
          <chart:series chart:style-name="ch7" chart:values-cell-range-address="'Ver noticias'.D4:'Ver noticias'.L4" chart:class="chart:line">
            <chart:data-point chart:repeated="9"/>
          </chart:series>
          <chart:series chart:style-name="ch8" chart:values-cell-range-address="'Ver noticias'.D5:'Ver noticias'.L5" chart:class="chart:line">
            <chart:data-point chart:repeated="9"/>
          </chart:series>
          <chart:series chart:style-name="ch9" chart:values-cell-range-address="'Ver noticias'.D6:'Ver noticias'.L6" chart:class="chart:line">
            <chart:data-point chart:repeated="9"/>
          </chart:series>
          <chart:series chart:style-name="ch10" chart:values-cell-range-address="'Ver noticias'.D7:'Ver noticias'.L7" chart:class="chart:line">
            <chart:data-point chart:repeated="9"/>
          </chart:series>
          <chart:series chart:style-name="ch11" chart:values-cell-range-address="'Ver noticias'.D8:'Ver noticias'.L8" chart:class="chart:line">
            <chart:data-point chart:repeated="9"/>
          </chart:series>
          <chart:series chart:style-name="ch12" chart:values-cell-range-address="'Ver noticias'.D9:'Ver noticias'.L9" chart:class="chart:line">
            <chart:data-point chart:repeated="9"/>
          </chart:series>
          <chart:series chart:style-name="ch13" chart:values-cell-range-address="'Ver noticias'.D10:'Ver noticias'.L10" chart:class="chart:line">
            <chart:data-point chart:repeated="9"/>
          </chart:series>
          <chart:series chart:style-name="ch14" chart:values-cell-range-address="'Ver noticias'.D11:'Ver noticias'.L11" chart:class="chart:line">
            <chart:data-point chart:repeated="9"/>
          </chart:series>
          <chart:series chart:style-name="ch15" chart:values-cell-range-address="'Ver noticias'.D12:'Ver noticias'.L12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Ver noticias'.D12:'Ver noticias'.L12</svg:desc>
                </draw:g>
              </table:table-cell>
              <table:table-cell office:value-type="float" office:value="0.202418">
                <text:p>0.202418</text:p>
              </table:table-cell>
              <table:table-cell office:value-type="float" office:value="0.770393">
                <text:p>0.770393</text:p>
              </table:table-cell>
              <table:table-cell office:value-type="float" office:value="0.821753">
                <text:p>0.821753</text:p>
              </table:table-cell>
              <table:table-cell office:value-type="float" office:value="0.848943">
                <text:p>0.848943</text:p>
              </table:table-cell>
              <table:table-cell office:value-type="float" office:value="0.870091">
                <text:p>0.870091</text:p>
              </table:table-cell>
              <table:table-cell office:value-type="float" office:value="0.885197">
                <text:p>0.885197</text:p>
              </table:table-cell>
              <table:table-cell office:value-type="float" office:value="0.981874">
                <text:p>0.981874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Ver noticias'.D3:'Ver noticias'.L3</svg:desc>
                </draw:g>
              </table:table-cell>
              <table:table-cell office:value-type="float" office:value="0.164482">
                <text:p>0.164482</text:p>
              </table:table-cell>
              <table:table-cell office:value-type="float" office:value="0.414076">
                <text:p>0.414076</text:p>
              </table:table-cell>
              <table:table-cell office:value-type="float" office:value="0.511458">
                <text:p>0.511458</text:p>
              </table:table-cell>
              <table:table-cell office:value-type="float" office:value="0.672669">
                <text:p>0.672669</text:p>
              </table:table-cell>
              <table:table-cell office:value-type="float" office:value="0.711948">
                <text:p>0.711948</text:p>
              </table:table-cell>
              <table:table-cell office:value-type="float" office:value="0.855974">
                <text:p>0.855974</text:p>
              </table:table-cell>
              <table:table-cell office:value-type="float" office:value="0.963176">
                <text:p>0.963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Ver noticias'.D4:'Ver noticias'.L4</svg:desc>
                </draw:g>
              </table:table-cell>
              <table:table-cell office:value-type="float" office:value="0.274294">
                <text:p>0.274294</text:p>
              </table:table-cell>
              <table:table-cell office:value-type="float" office:value="0.377472">
                <text:p>0.377472</text:p>
              </table:table-cell>
              <table:table-cell office:value-type="float" office:value="0.585556">
                <text:p>0.585556</text:p>
              </table:table-cell>
              <table:table-cell office:value-type="float" office:value="0.641446">
                <text:p>0.641446</text:p>
              </table:table-cell>
              <table:table-cell office:value-type="float" office:value="0.739468">
                <text:p>0.739468</text:p>
              </table:table-cell>
              <table:table-cell office:value-type="float" office:value="0.8994">
                <text:p>0.8994</text:p>
              </table:table-cell>
              <table:table-cell office:value-type="float" office:value="0.934653">
                <text:p>0.934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Ver noticias'.D5:'Ver noticias'.L5</svg:desc>
                </draw:g>
              </table:table-cell>
              <table:table-cell office:value-type="float" office:value="0.284081">
                <text:p>0.284081</text:p>
              </table:table-cell>
              <table:table-cell office:value-type="float" office:value="0.366753">
                <text:p>0.366753</text:p>
              </table:table-cell>
              <table:table-cell office:value-type="float" office:value="0.573437">
                <text:p>0.573437</text:p>
              </table:table-cell>
              <table:table-cell office:value-type="float" office:value="0.647317">
                <text:p>0.647317</text:p>
              </table:table-cell>
              <table:table-cell office:value-type="float" office:value="0.751098">
                <text:p>0.751098</text:p>
              </table:table-cell>
              <table:table-cell office:value-type="float" office:value="0.891821">
                <text:p>0.891821</text:p>
              </table:table-cell>
              <table:table-cell office:value-type="float" office:value="0.931397">
                <text:p>0.931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Ver noticias'.D6:'Ver noticias'.L6</svg:desc>
                </draw:g>
              </table:table-cell>
              <table:table-cell office:value-type="float" office:value="0.288347">
                <text:p>0.288347</text:p>
              </table:table-cell>
              <table:table-cell office:value-type="float" office:value="0.414723">
                <text:p>0.414723</text:p>
              </table:table-cell>
              <table:table-cell office:value-type="float" office:value="0.611043">
                <text:p>0.611043</text:p>
              </table:table-cell>
              <table:table-cell office:value-type="float" office:value="0.671164">
                <text:p>0.671164</text:p>
              </table:table-cell>
              <table:table-cell office:value-type="float" office:value="0.734968">
                <text:p>0.734968</text:p>
              </table:table-cell>
              <table:table-cell office:value-type="float" office:value="0.804905">
                <text:p>0.804905</text:p>
              </table:table-cell>
              <table:table-cell office:value-type="float" office:value="0.873617">
                <text:p>0.873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Ver noticias'.D7:'Ver noticias'.L7</svg:desc>
                </draw:g>
              </table:table-cell>
              <table:table-cell office:value-type="float" office:value="0.197183">
                <text:p>0.197183</text:p>
              </table:table-cell>
              <table:table-cell office:value-type="float" office:value="0.368308">
                <text:p>0.368308</text:p>
              </table:table-cell>
              <table:table-cell office:value-type="float" office:value="0.547885">
                <text:p>0.547885</text:p>
              </table:table-cell>
              <table:table-cell office:value-type="float" office:value="0.629577">
                <text:p>0.629577</text:p>
              </table:table-cell>
              <table:table-cell office:value-type="float" office:value="0.771831">
                <text:p>0.771831</text:p>
              </table:table-cell>
              <table:table-cell office:value-type="float" office:value="0.836619">
                <text:p>0.836619</text:p>
              </table:table-cell>
              <table:table-cell office:value-type="float" office:value="0.966899">
                <text:p>0.966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Ver noticias'.D8:'Ver noticias'.L8</svg:desc>
                </draw:g>
              </table:table-cell>
              <table:table-cell office:value-type="float" office:value="0.204137">
                <text:p>0.204137</text:p>
              </table:table-cell>
              <table:table-cell office:value-type="float" office:value="0.390309">
                <text:p>0.390309</text:p>
              </table:table-cell>
              <table:table-cell office:value-type="float" office:value="0.436036">
                <text:p>0.436036</text:p>
              </table:table-cell>
              <table:table-cell office:value-type="float" office:value="0.592812">
                <text:p>0.592812</text:p>
              </table:table-cell>
              <table:table-cell office:value-type="float" office:value="0.647795">
                <text:p>0.647795</text:p>
              </table:table-cell>
              <table:table-cell office:value-type="float" office:value="0.794774">
                <text:p>0.794774</text:p>
              </table:table-cell>
              <table:table-cell office:value-type="float" office:value="0.922155">
                <text:p>0.922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Ver noticias'.D9:'Ver noticias'.L9</svg:desc>
                </draw:g>
              </table:table-cell>
              <table:table-cell office:value-type="float" office:value="0.301291">
                <text:p>0.301291</text:p>
              </table:table-cell>
              <table:table-cell office:value-type="float" office:value="0.390489">
                <text:p>0.390489</text:p>
              </table:table-cell>
              <table:table-cell office:value-type="float" office:value="0.638259">
                <text:p>0.638259</text:p>
              </table:table-cell>
              <table:table-cell office:value-type="float" office:value="0.669972">
                <text:p>0.669972</text:p>
              </table:table-cell>
              <table:table-cell office:value-type="float" office:value="0.721509">
                <text:p>0.721509</text:p>
              </table:table-cell>
              <table:table-cell office:value-type="float" office:value="0.797823">
                <text:p>0.797823</text:p>
              </table:table-cell>
              <table:table-cell office:value-type="float" office:value="0.880081">
                <text:p>0.880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Ver noticias'.D10:'Ver noticias'.L10</svg:desc>
                </draw:g>
              </table:table-cell>
              <table:table-cell office:value-type="float" office:value="0.209959">
                <text:p>0.209959</text:p>
              </table:table-cell>
              <table:table-cell office:value-type="float" office:value="0.44953">
                <text:p>0.44953</text:p>
              </table:table-cell>
              <table:table-cell office:value-type="float" office:value="0.481828">
                <text:p>0.481828</text:p>
              </table:table-cell>
              <table:table-cell office:value-type="float" office:value="0.510091">
                <text:p>0.510091</text:p>
              </table:table-cell>
              <table:table-cell office:value-type="float" office:value="0.582771">
                <text:p>0.582771</text:p>
              </table:table-cell>
              <table:table-cell office:value-type="float" office:value="0.816958">
                <text:p>0.816958</text:p>
              </table:table-cell>
              <table:table-cell office:value-type="float" office:value="0.978462">
                <text:p>0.978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Ver noticias'.D11:'Ver noticias'.L11</svg:desc>
                </draw:g>
              </table:table-cell>
              <table:table-cell office:value-type="float" office:value="0.21574">
                <text:p>0.21574</text:p>
              </table:table-cell>
              <table:table-cell office:value-type="float" office:value="0.500925">
                <text:p>0.500925</text:p>
              </table:table-cell>
              <table:table-cell office:value-type="float" office:value="0.530556">
                <text:p>0.530556</text:p>
              </table:table-cell>
              <table:table-cell office:value-type="float" office:value="0.601847">
                <text:p>0.601847</text:p>
              </table:table-cell>
              <table:table-cell office:value-type="float" office:value="0.83241">
                <text:p>0.83241</text:p>
              </table:table-cell>
              <table:table-cell office:value-type="float" office:value="0.866669">
                <text:p>0.866669</text:p>
              </table:table-cell>
              <table:table-cell office:value-type="float" office:value="0.883335">
                <text:p>0.883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Ver noticias'.D12:'Ver noticias'.L12</svg:desc>
                </draw:g>
              </table:table-cell>
              <table:table-cell office:value-type="float" office:value="0.202418">
                <text:p>0.202418</text:p>
              </table:table-cell>
              <table:table-cell office:value-type="float" office:value="0.770393">
                <text:p>0.770393</text:p>
              </table:table-cell>
              <table:table-cell office:value-type="float" office:value="0.821753">
                <text:p>0.821753</text:p>
              </table:table-cell>
              <table:table-cell office:value-type="float" office:value="0.848943">
                <text:p>0.848943</text:p>
              </table:table-cell>
              <table:table-cell office:value-type="float" office:value="0.870091">
                <text:p>0.870091</text:p>
              </table:table-cell>
              <table:table-cell office:value-type="float" office:value="0.885197">
                <text:p>0.885197</text:p>
              </table:table-cell>
              <table:table-cell office:value-type="float" office:value="0.981874">
                <text:p>0.98187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58cm" svg:height="9.005cm" xlink:href=".." xlink:type="simple" chart:class="chart:line" chart:style-name="ch1">
        <chart:legend chart:legend-position="end" svg:x="19.612cm" svg:y="1.962cm" style:legend-expansion="high" chart:style-name="ch2"/>
        <chart:plot-area chart:style-name="ch3" table:cell-range-address="Alarme.C3:Alarme.K12" chart:data-source-has-labels="both" svg:x="0.447cm" svg:y="0.18cm" svg:width="18.718cm" svg:height="8.645cm">
          <chartooo:coordinate-region svg:x="1.174cm" svg:y="0.38cm" svg:width="17.897cm" svg:height="7.798cm"/>
          <chart:axis chart:dimension="x" chart:name="primary-x" chart:style-name="ch4" chartooo:axis-type="auto">
            <chartooo:date-scale/>
            <chart:categories table:cell-range-address="Alarme.C12:Alarme.K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arme.C3:Alarme.K3" loext:label-string="alarme1" chart:class="chart:line">
            <chart:data-point chart:repeated="9"/>
          </chart:series>
          <chart:series chart:style-name="ch7" chart:values-cell-range-address="Alarme.C4:Alarme.K4" loext:label-string="alarme2" chart:class="chart:line">
            <chart:data-point chart:repeated="9"/>
          </chart:series>
          <chart:series chart:style-name="ch8" chart:values-cell-range-address="Alarme.C5:Alarme.K5" loext:label-string="alarme3" chart:class="chart:line">
            <chart:data-point chart:repeated="9"/>
          </chart:series>
          <chart:series chart:style-name="ch9" chart:values-cell-range-address="Alarme.C6:Alarme.K6" loext:label-string="alarme4" chart:class="chart:line">
            <chart:data-point chart:repeated="9"/>
          </chart:series>
          <chart:series chart:style-name="ch10" chart:values-cell-range-address="Alarme.C7:Alarme.K7" loext:label-string="alarme5" chart:class="chart:line">
            <chart:data-point chart:repeated="9"/>
          </chart:series>
          <chart:series chart:style-name="ch11" chart:values-cell-range-address="Alarme.C8:Alarme.K8" loext:label-string="alarme6" chart:class="chart:line">
            <chart:data-point chart:repeated="9"/>
          </chart:series>
          <chart:series chart:style-name="ch12" chart:values-cell-range-address="Alarme.C9:Alarme.K9" loext:label-string="alarme7" chart:class="chart:line">
            <chart:data-point chart:repeated="9"/>
          </chart:series>
          <chart:series chart:style-name="ch13" chart:values-cell-range-address="Alarme.C10:Alarme.K10" loext:label-string="alarme8" chart:class="chart:line">
            <chart:data-point chart:repeated="9"/>
          </chart:series>
          <chart:series chart:style-name="ch14" chart:values-cell-range-address="Alarme.C11:Alarme.K11" loext:label-string="alarme9" chart:class="chart:line">
            <chart:data-point chart:repeated="9"/>
          </chart:series>
          <chart:series chart:style-name="ch15" chart:values-cell-range-address="Alarme.C12:Alarme.K12" loext:label-string="alarme10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arme1</text:p>
              </table:table-cell>
              <table:table-cell office:value-type="string">
                <text:p>alarme2</text:p>
              </table:table-cell>
              <table:table-cell office:value-type="string">
                <text:p>alarme3</text:p>
              </table:table-cell>
              <table:table-cell office:value-type="string">
                <text:p>alarme4</text:p>
              </table:table-cell>
              <table:table-cell office:value-type="string">
                <text:p>alarme5</text:p>
              </table:table-cell>
              <table:table-cell office:value-type="string">
                <text:p>alarme6</text:p>
              </table:table-cell>
              <table:table-cell office:value-type="string">
                <text:p>alarme7</text:p>
              </table:table-cell>
              <table:table-cell office:value-type="string">
                <text:p>alarme8</text:p>
              </table:table-cell>
              <table:table-cell office:value-type="string">
                <text:p>alarme9</text:p>
              </table:table-cell>
              <table:table-cell office:value-type="string">
                <text:p>alarme10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larme.C12:Alarme.K12</svg:desc>
                </draw:g>
              </table:table-cell>
              <table:table-cell office:value-type="float" office:value="0">
                <text:p>0</text:p>
                <draw:g>
                  <svg:desc>Alarme.C3:Alarme.K3</svg:desc>
                </draw:g>
              </table:table-cell>
              <table:table-cell office:value-type="float" office:value="0">
                <text:p>0</text:p>
                <draw:g>
                  <svg:desc>Alarme.C4:Alarme.K4</svg:desc>
                </draw:g>
              </table:table-cell>
              <table:table-cell office:value-type="float" office:value="0">
                <text:p>0</text:p>
                <draw:g>
                  <svg:desc>Alarme.C5:Alarme.K5</svg:desc>
                </draw:g>
              </table:table-cell>
              <table:table-cell office:value-type="float" office:value="0">
                <text:p>0</text:p>
                <draw:g>
                  <svg:desc>Alarme.C6:Alarme.K6</svg:desc>
                </draw:g>
              </table:table-cell>
              <table:table-cell office:value-type="float" office:value="0">
                <text:p>0</text:p>
                <draw:g>
                  <svg:desc>Alarme.C7:Alarme.K7</svg:desc>
                </draw:g>
              </table:table-cell>
              <table:table-cell office:value-type="float" office:value="0">
                <text:p>0</text:p>
                <draw:g>
                  <svg:desc>Alarme.C8:Alarme.K8</svg:desc>
                </draw:g>
              </table:table-cell>
              <table:table-cell office:value-type="float" office:value="0">
                <text:p>0</text:p>
                <draw:g>
                  <svg:desc>Alarme.C9:Alarme.K9</svg:desc>
                </draw:g>
              </table:table-cell>
              <table:table-cell office:value-type="float" office:value="0">
                <text:p>0</text:p>
                <draw:g>
                  <svg:desc>Alarme.C10:Alarme.K10</svg:desc>
                </draw:g>
              </table:table-cell>
              <table:table-cell office:value-type="float" office:value="0">
                <text:p>0</text:p>
                <draw:g>
                  <svg:desc>Alarme.C11:Alarme.K11</svg:desc>
                </draw:g>
              </table:table-cell>
              <table:table-cell office:value-type="float" office:value="0">
                <text:p>0</text:p>
                <draw:g>
                  <svg:desc>Alarme.C12:Alarme.K12</svg:desc>
                </draw:g>
              </table:table-cell>
            </table:table-row>
            <table:table-row>
              <table:table-cell office:value-type="float" office:value="0.0280297">
                <text:p>0.0280297</text:p>
              </table:table-cell>
              <table:table-cell office:value-type="float" office:value="0.0585813">
                <text:p>0.0585813</text:p>
              </table:table-cell>
              <table:table-cell office:value-type="float" office:value="0.148879">
                <text:p>0.148879</text:p>
              </table:table-cell>
              <table:table-cell office:value-type="float" office:value="0.50443">
                <text:p>0.50443</text:p>
              </table:table-cell>
              <table:table-cell office:value-type="float" office:value="0.082096">
                <text:p>0.082096</text:p>
              </table:table-cell>
              <table:table-cell office:value-type="float" office:value="0.46835">
                <text:p>0.46835</text:p>
              </table:table-cell>
              <table:table-cell office:value-type="float" office:value="0.0594297">
                <text:p>0.0594297</text:p>
              </table:table-cell>
              <table:table-cell office:value-type="float" office:value="0.0762153">
                <text:p>0.0762153</text:p>
              </table:table-cell>
              <table:table-cell office:value-type="float" office:value="0.224029">
                <text:p>0.224029</text:p>
              </table:table-cell>
              <table:table-cell office:value-type="float" office:value="0.0588128">
                <text:p>0.0588128</text:p>
              </table:table-cell>
              <table:table-cell office:value-type="float" office:value="0.0280297">
                <text:p>0.0280297</text:p>
              </table:table-cell>
            </table:table-row>
            <table:table-row>
              <table:table-cell office:value-type="float" office:value="0.0734832">
                <text:p>0.0734832</text:p>
              </table:table-cell>
              <table:table-cell office:value-type="float" office:value="0.244443">
                <text:p>0.244443</text:p>
              </table:table-cell>
              <table:table-cell office:value-type="float" office:value="0.500005">
                <text:p>0.500005</text:p>
              </table:table-cell>
              <table:table-cell office:value-type="float" office:value="0.689976">
                <text:p>0.689976</text:p>
              </table:table-cell>
              <table:table-cell office:value-type="float" office:value="0.196122">
                <text:p>0.196122</text:p>
              </table:table-cell>
              <table:table-cell office:value-type="float" office:value="0.659718">
                <text:p>0.659718</text:p>
              </table:table-cell>
              <table:table-cell office:value-type="float" office:value="0.296097">
                <text:p>0.296097</text:p>
              </table:table-cell>
              <table:table-cell office:value-type="float" office:value="0.0992335">
                <text:p>0.0992335</text:p>
              </table:table-cell>
              <table:table-cell office:value-type="float" office:value="0.273217">
                <text:p>0.273217</text:p>
              </table:table-cell>
              <table:table-cell office:value-type="float" office:value="0.0859701">
                <text:p>0.0859701</text:p>
              </table:table-cell>
              <table:table-cell office:value-type="float" office:value="0.0734832">
                <text:p>0.0734832</text:p>
              </table:table-cell>
            </table:table-row>
            <table:table-row>
              <table:table-cell office:value-type="float" office:value="0.101516">
                <text:p>0.101516</text:p>
              </table:table-cell>
              <table:table-cell office:value-type="float" office:value="0.440402">
                <text:p>0.440402</text:p>
              </table:table-cell>
              <table:table-cell office:value-type="float" office:value="0.710677">
                <text:p>0.710677</text:p>
              </table:table-cell>
              <table:table-cell office:value-type="float" office:value="0.800933">
                <text:p>0.800933</text:p>
              </table:table-cell>
              <table:table-cell office:value-type="float" office:value="0.508553">
                <text:p>0.508553</text:p>
              </table:table-cell>
              <table:table-cell office:value-type="float" office:value="0.683549">
                <text:p>0.683549</text:p>
              </table:table-cell>
              <table:table-cell office:value-type="float" office:value="0.512224">
                <text:p>0.512224</text:p>
              </table:table-cell>
              <table:table-cell office:value-type="float" office:value="0.141688">
                <text:p>0.141688</text:p>
              </table:table-cell>
              <table:table-cell office:value-type="float" office:value="0.409834">
                <text:p>0.409834</text:p>
              </table:table-cell>
              <table:table-cell office:value-type="float" office:value="0.190045">
                <text:p>0.190045</text:p>
              </table:table-cell>
              <table:table-cell office:value-type="float" office:value="0.101516">
                <text:p>0.101516</text:p>
              </table:table-cell>
            </table:table-row>
            <table:table-row>
              <table:table-cell office:value-type="float" office:value="0.208333">
                <text:p>0.208333</text:p>
              </table:table-cell>
              <table:table-cell office:value-type="float" office:value="0.715149">
                <text:p>0.715149</text:p>
              </table:table-cell>
              <table:table-cell office:value-type="float" office:value="0.873599">
                <text:p>0.873599</text:p>
              </table:table-cell>
              <table:table-cell office:value-type="float" office:value="0.818183">
                <text:p>0.818183</text:p>
              </table:table-cell>
              <table:table-cell office:value-type="float" office:value="0.570125">
                <text:p>0.570125</text:p>
              </table:table-cell>
              <table:table-cell office:value-type="float" office:value="0.705116">
                <text:p>0.705116</text:p>
              </table:table-cell>
              <table:table-cell office:value-type="float" office:value="0.561098">
                <text:p>0.561098</text:p>
              </table:table-cell>
              <table:table-cell office:value-type="float" office:value="0.771865">
                <text:p>0.771865</text:p>
              </table:table-cell>
              <table:table-cell office:value-type="float" office:value="0.579237">
                <text:p>0.579237</text:p>
              </table:table-cell>
              <table:table-cell office:value-type="float" office:value="0.371038">
                <text:p>0.371038</text:p>
              </table:table-cell>
              <table:table-cell office:value-type="float" office:value="0.208333">
                <text:p>0.208333</text:p>
              </table:table-cell>
            </table:table-row>
            <table:table-row>
              <table:table-cell office:value-type="float" office:value="0.678029">
                <text:p>0.678029</text:p>
              </table:table-cell>
              <table:table-cell office:value-type="float" office:value="0.76768">
                <text:p>0.76768</text:p>
              </table:table-cell>
              <table:table-cell office:value-type="float" office:value="0.91011">
                <text:p>0.91011</text:p>
              </table:table-cell>
              <table:table-cell office:value-type="float" office:value="0.831703">
                <text:p>0.831703</text:p>
              </table:table-cell>
              <table:table-cell office:value-type="float" office:value="0.597489">
                <text:p>0.597489</text:p>
              </table:table-cell>
              <table:table-cell office:value-type="float" office:value="0.769152">
                <text:p>0.769152</text:p>
              </table:table-cell>
              <table:table-cell office:value-type="float" office:value="0.723872">
                <text:p>0.723872</text:p>
              </table:table-cell>
              <table:table-cell office:value-type="float" office:value="0.910484">
                <text:p>0.910484</text:p>
              </table:table-cell>
              <table:table-cell office:value-type="float" office:value="0.650265">
                <text:p>0.650265</text:p>
              </table:table-cell>
              <table:table-cell office:value-type="float" office:value="0.447956">
                <text:p>0.447956</text:p>
              </table:table-cell>
              <table:table-cell office:value-type="float" office:value="0.678029">
                <text:p>0.678029</text:p>
              </table:table-cell>
            </table:table-row>
            <table:table-row>
              <table:table-cell office:value-type="float" office:value="0.946969">
                <text:p>0.946969</text:p>
              </table:table-cell>
              <table:table-cell office:value-type="float" office:value="0.80808">
                <text:p>0.80808</text:p>
              </table:table-cell>
              <table:table-cell office:value-type="float" office:value="0.960674">
                <text:p>0.960674</text:p>
              </table:table-cell>
              <table:table-cell office:value-type="float" office:value="0.862005">
                <text:p>0.862005</text:p>
              </table:table-cell>
              <table:table-cell office:value-type="float" office:value="0.684151">
                <text:p>0.684151</text:p>
              </table:table-cell>
              <table:table-cell office:value-type="float" office:value="0.931504">
                <text:p>0.931504</text:p>
              </table:table-cell>
              <table:table-cell office:value-type="float" office:value="0.774985">
                <text:p>0.774985</text:p>
              </table:table-cell>
              <table:table-cell office:value-type="float" office:value="0.982095">
                <text:p>0.982095</text:p>
              </table:table-cell>
              <table:table-cell office:value-type="float" office:value="0.792355">
                <text:p>0.792355</text:p>
              </table:table-cell>
              <table:table-cell office:value-type="float" office:value="0.570135">
                <text:p>0.570135</text:p>
              </table:table-cell>
              <table:table-cell office:value-type="float" office:value="0.946969">
                <text:p>0.946969</text:p>
              </table:table-cell>
            </table:table-row>
            <table:table-row>
              <table:table-cell office:value-type="float" office:value="0.993182">
                <text:p>0.993182</text:p>
              </table:table-cell>
              <table:table-cell office:value-type="float" office:value="0.862623">
                <text:p>0.862623</text:p>
              </table:table-cell>
              <table:table-cell office:value-type="float" office:value="0.980337">
                <text:p>0.980337</text:p>
              </table:table-cell>
              <table:table-cell office:value-type="float" office:value="0.95944">
                <text:p>0.95944</text:p>
              </table:table-cell>
              <table:table-cell office:value-type="float" office:value="0.96807">
                <text:p>0.96807</text:p>
              </table:table-cell>
              <table:table-cell office:value-type="float" office:value="0.941156">
                <text:p>0.941156</text:p>
              </table:table-cell>
              <table:table-cell office:value-type="float" office:value="0.840538">
                <text:p>0.840538</text:p>
              </table:table-cell>
              <table:table-cell office:value-type="float" office:value="0.993344">
                <text:p>0.993344</text:p>
              </table:table-cell>
              <table:table-cell office:value-type="float" office:value="0.939883">
                <text:p>0.939883</text:p>
              </table:table-cell>
              <table:table-cell office:value-type="float" office:value="0.714932">
                <text:p>0.714932</text:p>
              </table:table-cell>
              <table:table-cell office:value-type="float" office:value="0.993182">
                <text:p>0.99318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236cm" svg:height="9.005cm" xlink:href=".." xlink:type="simple" chart:class="chart:line" chart:style-name="ch1">
        <chart:legend chart:legend-position="end" svg:x="20.04cm" svg:y="1.962cm" style:legend-expansion="high" chart:style-name="ch2"/>
        <chart:plot-area chart:style-name="ch3" table:cell-range-address="'Boa noite logan'.C3:'Boa noite logan'.K12" chart:data-source-has-labels="both" svg:x="0.464cm" svg:y="0.18cm" svg:width="19.112cm" svg:height="8.645cm">
          <chartooo:coordinate-region svg:x="1.191cm" svg:y="0.38cm" svg:width="18.291cm" svg:height="7.798cm"/>
          <chart:axis chart:dimension="x" chart:name="primary-x" chart:style-name="ch4" chartooo:axis-type="auto">
            <chartooo:date-scale/>
            <chart:categories table:cell-range-address="'Boa noite logan'.C8:'Boa noite logan'.K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oa noite logan'.C3:'Boa noite logan'.K3" loext:label-string="boa_noite1" chart:class="chart:line">
            <chart:data-point chart:repeated="9"/>
          </chart:series>
          <chart:series chart:style-name="ch7" chart:values-cell-range-address="'Boa noite logan'.C4:'Boa noite logan'.K4" loext:label-string="boa_noite2" chart:class="chart:line">
            <chart:data-point chart:repeated="9"/>
          </chart:series>
          <chart:series chart:style-name="ch8" chart:values-cell-range-address="'Boa noite logan'.C5:'Boa noite logan'.K5" loext:label-string="boa_noite3" chart:class="chart:line">
            <chart:data-point chart:repeated="9"/>
          </chart:series>
          <chart:series chart:style-name="ch9" chart:values-cell-range-address="'Boa noite logan'.C6:'Boa noite logan'.K6" loext:label-string="boa_noite4" chart:class="chart:line">
            <chart:data-point chart:repeated="9"/>
          </chart:series>
          <chart:series chart:style-name="ch10" chart:values-cell-range-address="'Boa noite logan'.C7:'Boa noite logan'.K7" loext:label-string="boa_noite5" chart:class="chart:line">
            <chart:data-point chart:repeated="9"/>
          </chart:series>
          <chart:series chart:style-name="ch11" chart:values-cell-range-address="'Boa noite logan'.C8:'Boa noite logan'.K8" loext:label-string="boa_noite6" chart:class="chart:line">
            <chart:data-point chart:repeated="9"/>
          </chart:series>
          <chart:series chart:style-name="ch12" chart:values-cell-range-address="'Boa noite logan'.C9:'Boa noite logan'.K9" loext:label-string="boa_noite7" chart:class="chart:line">
            <chart:data-point chart:repeated="9"/>
          </chart:series>
          <chart:series chart:style-name="ch13" chart:values-cell-range-address="'Boa noite logan'.C10:'Boa noite logan'.K10" loext:label-string="boa_noite8" chart:class="chart:line">
            <chart:data-point chart:repeated="9"/>
          </chart:series>
          <chart:series chart:style-name="ch14" chart:values-cell-range-address="'Boa noite logan'.C11:'Boa noite logan'.K11" loext:label-string="boa_noite9" chart:class="chart:line">
            <chart:data-point chart:repeated="9"/>
          </chart:series>
          <chart:series chart:style-name="ch15" chart:values-cell-range-address="'Boa noite logan'.C12:'Boa noite logan'.K12" loext:label-string="boa_noite10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a_noite1</text:p>
              </table:table-cell>
              <table:table-cell office:value-type="string">
                <text:p>boa_noite2</text:p>
              </table:table-cell>
              <table:table-cell office:value-type="string">
                <text:p>boa_noite3</text:p>
              </table:table-cell>
              <table:table-cell office:value-type="string">
                <text:p>boa_noite4</text:p>
              </table:table-cell>
              <table:table-cell office:value-type="string">
                <text:p>boa_noite5</text:p>
              </table:table-cell>
              <table:table-cell office:value-type="string">
                <text:p>boa_noite6</text:p>
              </table:table-cell>
              <table:table-cell office:value-type="string">
                <text:p>boa_noite7</text:p>
              </table:table-cell>
              <table:table-cell office:value-type="string">
                <text:p>boa_noite8</text:p>
              </table:table-cell>
              <table:table-cell office:value-type="string">
                <text:p>boa_noite9</text:p>
              </table:table-cell>
              <table:table-cell office:value-type="string">
                <text:p>boa_noite10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oa noite logan'.C8:'Boa noite logan'.K8</svg:desc>
                </draw:g>
              </table:table-cell>
              <table:table-cell office:value-type="float" office:value="0">
                <text:p>0</text:p>
                <draw:g>
                  <svg:desc>'Boa noite logan'.C3:'Boa noite logan'.K3</svg:desc>
                </draw:g>
              </table:table-cell>
              <table:table-cell office:value-type="float" office:value="0">
                <text:p>0</text:p>
                <draw:g>
                  <svg:desc>'Boa noite logan'.C4:'Boa noite logan'.K4</svg:desc>
                </draw:g>
              </table:table-cell>
              <table:table-cell office:value-type="float" office:value="0">
                <text:p>0</text:p>
                <draw:g>
                  <svg:desc>'Boa noite logan'.C5:'Boa noite logan'.K5</svg:desc>
                </draw:g>
              </table:table-cell>
              <table:table-cell office:value-type="float" office:value="0">
                <text:p>0</text:p>
                <draw:g>
                  <svg:desc>'Boa noite logan'.C6:'Boa noite logan'.K6</svg:desc>
                </draw:g>
              </table:table-cell>
              <table:table-cell office:value-type="float" office:value="0">
                <text:p>0</text:p>
                <draw:g>
                  <svg:desc>'Boa noite logan'.C7:'Boa noite logan'.K7</svg:desc>
                </draw:g>
              </table:table-cell>
              <table:table-cell office:value-type="float" office:value="0">
                <text:p>0</text:p>
                <draw:g>
                  <svg:desc>'Boa noite logan'.C8:'Boa noite logan'.K8</svg:desc>
                </draw:g>
              </table:table-cell>
              <table:table-cell office:value-type="float" office:value="0">
                <text:p>0</text:p>
                <draw:g>
                  <svg:desc>'Boa noite logan'.C9:'Boa noite logan'.K9</svg:desc>
                </draw:g>
              </table:table-cell>
              <table:table-cell office:value-type="float" office:value="0">
                <text:p>0</text:p>
                <draw:g>
                  <svg:desc>'Boa noite logan'.C10:'Boa noite logan'.K10</svg:desc>
                </draw:g>
              </table:table-cell>
              <table:table-cell office:value-type="float" office:value="0">
                <text:p>0</text:p>
                <draw:g>
                  <svg:desc>'Boa noite logan'.C11:'Boa noite logan'.K11</svg:desc>
                </draw:g>
              </table:table-cell>
              <table:table-cell office:value-type="float" office:value="0">
                <text:p>0</text:p>
                <draw:g>
                  <svg:desc>'Boa noite logan'.C12:'Boa noite logan'.K12</svg:desc>
                </draw:g>
              </table:table-cell>
            </table:table-row>
            <table:table-row>
              <table:table-cell office:value-type="float" office:value="0.112356">
                <text:p>0.112356</text:p>
              </table:table-cell>
              <table:table-cell office:value-type="float" office:value="0.206223">
                <text:p>0.206223</text:p>
              </table:table-cell>
              <table:table-cell office:value-type="float" office:value="0.249541">
                <text:p>0.249541</text:p>
              </table:table-cell>
              <table:table-cell office:value-type="float" office:value="0.232725">
                <text:p>0.232725</text:p>
              </table:table-cell>
              <table:table-cell office:value-type="float" office:value="0.288477">
                <text:p>0.288477</text:p>
              </table:table-cell>
              <table:table-cell office:value-type="float" office:value="0.236522">
                <text:p>0.236522</text:p>
              </table:table-cell>
              <table:table-cell office:value-type="float" office:value="0.112356">
                <text:p>0.112356</text:p>
              </table:table-cell>
              <table:table-cell office:value-type="float" office:value="0.402313">
                <text:p>0.402313</text:p>
              </table:table-cell>
              <table:table-cell office:value-type="float" office:value="0.102819">
                <text:p>0.102819</text:p>
              </table:table-cell>
              <table:table-cell office:value-type="float" office:value="0.0694088">
                <text:p>0.0694088</text:p>
              </table:table-cell>
              <table:table-cell office:value-type="float" office:value="0.11849">
                <text:p>0.11849</text:p>
              </table:table-cell>
            </table:table-row>
            <table:table-row>
              <table:table-cell office:value-type="float" office:value="0.335953">
                <text:p>0.335953</text:p>
              </table:table-cell>
              <table:table-cell office:value-type="float" office:value="0.391883">
                <text:p>0.391883</text:p>
              </table:table-cell>
              <table:table-cell office:value-type="float" office:value="0.540218">
                <text:p>0.540218</text:p>
              </table:table-cell>
              <table:table-cell office:value-type="float" office:value="0.528992">
                <text:p>0.528992</text:p>
              </table:table-cell>
              <table:table-cell office:value-type="float" office:value="0.430298">
                <text:p>0.430298</text:p>
              </table:table-cell>
              <table:table-cell office:value-type="float" office:value="0.421078">
                <text:p>0.421078</text:p>
              </table:table-cell>
              <table:table-cell office:value-type="float" office:value="0.335953">
                <text:p>0.335953</text:p>
              </table:table-cell>
              <table:table-cell office:value-type="float" office:value="0.428364">
                <text:p>0.428364</text:p>
              </table:table-cell>
              <table:table-cell office:value-type="float" office:value="0.294636">
                <text:p>0.294636</text:p>
              </table:table-cell>
              <table:table-cell office:value-type="float" office:value="0.167095">
                <text:p>0.167095</text:p>
              </table:table-cell>
              <table:table-cell office:value-type="float" office:value="0.182293">
                <text:p>0.182293</text:p>
              </table:table-cell>
            </table:table-row>
            <table:table-row>
              <table:table-cell office:value-type="float" office:value="0.407866">
                <text:p>0.407866</text:p>
              </table:table-cell>
              <table:table-cell office:value-type="float" office:value="0.557531">
                <text:p>0.557531</text:p>
              </table:table-cell>
              <table:table-cell office:value-type="float" office:value="0.581353">
                <text:p>0.581353</text:p>
              </table:table-cell>
              <table:table-cell office:value-type="float" office:value="0.542495">
                <text:p>0.542495</text:p>
              </table:table-cell>
              <table:table-cell office:value-type="float" office:value="0.544722">
                <text:p>0.544722</text:p>
              </table:table-cell>
              <table:table-cell office:value-type="float" office:value="0.559008">
                <text:p>0.559008</text:p>
              </table:table-cell>
              <table:table-cell office:value-type="float" office:value="0.407866">
                <text:p>0.407866</text:p>
              </table:table-cell>
              <table:table-cell office:value-type="float" office:value="0.481912">
                <text:p>0.481912</text:p>
              </table:table-cell>
              <table:table-cell office:value-type="float" office:value="0.45771">
                <text:p>0.45771</text:p>
              </table:table-cell>
              <table:table-cell office:value-type="float" office:value="0.22108">
                <text:p>0.22108</text:p>
              </table:table-cell>
              <table:table-cell office:value-type="float" office:value="0.559899">
                <text:p>0.559899</text:p>
              </table:table-cell>
            </table:table-row>
            <table:table-row>
              <table:table-cell office:value-type="float" office:value="0.652808">
                <text:p>0.652808</text:p>
              </table:table-cell>
              <table:table-cell office:value-type="float" office:value="0.650916">
                <text:p>0.650916</text:p>
              </table:table-cell>
              <table:table-cell office:value-type="float" office:value="0.674588">
                <text:p>0.674588</text:p>
              </table:table-cell>
              <table:table-cell office:value-type="float" office:value="0.627482">
                <text:p>0.627482</text:p>
              </table:table-cell>
              <table:table-cell office:value-type="float" office:value="0.642223">
                <text:p>0.642223</text:p>
              </table:table-cell>
              <table:table-cell office:value-type="float" office:value="0.634288">
                <text:p>0.634288</text:p>
              </table:table-cell>
              <table:table-cell office:value-type="float" office:value="0.652808">
                <text:p>0.652808</text:p>
              </table:table-cell>
              <table:table-cell office:value-type="float" office:value="0.507957">
                <text:p>0.507957</text:p>
              </table:table-cell>
              <table:table-cell office:value-type="float" office:value="0.529574">
                <text:p>0.529574</text:p>
              </table:table-cell>
              <table:table-cell office:value-type="float" office:value="0.449869">
                <text:p>0.449869</text:p>
              </table:table-cell>
              <table:table-cell office:value-type="float" office:value="0.636719">
                <text:p>0.636719</text:p>
              </table:table-cell>
            </table:table-row>
            <table:table-row>
              <table:table-cell office:value-type="float" office:value="0.689885">
                <text:p>0.689885</text:p>
              </table:table-cell>
              <table:table-cell office:value-type="float" office:value="0.757087">
                <text:p>0.757087</text:p>
              </table:table-cell>
              <table:table-cell office:value-type="float" office:value="0.818099">
                <text:p>0.818099</text:p>
              </table:table-cell>
              <table:table-cell office:value-type="float" office:value="0.833994">
                <text:p>0.833994</text:p>
              </table:table-cell>
              <table:table-cell office:value-type="float" office:value="0.744562">
                <text:p>0.744562</text:p>
              </table:table-cell>
              <table:table-cell office:value-type="float" office:value="0.748909">
                <text:p>0.748909</text:p>
              </table:table-cell>
              <table:table-cell office:value-type="float" office:value="0.689885">
                <text:p>0.689885</text:p>
              </table:table-cell>
              <table:table-cell office:value-type="float" office:value="0.534008">
                <text:p>0.534008</text:p>
              </table:table-cell>
              <table:table-cell office:value-type="float" office:value="0.655057">
                <text:p>0.655057</text:p>
              </table:table-cell>
              <table:table-cell office:value-type="float" office:value="0.61697">
                <text:p>0.61697</text:p>
              </table:table-cell>
              <table:table-cell office:value-type="float" office:value="0.671873">
                <text:p>0.671873</text:p>
              </table:table-cell>
            </table:table-row>
            <table:table-row>
              <table:table-cell office:value-type="float" office:value="0.739326">
                <text:p>0.739326</text:p>
              </table:table-cell>
              <table:table-cell office:value-type="float" office:value="0.847693">
                <text:p>0.847693</text:p>
              </table:table-cell>
              <table:table-cell office:value-type="float" office:value="0.899454">
                <text:p>0.899454</text:p>
              </table:table-cell>
              <table:table-cell office:value-type="float" office:value="0.84591">
                <text:p>0.84591</text:p>
              </table:table-cell>
              <table:table-cell office:value-type="float" office:value="0.876711">
                <text:p>0.876711</text:p>
              </table:table-cell>
              <table:table-cell office:value-type="float" office:value="0.834871">
                <text:p>0.834871</text:p>
              </table:table-cell>
              <table:table-cell office:value-type="float" office:value="0.739326">
                <text:p>0.739326</text:p>
              </table:table-cell>
              <table:table-cell office:value-type="float" office:value="0.671491">
                <text:p>0.671491</text:p>
              </table:table-cell>
              <table:table-cell office:value-type="float" office:value="0.763404">
                <text:p>0.763404</text:p>
              </table:table-cell>
              <table:table-cell office:value-type="float" office:value="0.915174">
                <text:p>0.915174</text:p>
              </table:table-cell>
              <table:table-cell office:value-type="float" office:value="0.829429">
                <text:p>0.829429</text:p>
              </table:table-cell>
            </table:table-row>
            <table:table-row>
              <table:table-cell office:value-type="float" office:value="0.924721">
                <text:p>0.924721</text:p>
              </table:table-cell>
              <table:table-cell office:value-type="float" office:value="0.936631">
                <text:p>0.936631</text:p>
              </table:table-cell>
              <table:table-cell office:value-type="float" office:value="0.91682">
                <text:p>0.91682</text:p>
              </table:table-cell>
              <table:table-cell office:value-type="float" office:value="0.921364">
                <text:p>0.921364</text:p>
              </table:table-cell>
              <table:table-cell office:value-type="float" office:value="0.915391">
                <text:p>0.915391</text:p>
              </table:table-cell>
              <table:table-cell office:value-type="float" office:value="0.857699">
                <text:p>0.857699</text:p>
              </table:table-cell>
              <table:table-cell office:value-type="float" office:value="0.924721">
                <text:p>0.924721</text:p>
              </table:table-cell>
              <table:table-cell office:value-type="float" office:value="0.94067">
                <text:p>0.94067</text:p>
              </table:table-cell>
              <table:table-cell office:value-type="float" office:value="0.844111">
                <text:p>0.844111</text:p>
              </table:table-cell>
              <table:table-cell office:value-type="float" office:value="0.976868">
                <text:p>0.976868</text:p>
              </table:table-cell>
              <table:table-cell office:value-type="float" office:value="0.959639">
                <text:p>0.95963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824cm" svg:height="9.006cm" xlink:href=".." xlink:type="simple" chart:class="chart:line" chart:row-mapping="8 0 1 2 3 4 5 6 7 8" chart:style-name="ch1">
        <chart:legend chart:legend-position="end" svg:x="20.184cm" svg:y="1.963cm" style:legend-expansion="high" chart:style-name="ch2"/>
        <chart:plot-area chart:style-name="ch3" table:cell-range-address="'Bom dia logan'.C2:'Bom dia logan'.K11" chart:data-source-has-labels="row" svg:x="0.456cm" svg:y="0.18cm" svg:width="19.272cm" svg:height="8.646cm">
          <chartooo:coordinate-region svg:x="1.183cm" svg:y="0.38cm" svg:width="18.451cm" svg:height="7.799cm"/>
          <chart:axis chart:dimension="x" chart:name="primary-x" chart:style-name="ch4" chartooo:axis-type="auto">
            <chartooo:date-scale/>
            <chart:categories table:cell-range-address="'Bom dia logan'.C11:'Bom dia logan'.K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om dia logan'.C2:'Bom dia logan'.K2" chart:class="chart:line">
            <chart:data-point chart:repeated="9"/>
          </chart:series>
          <chart:series chart:style-name="ch7" chart:values-cell-range-address="'Bom dia logan'.C3:'Bom dia logan'.K3" chart:class="chart:line">
            <chart:data-point chart:repeated="9"/>
          </chart:series>
          <chart:series chart:style-name="ch8" chart:values-cell-range-address="'Bom dia logan'.C4:'Bom dia logan'.K4" chart:class="chart:line">
            <chart:data-point chart:repeated="9"/>
          </chart:series>
          <chart:series chart:style-name="ch9" chart:values-cell-range-address="'Bom dia logan'.C5:'Bom dia logan'.K5" chart:class="chart:line">
            <chart:data-point chart:repeated="9"/>
          </chart:series>
          <chart:series chart:style-name="ch10" chart:values-cell-range-address="'Bom dia logan'.C6:'Bom dia logan'.K6" chart:class="chart:line">
            <chart:data-point chart:repeated="9"/>
          </chart:series>
          <chart:series chart:style-name="ch11" chart:values-cell-range-address="'Bom dia logan'.C7:'Bom dia logan'.K7" chart:class="chart:line">
            <chart:data-point chart:repeated="9"/>
          </chart:series>
          <chart:series chart:style-name="ch12" chart:values-cell-range-address="'Bom dia logan'.C8:'Bom dia logan'.K8" chart:class="chart:line">
            <chart:data-point chart:repeated="9"/>
          </chart:series>
          <chart:series chart:style-name="ch13" chart:values-cell-range-address="'Bom dia logan'.C9:'Bom dia logan'.K9" chart:class="chart:line">
            <chart:data-point chart:repeated="9"/>
          </chart:series>
          <chart:series chart:style-name="ch14" chart:values-cell-range-address="'Bom dia logan'.C10:'Bom dia logan'.K10" chart:class="chart:line">
            <chart:data-point chart:repeated="9"/>
          </chart:series>
          <chart:series chart:style-name="ch15" chart:values-cell-range-address="'Bom dia logan'.C11:'Bom dia logan'.K11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Bom dia logan'.C11:'Bom dia logan'.K11</svg:desc>
                </draw:g>
              </table:table-cell>
              <table:table-cell office:value-type="float" office:value="0.0545906">
                <text:p>0.0545906</text:p>
              </table:table-cell>
              <table:table-cell office:value-type="float" office:value="0.138958">
                <text:p>0.138958</text:p>
              </table:table-cell>
              <table:table-cell office:value-type="float" office:value="0.188587">
                <text:p>0.188587</text:p>
              </table:table-cell>
              <table:table-cell office:value-type="float" office:value="0.33747">
                <text:p>0.33747</text:p>
              </table:table-cell>
              <table:table-cell office:value-type="float" office:value="0.466502">
                <text:p>0.466502</text:p>
              </table:table-cell>
              <table:table-cell office:value-type="float" office:value="0.645162">
                <text:p>0.645162</text:p>
              </table:table-cell>
              <table:table-cell office:value-type="float" office:value="0.816377">
                <text:p>0.816377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om dia logan'.C2:'Bom dia logan'.K2</svg:desc>
                </draw:g>
              </table:table-cell>
              <table:table-cell office:value-type="float" office:value="0.175752">
                <text:p>0.175752</text:p>
              </table:table-cell>
              <table:table-cell office:value-type="float" office:value="0.356507">
                <text:p>0.356507</text:p>
              </table:table-cell>
              <table:table-cell office:value-type="float" office:value="0.506674">
                <text:p>0.506674</text:p>
              </table:table-cell>
              <table:table-cell office:value-type="float" office:value="0.560624">
                <text:p>0.560624</text:p>
              </table:table-cell>
              <table:table-cell office:value-type="float" office:value="0.70912">
                <text:p>0.70912</text:p>
              </table:table-cell>
              <table:table-cell office:value-type="float" office:value="0.799777">
                <text:p>0.799777</text:p>
              </table:table-cell>
              <table:table-cell office:value-type="float" office:value="0.904894">
                <text:p>0.904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om dia logan'.C3:'Bom dia logan'.K3</svg:desc>
                </draw:g>
              </table:table-cell>
              <table:table-cell office:value-type="float" office:value="0.425391">
                <text:p>0.425391</text:p>
              </table:table-cell>
              <table:table-cell office:value-type="float" office:value="0.49914">
                <text:p>0.49914</text:p>
              </table:table-cell>
              <table:table-cell office:value-type="float" office:value="0.516299">
                <text:p>0.516299</text:p>
              </table:table-cell>
              <table:table-cell office:value-type="float" office:value="0.593487">
                <text:p>0.593487</text:p>
              </table:table-cell>
              <table:table-cell office:value-type="float" office:value="0.684396">
                <text:p>0.684396</text:p>
              </table:table-cell>
              <table:table-cell office:value-type="float" office:value="0.845632">
                <text:p>0.845632</text:p>
              </table:table-cell>
              <table:table-cell office:value-type="float" office:value="0.934821">
                <text:p>0.934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om dia logan'.C4:'Bom dia logan'.K4</svg:desc>
                </draw:g>
              </table:table-cell>
              <table:table-cell office:value-type="float" office:value="0.332399">
                <text:p>0.332399</text:p>
              </table:table-cell>
              <table:table-cell office:value-type="float" office:value="0.503505">
                <text:p>0.503505</text:p>
              </table:table-cell>
              <table:table-cell office:value-type="float" office:value="0.569426">
                <text:p>0.569426</text:p>
              </table:table-cell>
              <table:table-cell office:value-type="float" office:value="0.656384">
                <text:p>0.656384</text:p>
              </table:table-cell>
              <table:table-cell office:value-type="float" office:value="0.788218">
                <text:p>0.788218</text:p>
              </table:table-cell>
              <table:table-cell office:value-type="float" office:value="0.834502">
                <text:p>0.834502</text:p>
              </table:table-cell>
              <table:table-cell office:value-type="float" office:value="0.985972">
                <text:p>0.985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om dia logan'.C5:'Bom dia logan'.K5</svg:desc>
                </draw:g>
              </table:table-cell>
              <table:table-cell office:value-type="float" office:value="0.358169">
                <text:p>0.358169</text:p>
              </table:table-cell>
              <table:table-cell office:value-type="float" office:value="0.514101">
                <text:p>0.514101</text:p>
              </table:table-cell>
              <table:table-cell office:value-type="float" office:value="0.642361">
                <text:p>0.642361</text:p>
              </table:table-cell>
              <table:table-cell office:value-type="float" office:value="0.713678">
                <text:p>0.713678</text:p>
              </table:table-cell>
              <table:table-cell office:value-type="float" office:value="0.813729">
                <text:p>0.813729</text:p>
              </table:table-cell>
              <table:table-cell office:value-type="float" office:value="0.855241">
                <text:p>0.855241</text:p>
              </table:table-cell>
              <table:table-cell office:value-type="float" office:value="0.935602">
                <text:p>0.935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om dia logan'.C6:'Bom dia logan'.K6</svg:desc>
                </draw:g>
              </table:table-cell>
              <table:table-cell office:value-type="float" office:value="0.221909">
                <text:p>0.221909</text:p>
              </table:table-cell>
              <table:table-cell office:value-type="float" office:value="0.34176">
                <text:p>0.34176</text:p>
              </table:table-cell>
              <table:table-cell office:value-type="float" office:value="0.523409">
                <text:p>0.523409</text:p>
              </table:table-cell>
              <table:table-cell office:value-type="float" office:value="0.602062">
                <text:p>0.602062</text:p>
              </table:table-cell>
              <table:table-cell office:value-type="float" office:value="0.766856">
                <text:p>0.766856</text:p>
              </table:table-cell>
              <table:table-cell office:value-type="float" office:value="0.836142">
                <text:p>0.836142</text:p>
              </table:table-cell>
              <table:table-cell office:value-type="float" office:value="0.911986">
                <text:p>0.911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om dia logan'.C7:'Bom dia logan'.K7</svg:desc>
                </draw:g>
              </table:table-cell>
              <table:table-cell office:value-type="float" office:value="0.181289">
                <text:p>0.181289</text:p>
              </table:table-cell>
              <table:table-cell office:value-type="float" office:value="0.299668">
                <text:p>0.299668</text:p>
              </table:table-cell>
              <table:table-cell office:value-type="float" office:value="0.446191">
                <text:p>0.446191</text:p>
              </table:table-cell>
              <table:table-cell office:value-type="float" office:value="0.553808">
                <text:p>0.553808</text:p>
              </table:table-cell>
              <table:table-cell office:value-type="float" office:value="0.633279">
                <text:p>0.633279</text:p>
              </table:table-cell>
              <table:table-cell office:value-type="float" office:value="0.735099">
                <text:p>0.735099</text:p>
              </table:table-cell>
              <table:table-cell office:value-type="float" office:value="0.880794">
                <text:p>0.880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om dia logan'.C8:'Bom dia logan'.K8</svg:desc>
                </draw:g>
              </table:table-cell>
              <table:table-cell office:value-type="float" office:value="0.0969601">
                <text:p>0.0969601</text:p>
              </table:table-cell>
              <table:table-cell office:value-type="float" office:value="0.16548">
                <text:p>0.16548</text:p>
              </table:table-cell>
              <table:table-cell office:value-type="float" office:value="0.195217">
                <text:p>0.195217</text:p>
              </table:table-cell>
              <table:table-cell office:value-type="float" office:value="0.276017">
                <text:p>0.276017</text:p>
              </table:table-cell>
              <table:table-cell office:value-type="float" office:value="0.531351">
                <text:p>0.531351</text:p>
              </table:table-cell>
              <table:table-cell office:value-type="float" office:value="0.660633">
                <text:p>0.660633</text:p>
              </table:table-cell>
              <table:table-cell office:value-type="float" office:value="0.824822">
                <text:p>0.824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om dia logan'.C9:'Bom dia logan'.K9</svg:desc>
                </draw:g>
              </table:table-cell>
              <table:table-cell office:value-type="float" office:value="0.414046">
                <text:p>0.414046</text:p>
              </table:table-cell>
              <table:table-cell office:value-type="float" office:value="0.731228">
                <text:p>0.731228</text:p>
              </table:table-cell>
              <table:table-cell office:value-type="float" office:value="0.845036">
                <text:p>0.845036</text:p>
              </table:table-cell>
              <table:table-cell office:value-type="float" office:value="0.939463">
                <text:p>0.939463</text:p>
              </table:table-cell>
              <table:table-cell office:value-type="float" office:value="0.968513">
                <text:p>0.968513</text:p>
              </table:table-cell>
              <table:table-cell office:value-type="float" office:value="0.978204">
                <text:p>0.978204</text:p>
              </table:table-cell>
              <table:table-cell office:value-type="float" office:value="0.987884">
                <text:p>0.987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om dia logan'.C10:'Bom dia logan'.K10</svg:desc>
                </draw:g>
              </table:table-cell>
              <table:table-cell office:value-type="float" office:value="0.174243">
                <text:p>0.174243</text:p>
              </table:table-cell>
              <table:table-cell office:value-type="float" office:value="0.260101">
                <text:p>0.260101</text:p>
              </table:table-cell>
              <table:table-cell office:value-type="float" office:value="0.810608">
                <text:p>0.810608</text:p>
              </table:table-cell>
              <table:table-cell office:value-type="float" office:value="0.886367">
                <text:p>0.886367</text:p>
              </table:table-cell>
              <table:table-cell office:value-type="float" office:value="0.919198">
                <text:p>0.919198</text:p>
              </table:table-cell>
              <table:table-cell office:value-type="float" office:value="0.944451">
                <text:p>0.944451</text:p>
              </table:table-cell>
              <table:table-cell office:value-type="float" office:value="0.964648">
                <text:p>0.964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om dia logan'.C11:'Bom dia logan'.K11</svg:desc>
                </draw:g>
              </table:table-cell>
              <table:table-cell office:value-type="float" office:value="0.0545906">
                <text:p>0.0545906</text:p>
              </table:table-cell>
              <table:table-cell office:value-type="float" office:value="0.138958">
                <text:p>0.138958</text:p>
              </table:table-cell>
              <table:table-cell office:value-type="float" office:value="0.188587">
                <text:p>0.188587</text:p>
              </table:table-cell>
              <table:table-cell office:value-type="float" office:value="0.33747">
                <text:p>0.33747</text:p>
              </table:table-cell>
              <table:table-cell office:value-type="float" office:value="0.466502">
                <text:p>0.466502</text:p>
              </table:table-cell>
              <table:table-cell office:value-type="float" office:value="0.645162">
                <text:p>0.645162</text:p>
              </table:table-cell>
              <table:table-cell office:value-type="float" office:value="0.816377">
                <text:p>0.81637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86cm" svg:height="9.005cm" xlink:href=".." xlink:type="simple" chart:class="chart:line" chart:row-mapping="8 0 1 2 3 4 5 6 7 8" chart:style-name="ch1">
        <chart:legend chart:legend-position="end" svg:x="19.746cm" svg:y="1.962cm" style:legend-expansion="high" chart:style-name="ch2"/>
        <chart:plot-area chart:style-name="ch3" table:cell-range-address="Calendario.C2:Calendario.K11" chart:data-source-has-labels="row" svg:x="0.447cm" svg:y="0.18cm" svg:width="18.852cm" svg:height="8.645cm">
          <chartooo:coordinate-region svg:x="1.174cm" svg:y="0.38cm" svg:width="18.031cm" svg:height="7.798cm"/>
          <chart:axis chart:dimension="x" chart:name="primary-x" chart:style-name="ch4" chartooo:axis-type="auto">
            <chartooo:date-scale/>
            <chart:categories table:cell-range-address="Calendario.C11:Calendario.K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lendario.C2:Calendario.K2" chart:class="chart:line">
            <chart:data-point chart:repeated="9"/>
          </chart:series>
          <chart:series chart:style-name="ch7" chart:values-cell-range-address="Calendario.C3:Calendario.K3" chart:class="chart:line">
            <chart:data-point chart:repeated="9"/>
          </chart:series>
          <chart:series chart:style-name="ch8" chart:values-cell-range-address="Calendario.C4:Calendario.K4" chart:class="chart:line">
            <chart:data-point chart:repeated="9"/>
          </chart:series>
          <chart:series chart:style-name="ch9" chart:values-cell-range-address="Calendario.C5:Calendario.K5" chart:class="chart:line">
            <chart:data-point chart:repeated="9"/>
          </chart:series>
          <chart:series chart:style-name="ch10" chart:values-cell-range-address="Calendario.C6:Calendario.K6" chart:class="chart:line">
            <chart:data-point chart:repeated="9"/>
          </chart:series>
          <chart:series chart:style-name="ch11" chart:values-cell-range-address="Calendario.C7:Calendario.K7" chart:class="chart:line">
            <chart:data-point chart:repeated="9"/>
          </chart:series>
          <chart:series chart:style-name="ch12" chart:values-cell-range-address="Calendario.C8:Calendario.K8" chart:class="chart:line">
            <chart:data-point chart:repeated="9"/>
          </chart:series>
          <chart:series chart:style-name="ch13" chart:values-cell-range-address="Calendario.C9:Calendario.K9" chart:class="chart:line">
            <chart:data-point chart:repeated="9"/>
          </chart:series>
          <chart:series chart:style-name="ch14" chart:values-cell-range-address="Calendario.C10:Calendario.K10" chart:class="chart:line">
            <chart:data-point chart:repeated="9"/>
          </chart:series>
          <chart:series chart:style-name="ch15" chart:values-cell-range-address="Calendario.C11:Calendario.K11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alendario.C11:Calendario.K11</svg:desc>
                </draw:g>
              </table:table-cell>
              <table:table-cell office:value-type="float" office:value="0.355975">
                <text:p>0.355975</text:p>
              </table:table-cell>
              <table:table-cell office:value-type="float" office:value="0.38858">
                <text:p>0.38858</text:p>
              </table:table-cell>
              <table:table-cell office:value-type="float" office:value="0.491841">
                <text:p>0.491841</text:p>
              </table:table-cell>
              <table:table-cell office:value-type="float" office:value="0.839677">
                <text:p>0.839677</text:p>
              </table:table-cell>
              <table:table-cell office:value-type="float" office:value="0.956523">
                <text:p>0.956523</text:p>
              </table:table-cell>
              <table:table-cell office:value-type="float" office:value="0.978257">
                <text:p>0.978257</text:p>
              </table:table-cell>
              <table:table-cell office:value-type="float" office:value="0.989128">
                <text:p>0.989128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alendario.C2:Calendario.K2</svg:desc>
                </draw:g>
              </table:table-cell>
              <table:table-cell office:value-type="float" office:value="0.732818">
                <text:p>0.732818</text:p>
              </table:table-cell>
              <table:table-cell office:value-type="float" office:value="0.789972">
                <text:p>0.789972</text:p>
              </table:table-cell>
              <table:table-cell office:value-type="float" office:value="0.838708">
                <text:p>0.838708</text:p>
              </table:table-cell>
              <table:table-cell office:value-type="float" office:value="0.888849">
                <text:p>0.888849</text:p>
              </table:table-cell>
              <table:table-cell office:value-type="float" office:value="0.908134">
                <text:p>0.908134</text:p>
              </table:table-cell>
              <table:table-cell office:value-type="float" office:value="0.935483">
                <text:p>0.935483</text:p>
              </table:table-cell>
              <table:table-cell office:value-type="float" office:value="0.996845">
                <text:p>0.996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alendario.C3:Calendario.K3</svg:desc>
                </draw:g>
              </table:table-cell>
              <table:table-cell office:value-type="float" office:value="0.508171">
                <text:p>0.508171</text:p>
              </table:table-cell>
              <table:table-cell office:value-type="float" office:value="0.540119">
                <text:p>0.540119</text:p>
              </table:table-cell>
              <table:table-cell office:value-type="float" office:value="0.73774">
                <text:p>0.73774</text:p>
              </table:table-cell>
              <table:table-cell office:value-type="float" office:value="0.76226">
                <text:p>0.76226</text:p>
              </table:table-cell>
              <table:table-cell office:value-type="float" office:value="0.78009">
                <text:p>0.78009</text:p>
              </table:table-cell>
              <table:table-cell office:value-type="float" office:value="0.817238">
                <text:p>0.817238</text:p>
              </table:table-cell>
              <table:table-cell office:value-type="float" office:value="0.911591">
                <text:p>0.911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alendario.C4:Calendario.K4</svg:desc>
                </draw:g>
              </table:table-cell>
              <table:table-cell office:value-type="float" office:value="0.834133">
                <text:p>0.834133</text:p>
              </table:table-cell>
              <table:table-cell office:value-type="float" office:value="0.905414">
                <text:p>0.905414</text:p>
              </table:table-cell>
              <table:table-cell office:value-type="float" office:value="0.918438">
                <text:p>0.918438</text:p>
              </table:table-cell>
              <table:table-cell office:value-type="float" office:value="0.923235">
                <text:p>0.923235</text:p>
              </table:table-cell>
              <table:table-cell office:value-type="float" office:value="0.941055">
                <text:p>0.941055</text:p>
              </table:table-cell>
              <table:table-cell office:value-type="float" office:value="0.965044">
                <text:p>0.965044</text:p>
              </table:table-cell>
              <table:table-cell office:value-type="float" office:value="0.975326">
                <text:p>0.975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alendario.C5:Calendario.K5</svg:desc>
                </draw:g>
              </table:table-cell>
              <table:table-cell office:value-type="float" office:value="0.334293">
                <text:p>0.334293</text:p>
              </table:table-cell>
              <table:table-cell office:value-type="float" office:value="0.389048">
                <text:p>0.389048</text:p>
              </table:table-cell>
              <table:table-cell office:value-type="float" office:value="0.634965">
                <text:p>0.634965</text:p>
              </table:table-cell>
              <table:table-cell office:value-type="float" office:value="0.675313">
                <text:p>0.675313</text:p>
              </table:table-cell>
              <table:table-cell office:value-type="float" office:value="0.709895">
                <text:p>0.709895</text:p>
              </table:table-cell>
              <table:table-cell office:value-type="float" office:value="0.753122">
                <text:p>0.753122</text:p>
              </table:table-cell>
              <table:table-cell office:value-type="float" office:value="0.834775">
                <text:p>0.834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alendario.C6:Calendario.K6</svg:desc>
                </draw:g>
              </table:table-cell>
              <table:table-cell office:value-type="float" office:value="0.552072">
                <text:p>0.552072</text:p>
              </table:table-cell>
              <table:table-cell office:value-type="float" office:value="0.900911">
                <text:p>0.900911</text:p>
              </table:table-cell>
              <table:table-cell office:value-type="float" office:value="0.908999">
                <text:p>0.908999</text:p>
              </table:table-cell>
              <table:table-cell office:value-type="float" office:value="0.925682">
                <text:p>0.925682</text:p>
              </table:table-cell>
              <table:table-cell office:value-type="float" office:value="0.951467">
                <text:p>0.951467</text:p>
              </table:table-cell>
              <table:table-cell office:value-type="float" office:value="0.969162">
                <text:p>0.969162</text:p>
              </table:table-cell>
              <table:table-cell office:value-type="float" office:value="0.991406">
                <text:p>0.991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alendario.C7:Calendario.K7</svg:desc>
                </draw:g>
              </table:table-cell>
              <table:table-cell office:value-type="float" office:value="0.271361">
                <text:p>0.271361</text:p>
              </table:table-cell>
              <table:table-cell office:value-type="float" office:value="0.46361">
                <text:p>0.46361</text:p>
              </table:table-cell>
              <table:table-cell office:value-type="float" office:value="0.61788">
                <text:p>0.61788</text:p>
              </table:table-cell>
              <table:table-cell office:value-type="float" office:value="0.727058">
                <text:p>0.727058</text:p>
              </table:table-cell>
              <table:table-cell office:value-type="float" office:value="0.788766">
                <text:p>0.788766</text:p>
              </table:table-cell>
              <table:table-cell office:value-type="float" office:value="0.882122">
                <text:p>0.882122</text:p>
              </table:table-cell>
              <table:table-cell office:value-type="float" office:value="0.986553">
                <text:p>0.986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alendario.C8:Calendario.K8</svg:desc>
                </draw:g>
              </table:table-cell>
              <table:table-cell office:value-type="float" office:value="0.127213">
                <text:p>0.127213</text:p>
              </table:table-cell>
              <table:table-cell office:value-type="float" office:value="0.34276">
                <text:p>0.34276</text:p>
              </table:table-cell>
              <table:table-cell office:value-type="float" office:value="0.784453">
                <text:p>0.784453</text:p>
              </table:table-cell>
              <table:table-cell office:value-type="float" office:value="0.844519">
                <text:p>0.844519</text:p>
              </table:table-cell>
              <table:table-cell office:value-type="float" office:value="0.890456">
                <text:p>0.890456</text:p>
              </table:table-cell>
              <table:table-cell office:value-type="float" office:value="0.943463">
                <text:p>0.943463</text:p>
              </table:table-cell>
              <table:table-cell office:value-type="float" office:value="0.978802">
                <text:p>0.978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alendario.C9:Calendario.K9</svg:desc>
                </draw:g>
              </table:table-cell>
              <table:table-cell office:value-type="float" office:value="0.210528">
                <text:p>0.210528</text:p>
              </table:table-cell>
              <table:table-cell office:value-type="float" office:value="0.280704">
                <text:p>0.280704</text:p>
              </table:table-cell>
              <table:table-cell office:value-type="float" office:value="0.32456">
                <text:p>0.32456</text:p>
              </table:table-cell>
              <table:table-cell office:value-type="float" office:value="0.368416">
                <text:p>0.368416</text:p>
              </table:table-cell>
              <table:table-cell office:value-type="float" office:value="0.596513">
                <text:p>0.596513</text:p>
              </table:table-cell>
              <table:table-cell office:value-type="float" office:value="0.70176">
                <text:p>0.70176</text:p>
              </table:table-cell>
              <table:table-cell office:value-type="float" office:value="0.771936">
                <text:p>0.771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alendario.C10:Calendario.K10</svg:desc>
                </draw:g>
              </table:table-cell>
              <table:table-cell office:value-type="float" office:value="0.17732">
                <text:p>0.17732</text:p>
              </table:table-cell>
              <table:table-cell office:value-type="float" office:value="0.276612">
                <text:p>0.276612</text:p>
              </table:table-cell>
              <table:table-cell office:value-type="float" office:value="0.404273">
                <text:p>0.404273</text:p>
              </table:table-cell>
              <table:table-cell office:value-type="float" office:value="0.439722">
                <text:p>0.439722</text:p>
              </table:table-cell>
              <table:table-cell office:value-type="float" office:value="0.475196">
                <text:p>0.475196</text:p>
              </table:table-cell>
              <table:table-cell office:value-type="float" office:value="0.730518">
                <text:p>0.730518</text:p>
              </table:table-cell>
              <table:table-cell office:value-type="float" office:value="0.921998">
                <text:p>0.921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alendario.C11:Calendario.K11</svg:desc>
                </draw:g>
              </table:table-cell>
              <table:table-cell office:value-type="float" office:value="0.355975">
                <text:p>0.355975</text:p>
              </table:table-cell>
              <table:table-cell office:value-type="float" office:value="0.38858">
                <text:p>0.38858</text:p>
              </table:table-cell>
              <table:table-cell office:value-type="float" office:value="0.491841">
                <text:p>0.491841</text:p>
              </table:table-cell>
              <table:table-cell office:value-type="float" office:value="0.839677">
                <text:p>0.839677</text:p>
              </table:table-cell>
              <table:table-cell office:value-type="float" office:value="0.956523">
                <text:p>0.956523</text:p>
              </table:table-cell>
              <table:table-cell office:value-type="float" office:value="0.978257">
                <text:p>0.978257</text:p>
              </table:table-cell>
              <table:table-cell office:value-type="float" office:value="0.989128">
                <text:p>0.98912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561cm" svg:height="9.005cm" xlink:href=".." xlink:type="simple" chart:class="chart:line" chart:row-mapping="8 0 1 2 3 4 5 6 7 8" chart:style-name="ch1">
        <chart:legend chart:legend-position="end" svg:x="21.921cm" svg:y="1.962cm" style:legend-expansion="high" chart:style-name="ch2"/>
        <chart:plot-area chart:style-name="ch3" table:cell-range-address="'Como esta o tempo hoje'.D3:'Como esta o tempo hoje'.L12" chart:data-source-has-labels="row" svg:x="0.491cm" svg:y="0.18cm" svg:width="20.939cm" svg:height="8.645cm">
          <chartooo:coordinate-region svg:x="1.218cm" svg:y="0.38cm" svg:width="20.118cm" svg:height="7.798cm"/>
          <chart:axis chart:dimension="x" chart:name="primary-x" chart:style-name="ch4" chartooo:axis-type="auto">
            <chartooo:date-scale/>
            <chart:categories table:cell-range-address="'Como esta o tempo hoje'.D12:'Como esta o tempo hoje'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o esta o tempo hoje'.D3:'Como esta o tempo hoje'.L3" chart:class="chart:line">
            <chart:data-point chart:repeated="9"/>
          </chart:series>
          <chart:series chart:style-name="ch7" chart:values-cell-range-address="'Como esta o tempo hoje'.D4:'Como esta o tempo hoje'.L4" chart:class="chart:line">
            <chart:data-point chart:repeated="9"/>
          </chart:series>
          <chart:series chart:style-name="ch8" chart:values-cell-range-address="'Como esta o tempo hoje'.D5:'Como esta o tempo hoje'.L5" chart:class="chart:line">
            <chart:data-point chart:repeated="9"/>
          </chart:series>
          <chart:series chart:style-name="ch9" chart:values-cell-range-address="'Como esta o tempo hoje'.D6:'Como esta o tempo hoje'.L6" chart:class="chart:line">
            <chart:data-point chart:repeated="9"/>
          </chart:series>
          <chart:series chart:style-name="ch10" chart:values-cell-range-address="'Como esta o tempo hoje'.D7:'Como esta o tempo hoje'.L7" chart:class="chart:line">
            <chart:data-point chart:repeated="9"/>
          </chart:series>
          <chart:series chart:style-name="ch11" chart:values-cell-range-address="'Como esta o tempo hoje'.D8:'Como esta o tempo hoje'.L8" chart:class="chart:line">
            <chart:data-point chart:repeated="9"/>
          </chart:series>
          <chart:series chart:style-name="ch12" chart:values-cell-range-address="'Como esta o tempo hoje'.D9:'Como esta o tempo hoje'.L9" chart:class="chart:line">
            <chart:data-point chart:repeated="9"/>
          </chart:series>
          <chart:series chart:style-name="ch13" chart:values-cell-range-address="'Como esta o tempo hoje'.D10:'Como esta o tempo hoje'.L10" chart:class="chart:line">
            <chart:data-point chart:repeated="9"/>
          </chart:series>
          <chart:series chart:style-name="ch14" chart:values-cell-range-address="'Como esta o tempo hoje'.D11:'Como esta o tempo hoje'.L11" chart:class="chart:line">
            <chart:data-point chart:repeated="9"/>
          </chart:series>
          <chart:series chart:style-name="ch15" chart:values-cell-range-address="'Como esta o tempo hoje'.D12:'Como esta o tempo hoje'.L12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Como esta o tempo hoje'.D12:'Como esta o tempo hoje'.L12</svg:desc>
                </draw:g>
              </table:table-cell>
              <table:table-cell office:value-type="float" office:value="0.506219">
                <text:p>0.506219</text:p>
              </table:table-cell>
              <table:table-cell office:value-type="float" office:value="0.949628">
                <text:p>0.949628</text:p>
              </table:table-cell>
              <table:table-cell office:value-type="float" office:value="0.964554">
                <text:p>0.964554</text:p>
              </table:table-cell>
              <table:table-cell office:value-type="float" office:value="0.971395">
                <text:p>0.971395</text:p>
              </table:table-cell>
              <table:table-cell office:value-type="float" office:value="0.986944">
                <text:p>0.986944</text:p>
              </table:table-cell>
              <table:table-cell office:value-type="float" office:value="0.990675">
                <text:p>0.990675</text:p>
              </table:table-cell>
              <table:table-cell office:value-type="float" office:value="0.994403">
                <text:p>0.994403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omo esta o tempo hoje'.D3:'Como esta o tempo hoje'.L3</svg:desc>
                </draw:g>
              </table:table-cell>
              <table:table-cell office:value-type="float" office:value="0.254098">
                <text:p>0.254098</text:p>
              </table:table-cell>
              <table:table-cell office:value-type="float" office:value="0.396177">
                <text:p>0.396177</text:p>
              </table:table-cell>
              <table:table-cell office:value-type="float" office:value="0.548269">
                <text:p>0.548269</text:p>
              </table:table-cell>
              <table:table-cell office:value-type="float" office:value="0.644807">
                <text:p>0.644807</text:p>
              </table:table-cell>
              <table:table-cell office:value-type="float" office:value="0.762295">
                <text:p>0.762295</text:p>
              </table:table-cell>
              <table:table-cell office:value-type="float" office:value="0.803279">
                <text:p>0.803279</text:p>
              </table:table-cell>
              <table:table-cell office:value-type="float" office:value="0.884334">
                <text:p>0.884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omo esta o tempo hoje'.D4:'Como esta o tempo hoje'.L4</svg:desc>
                </draw:g>
              </table:table-cell>
              <table:table-cell office:value-type="float" office:value="0.162939">
                <text:p>0.162939</text:p>
              </table:table-cell>
              <table:table-cell office:value-type="float" office:value="0.226837">
                <text:p>0.226837</text:p>
              </table:table-cell>
              <table:table-cell office:value-type="float" office:value="0.498402">
                <text:p>0.498402</text:p>
              </table:table-cell>
              <table:table-cell office:value-type="float" office:value="0.840255">
                <text:p>0.840255</text:p>
              </table:table-cell>
              <table:table-cell office:value-type="float" office:value="0.875399">
                <text:p>0.875399</text:p>
              </table:table-cell>
              <table:table-cell office:value-type="float" office:value="0.897764">
                <text:p>0.897764</text:p>
              </table:table-cell>
              <table:table-cell office:value-type="float" office:value="0.920129">
                <text:p>0.920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omo esta o tempo hoje'.D5:'Como esta o tempo hoje'.L5</svg:desc>
                </draw:g>
              </table:table-cell>
              <table:table-cell office:value-type="float" office:value="0.608441">
                <text:p>0.608441</text:p>
              </table:table-cell>
              <table:table-cell office:value-type="float" office:value="0.708315">
                <text:p>0.708315</text:p>
              </table:table-cell>
              <table:table-cell office:value-type="float" office:value="0.74342">
                <text:p>0.74342</text:p>
              </table:table-cell>
              <table:table-cell office:value-type="float" office:value="0.821146">
                <text:p>0.821146</text:p>
              </table:table-cell>
              <table:table-cell office:value-type="float" office:value="0.874634">
                <text:p>0.874634</text:p>
              </table:table-cell>
              <table:table-cell office:value-type="float" office:value="0.933139">
                <text:p>0.933139</text:p>
              </table:table-cell>
              <table:table-cell office:value-type="float" office:value="0.994149">
                <text:p>0.994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omo esta o tempo hoje'.D6:'Como esta o tempo hoje'.L6</svg:desc>
                </draw:g>
              </table:table-cell>
              <table:table-cell office:value-type="float" office:value="0.295141">
                <text:p>0.295141</text:p>
              </table:table-cell>
              <table:table-cell office:value-type="float" office:value="0.530096">
                <text:p>0.530096</text:p>
              </table:table-cell>
              <table:table-cell office:value-type="float" office:value="0.605937">
                <text:p>0.605937</text:p>
              </table:table-cell>
              <table:table-cell office:value-type="float" office:value="0.676012">
                <text:p>0.676012</text:p>
              </table:table-cell>
              <table:table-cell office:value-type="float" office:value="0.725476">
                <text:p>0.725476</text:p>
              </table:table-cell>
              <table:table-cell office:value-type="float" office:value="0.794724">
                <text:p>0.794724</text:p>
              </table:table-cell>
              <table:table-cell office:value-type="float" office:value="0.894479">
                <text:p>0.894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omo esta o tempo hoje'.D7:'Como esta o tempo hoje'.L7</svg:desc>
                </draw:g>
              </table:table-cell>
              <table:table-cell office:value-type="float" office:value="0.0741995">
                <text:p>0.0741995</text:p>
              </table:table-cell>
              <table:table-cell office:value-type="float" office:value="0.263067">
                <text:p>0.263067</text:p>
              </table:table-cell>
              <table:table-cell office:value-type="float" office:value="0.435074">
                <text:p>0.435074</text:p>
              </table:table-cell>
              <table:table-cell office:value-type="float" office:value="0.537943">
                <text:p>0.537943</text:p>
              </table:table-cell>
              <table:table-cell office:value-type="float" office:value="0.694767">
                <text:p>0.694767</text:p>
              </table:table-cell>
              <table:table-cell office:value-type="float" office:value="0.844853">
                <text:p>0.844853</text:p>
              </table:table-cell>
              <table:table-cell office:value-type="float" office:value="0.930862">
                <text:p>0.930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omo esta o tempo hoje'.D8:'Como esta o tempo hoje'.L8</svg:desc>
                </draw:g>
              </table:table-cell>
              <table:table-cell office:value-type="float" office:value="0.0704988">
                <text:p>0.0704988</text:p>
              </table:table-cell>
              <table:table-cell office:value-type="float" office:value="0.141684">
                <text:p>0.141684</text:p>
              </table:table-cell>
              <table:table-cell office:value-type="float" office:value="0.266597">
                <text:p>0.266597</text:p>
              </table:table-cell>
              <table:table-cell office:value-type="float" office:value="0.370635">
                <text:p>0.370635</text:p>
              </table:table-cell>
              <table:table-cell office:value-type="float" office:value="0.465091">
                <text:p>0.465091</text:p>
              </table:table-cell>
              <table:table-cell office:value-type="float" office:value="0.567075">
                <text:p>0.567075</text:p>
              </table:table-cell>
              <table:table-cell office:value-type="float" office:value="0.721764">
                <text:p>0.721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omo esta o tempo hoje'.D9:'Como esta o tempo hoje'.L9</svg:desc>
                </draw:g>
              </table:table-cell>
              <table:table-cell office:value-type="float" office:value="0.718728">
                <text:p>0.718728</text:p>
              </table:table-cell>
              <table:table-cell office:value-type="float" office:value="0.885395">
                <text:p>0.885395</text:p>
              </table:table-cell>
              <table:table-cell office:value-type="float" office:value="0.900579">
                <text:p>0.900579</text:p>
              </table:table-cell>
              <table:table-cell office:value-type="float" office:value="0.917209">
                <text:p>0.917209</text:p>
              </table:table-cell>
              <table:table-cell office:value-type="float" office:value="0.948301">
                <text:p>0.948301</text:p>
              </table:table-cell>
              <table:table-cell office:value-type="float" office:value="0.958062">
                <text:p>0.958062</text:p>
              </table:table-cell>
              <table:table-cell office:value-type="float" office:value="0.992408">
                <text:p>0.992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omo esta o tempo hoje'.D10:'Como esta o tempo hoje'.L10</svg:desc>
                </draw:g>
              </table:table-cell>
              <table:table-cell office:value-type="float" office:value="0.622077">
                <text:p>0.622077</text:p>
              </table:table-cell>
              <table:table-cell office:value-type="float" office:value="0.695653">
                <text:p>0.695653</text:p>
              </table:table-cell>
              <table:table-cell office:value-type="float" office:value="0.712377">
                <text:p>0.712377</text:p>
              </table:table-cell>
              <table:table-cell office:value-type="float" office:value="0.730776">
                <text:p>0.730776</text:p>
              </table:table-cell>
              <table:table-cell office:value-type="float" office:value="0.852848">
                <text:p>0.852848</text:p>
              </table:table-cell>
              <table:table-cell office:value-type="float" office:value="0.879604">
                <text:p>0.879604</text:p>
              </table:table-cell>
              <table:table-cell office:value-type="float" office:value="0.979936">
                <text:p>0.979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omo esta o tempo hoje'.D11:'Como esta o tempo hoje'.L11</svg:desc>
                </draw:g>
              </table:table-cell>
              <table:table-cell office:value-type="float" office:value="0.80206">
                <text:p>0.80206</text:p>
              </table:table-cell>
              <table:table-cell office:value-type="float" office:value="0.816041">
                <text:p>0.816041</text:p>
              </table:table-cell>
              <table:table-cell office:value-type="float" office:value="0.835173">
                <text:p>0.835173</text:p>
              </table:table-cell>
              <table:table-cell office:value-type="float" office:value="0.840323">
                <text:p>0.840323</text:p>
              </table:table-cell>
              <table:table-cell office:value-type="float" office:value="0.846945">
                <text:p>0.846945</text:p>
              </table:table-cell>
              <table:table-cell office:value-type="float" office:value="0.910225">
                <text:p>0.910225</text:p>
              </table:table-cell>
              <table:table-cell office:value-type="float" office:value="0.920529">
                <text:p>0.920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omo esta o tempo hoje'.D12:'Como esta o tempo hoje'.L12</svg:desc>
                </draw:g>
              </table:table-cell>
              <table:table-cell office:value-type="float" office:value="0.506219">
                <text:p>0.506219</text:p>
              </table:table-cell>
              <table:table-cell office:value-type="float" office:value="0.949628">
                <text:p>0.949628</text:p>
              </table:table-cell>
              <table:table-cell office:value-type="float" office:value="0.964554">
                <text:p>0.964554</text:p>
              </table:table-cell>
              <table:table-cell office:value-type="float" office:value="0.971395">
                <text:p>0.971395</text:p>
              </table:table-cell>
              <table:table-cell office:value-type="float" office:value="0.986944">
                <text:p>0.986944</text:p>
              </table:table-cell>
              <table:table-cell office:value-type="float" office:value="0.990675">
                <text:p>0.990675</text:p>
              </table:table-cell>
              <table:table-cell office:value-type="float" office:value="0.994403">
                <text:p>0.99440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58cm" svg:height="9.005cm" xlink:href=".." xlink:type="simple" chart:class="chart:line" chart:row-mapping="0 1 2 3 4 5 6 7 8" chart:style-name="ch1">
        <chart:legend chart:legend-position="end" svg:x="19.718cm" svg:y="1.962cm" style:legend-expansion="high" chart:style-name="ch2"/>
        <chart:plot-area chart:style-name="ch3" table:cell-range-address="'Oi Logan'.C3:'Oi Logan'.L12" chart:data-source-has-labels="row" svg:x="0.447cm" svg:y="0.18cm" svg:width="18.824cm" svg:height="8.645cm">
          <chartooo:coordinate-region svg:x="1.174cm" svg:y="0.38cm" svg:width="18.097cm" svg:height="7.798cm"/>
          <chart:axis chart:dimension="x" chart:name="primary-x" chart:style-name="ch4" chartooo:axis-type="auto">
            <chartooo:date-scale/>
            <chart:categories table:cell-range-address="'Oi Logan'.D12:'Oi Logan'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Oi Logan'.C3:'Oi Logan'.L3" chart:class="chart:line">
            <chart:data-point chart:repeated="10"/>
          </chart:series>
          <chart:series chart:style-name="ch7" chart:values-cell-range-address="'Oi Logan'.C4:'Oi Logan'.L4" chart:class="chart:line">
            <chart:data-point chart:repeated="10"/>
          </chart:series>
          <chart:series chart:style-name="ch8" chart:values-cell-range-address="'Oi Logan'.C5:'Oi Logan'.L5" chart:class="chart:line">
            <chart:data-point chart:repeated="10"/>
          </chart:series>
          <chart:series chart:style-name="ch9" chart:values-cell-range-address="'Oi Logan'.C6:'Oi Logan'.L6" chart:class="chart:line">
            <chart:data-point chart:repeated="10"/>
          </chart:series>
          <chart:series chart:style-name="ch10" chart:values-cell-range-address="'Oi Logan'.C7:'Oi Logan'.L7" chart:class="chart:line">
            <chart:data-point chart:repeated="10"/>
          </chart:series>
          <chart:series chart:style-name="ch11" chart:values-cell-range-address="'Oi Logan'.C8:'Oi Logan'.L8" chart:class="chart:line">
            <chart:data-point chart:repeated="10"/>
          </chart:series>
          <chart:series chart:style-name="ch12" chart:values-cell-range-address="'Oi Logan'.C9:'Oi Logan'.L9" chart:class="chart:line">
            <chart:data-point chart:repeated="10"/>
          </chart:series>
          <chart:series chart:style-name="ch13" chart:values-cell-range-address="'Oi Logan'.C10:'Oi Logan'.L10" chart:class="chart:line">
            <chart:data-point chart:repeated="10"/>
          </chart:series>
          <chart:series chart:style-name="ch14" chart:values-cell-range-address="'Oi Logan'.C11:'Oi Logan'.L11" chart:class="chart:line">
            <chart:data-point chart:repeated="10"/>
          </chart:series>
          <chart:series chart:style-name="ch15" chart:values-cell-range-address="'Oi Logan'.C12:'Oi Logan'.L1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Oi Logan'.D12:'Oi Logan'.L12</svg:desc>
                </draw:g>
              </table:table-cell>
              <table:table-cell office:value-type="float" office:value="0.604464">
                <text:p>0.604464</text:p>
              </table:table-cell>
              <table:table-cell office:value-type="float" office:value="0.704017">
                <text:p>0.704017</text:p>
              </table:table-cell>
              <table:table-cell office:value-type="float" office:value="0.74375">
                <text:p>0.74375</text:p>
              </table:table-cell>
              <table:table-cell office:value-type="float" office:value="0.837054">
                <text:p>0.837054</text:p>
              </table:table-cell>
              <table:table-cell office:value-type="float" office:value="0.966071">
                <text:p>0.966071</text:p>
              </table:table-cell>
              <table:table-cell office:value-type="float" office:value="0.978125">
                <text:p>0.978125</text:p>
              </table:table-cell>
              <table:table-cell office:value-type="float" office:value="0.985267">
                <text:p>0.985267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3:'Oi Logan'.L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3412">
                <text:p>0.23412</text:p>
              </table:table-cell>
              <table:table-cell office:value-type="float" office:value="0.393829">
                <text:p>0.393829</text:p>
              </table:table-cell>
              <table:table-cell office:value-type="float" office:value="0.521476">
                <text:p>0.521476</text:p>
              </table:table-cell>
              <table:table-cell office:value-type="float" office:value="0.649122">
                <text:p>0.649122</text:p>
              </table:table-cell>
              <table:table-cell office:value-type="float" office:value="0.738657">
                <text:p>0.738657</text:p>
              </table:table-cell>
              <table:table-cell office:value-type="float" office:value="0.85118">
                <text:p>0.85118</text:p>
              </table:table-cell>
              <table:table-cell office:value-type="float" office:value="0.92801">
                <text:p>0.92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4:'Oi Logan'.L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56764">
                <text:p>0.356764</text:p>
              </table:table-cell>
              <table:table-cell office:value-type="float" office:value="0.429708">
                <text:p>0.429708</text:p>
              </table:table-cell>
              <table:table-cell office:value-type="float" office:value="0.50398">
                <text:p>0.50398</text:p>
              </table:table-cell>
              <table:table-cell office:value-type="float" office:value="0.587536">
                <text:p>0.587536</text:p>
              </table:table-cell>
              <table:table-cell office:value-type="float" office:value="0.844829">
                <text:p>0.844829</text:p>
              </table:table-cell>
              <table:table-cell office:value-type="float" office:value="0.866047">
                <text:p>0.866047</text:p>
              </table:table-cell>
              <table:table-cell office:value-type="float" office:value="0.925733">
                <text:p>0.925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5:'Oi Logan'.L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19191">
                <text:p>0.219191</text:p>
              </table:table-cell>
              <table:table-cell office:value-type="float" office:value="0.296938">
                <text:p>0.296938</text:p>
              </table:table-cell>
              <table:table-cell office:value-type="float" office:value="0.391233">
                <text:p>0.391233</text:p>
              </table:table-cell>
              <table:table-cell office:value-type="float" office:value="0.546732">
                <text:p>0.546732</text:p>
              </table:table-cell>
              <table:table-cell office:value-type="float" office:value="0.730357">
                <text:p>0.730357</text:p>
              </table:table-cell>
              <table:table-cell office:value-type="float" office:value="0.818032">
                <text:p>0.818032</text:p>
              </table:table-cell>
              <table:table-cell office:value-type="float" office:value="0.901571">
                <text:p>0.901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6:'Oi Logan'.L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78983">
                <text:p>0.178983</text:p>
              </table:table-cell>
              <table:table-cell office:value-type="float" office:value="0.37849">
                <text:p>0.37849</text:p>
              </table:table-cell>
              <table:table-cell office:value-type="float" office:value="0.555008">
                <text:p>0.555008</text:p>
              </table:table-cell>
              <table:table-cell office:value-type="float" office:value="0.663384">
                <text:p>0.663384</text:p>
              </table:table-cell>
              <table:table-cell office:value-type="float" office:value="0.744664">
                <text:p>0.744664</text:p>
              </table:table-cell>
              <table:table-cell office:value-type="float" office:value="0.878489">
                <text:p>0.878489</text:p>
              </table:table-cell>
              <table:table-cell office:value-type="float" office:value="0.959772">
                <text:p>0.959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7:'Oi Logan'.L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5106">
                <text:p>0.15106</text:p>
              </table:table-cell>
              <table:table-cell office:value-type="float" office:value="0.219063">
                <text:p>0.219063</text:p>
              </table:table-cell>
              <table:table-cell office:value-type="float" office:value="0.309922">
                <text:p>0.309922</text:p>
              </table:table-cell>
              <table:table-cell office:value-type="float" office:value="0.443145">
                <text:p>0.443145</text:p>
              </table:table-cell>
              <table:table-cell office:value-type="float" office:value="0.521739">
                <text:p>0.521739</text:p>
              </table:table-cell>
              <table:table-cell office:value-type="float" office:value="0.695653">
                <text:p>0.695653</text:p>
              </table:table-cell>
              <table:table-cell office:value-type="float" office:value="0.850055">
                <text:p>0.850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8:'Oi Logan'.L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446751">
                <text:p>0.446751</text:p>
              </table:table-cell>
              <table:table-cell office:value-type="float" office:value="0.518952">
                <text:p>0.518952</text:p>
              </table:table-cell>
              <table:table-cell office:value-type="float" office:value="0.582129">
                <text:p>0.582129</text:p>
              </table:table-cell>
              <table:table-cell office:value-type="float" office:value="0.66426">
                <text:p>0.66426</text:p>
              </table:table-cell>
              <table:table-cell office:value-type="float" office:value="0.722923">
                <text:p>0.722923</text:p>
              </table:table-cell>
              <table:table-cell office:value-type="float" office:value="0.7861">
                <text:p>0.7861</text:p>
              </table:table-cell>
              <table:table-cell office:value-type="float" office:value="0.904331">
                <text:p>0.904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9:'Oi Logan'.L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877175">
                <text:p>0.0877175</text:p>
              </table:table-cell>
              <table:table-cell office:value-type="float" office:value="0.807007">
                <text:p>0.807007</text:p>
              </table:table-cell>
              <table:table-cell office:value-type="float" office:value="0.877188">
                <text:p>0.877188</text:p>
              </table:table-cell>
              <table:table-cell office:value-type="float" office:value="0.912269">
                <text:p>0.912269</text:p>
              </table:table-cell>
              <table:table-cell office:value-type="float" office:value="0.941506">
                <text:p>0.941506</text:p>
              </table:table-cell>
              <table:table-cell office:value-type="float" office:value="0.9649">
                <text:p>0.9649</text:p>
              </table:table-cell>
              <table:table-cell office:value-type="float" office:value="0.98245">
                <text:p>0.98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10:'Oi Logan'.L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50479">
                <text:p>0.150479</text:p>
              </table:table-cell>
              <table:table-cell office:value-type="float" office:value="0.26254">
                <text:p>0.26254</text:p>
              </table:table-cell>
              <table:table-cell office:value-type="float" office:value="0.839917">
                <text:p>0.839917</text:p>
              </table:table-cell>
              <table:table-cell office:value-type="float" office:value="0.867663">
                <text:p>0.867663</text:p>
              </table:table-cell>
              <table:table-cell office:value-type="float" office:value="0.893278">
                <text:p>0.893278</text:p>
              </table:table-cell>
              <table:table-cell office:value-type="float" office:value="0.902882">
                <text:p>0.902882</text:p>
              </table:table-cell>
              <table:table-cell office:value-type="float" office:value="0.961581">
                <text:p>0.961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11:'Oi Logan'.L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06169">
                <text:p>0.206169</text:p>
              </table:table-cell>
              <table:table-cell office:value-type="float" office:value="0.566616">
                <text:p>0.566616</text:p>
              </table:table-cell>
              <table:table-cell office:value-type="float" office:value="0.645157">
                <text:p>0.645157</text:p>
              </table:table-cell>
              <table:table-cell office:value-type="float" office:value="0.681628">
                <text:p>0.681628</text:p>
              </table:table-cell>
              <table:table-cell office:value-type="float" office:value="0.800836">
                <text:p>0.800836</text:p>
              </table:table-cell>
              <table:table-cell office:value-type="float" office:value="0.917253">
                <text:p>0.917253</text:p>
              </table:table-cell>
              <table:table-cell office:value-type="float" office:value="0.974752">
                <text:p>0.974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12:'Oi Logan'.L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604464">
                <text:p>0.604464</text:p>
              </table:table-cell>
              <table:table-cell office:value-type="float" office:value="0.704017">
                <text:p>0.704017</text:p>
              </table:table-cell>
              <table:table-cell office:value-type="float" office:value="0.74375">
                <text:p>0.74375</text:p>
              </table:table-cell>
              <table:table-cell office:value-type="float" office:value="0.837054">
                <text:p>0.837054</text:p>
              </table:table-cell>
              <table:table-cell office:value-type="float" office:value="0.966071">
                <text:p>0.966071</text:p>
              </table:table-cell>
              <table:table-cell office:value-type="float" office:value="0.978125">
                <text:p>0.978125</text:p>
              </table:table-cell>
              <table:table-cell office:value-type="float" office:value="0.985267">
                <text:p>0.9852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85cm" svg:height="9.006cm" xlink:href=".." xlink:type="simple" chart:class="chart:line" chart:row-mapping="8 0 1 2 3 4 5 6 7 8" chart:style-name="ch1">
        <chart:legend chart:legend-position="end" svg:x="19.745cm" svg:y="1.963cm" style:legend-expansion="high" chart:style-name="ch2"/>
        <chart:plot-area chart:style-name="ch3" table:cell-range-address="Pesquisar.D3:Pesquisar.L12" chart:data-source-has-labels="row" svg:x="0.447cm" svg:y="0.18cm" svg:width="18.851cm" svg:height="8.646cm">
          <chartooo:coordinate-region svg:x="1.174cm" svg:y="0.38cm" svg:width="18.03cm" svg:height="7.799cm"/>
          <chart:axis chart:dimension="x" chart:name="primary-x" chart:style-name="ch4" chartooo:axis-type="auto">
            <chartooo:date-scale/>
            <chart:categories table:cell-range-address="Pesquisar.D12:Pesquisar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esquisar.D3:Pesquisar.L3" chart:class="chart:line">
            <chart:data-point chart:repeated="9"/>
          </chart:series>
          <chart:series chart:style-name="ch7" chart:values-cell-range-address="Pesquisar.D4:Pesquisar.L4" chart:class="chart:line">
            <chart:data-point chart:repeated="9"/>
          </chart:series>
          <chart:series chart:style-name="ch8" chart:values-cell-range-address="Pesquisar.D5:Pesquisar.L5" chart:class="chart:line">
            <chart:data-point chart:repeated="9"/>
          </chart:series>
          <chart:series chart:style-name="ch9" chart:values-cell-range-address="Pesquisar.D6:Pesquisar.L6" chart:class="chart:line">
            <chart:data-point chart:repeated="9"/>
          </chart:series>
          <chart:series chart:style-name="ch10" chart:values-cell-range-address="Pesquisar.D7:Pesquisar.L7" chart:class="chart:line">
            <chart:data-point chart:repeated="9"/>
          </chart:series>
          <chart:series chart:style-name="ch11" chart:values-cell-range-address="Pesquisar.D8:Pesquisar.L8" chart:class="chart:line">
            <chart:data-point chart:repeated="9"/>
          </chart:series>
          <chart:series chart:style-name="ch12" chart:values-cell-range-address="Pesquisar.D9:Pesquisar.L9" chart:class="chart:line">
            <chart:data-point chart:repeated="9"/>
          </chart:series>
          <chart:series chart:style-name="ch13" chart:values-cell-range-address="Pesquisar.D10:Pesquisar.L10" chart:class="chart:line">
            <chart:data-point chart:repeated="9"/>
          </chart:series>
          <chart:series chart:style-name="ch14" chart:values-cell-range-address="Pesquisar.D11:Pesquisar.L11" chart:class="chart:line">
            <chart:data-point chart:repeated="9"/>
          </chart:series>
          <chart:series chart:style-name="ch15" chart:values-cell-range-address="Pesquisar.D12:Pesquisar.L12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Pesquisar.D12:Pesquisar.L12</svg:desc>
                </draw:g>
              </table:table-cell>
              <table:table-cell office:value-type="float" office:value="0.134773">
                <text:p>0.134773</text:p>
              </table:table-cell>
              <table:table-cell office:value-type="float" office:value="0.185987">
                <text:p>0.185987</text:p>
              </table:table-cell>
              <table:table-cell office:value-type="float" office:value="0.223726">
                <text:p>0.223726</text:p>
              </table:table-cell>
              <table:table-cell office:value-type="float" office:value="0.377359">
                <text:p>0.377359</text:p>
              </table:table-cell>
              <table:table-cell office:value-type="float" office:value="0.520223">
                <text:p>0.520223</text:p>
              </table:table-cell>
              <table:table-cell office:value-type="float" office:value="0.582215">
                <text:p>0.582215</text:p>
              </table:table-cell>
              <table:table-cell office:value-type="float" office:value="0.964968">
                <text:p>0.964968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Pesquisar.D3:Pesquisar.L3</svg:desc>
                </draw:g>
              </table:table-cell>
              <table:table-cell office:value-type="float" office:value="0.209435">
                <text:p>0.209435</text:p>
              </table:table-cell>
              <table:table-cell office:value-type="float" office:value="0.381133">
                <text:p>0.381133</text:p>
              </table:table-cell>
              <table:table-cell office:value-type="float" office:value="0.435221">
                <text:p>0.435221</text:p>
              </table:table-cell>
              <table:table-cell office:value-type="float" office:value="0.581131">
                <text:p>0.581131</text:p>
              </table:table-cell>
              <table:table-cell office:value-type="float" office:value="0.651571">
                <text:p>0.651571</text:p>
              </table:table-cell>
              <table:table-cell office:value-type="float" office:value="0.790565">
                <text:p>0.790565</text:p>
              </table:table-cell>
              <table:table-cell office:value-type="float" office:value="0.920754">
                <text:p>0.920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Pesquisar.D4:Pesquisar.L4</svg:desc>
                </draw:g>
              </table:table-cell>
              <table:table-cell office:value-type="float" office:value="0.133887">
                <text:p>0.133887</text:p>
              </table:table-cell>
              <table:table-cell office:value-type="float" office:value="0.283151">
                <text:p>0.283151</text:p>
              </table:table-cell>
              <table:table-cell office:value-type="float" office:value="0.352337">
                <text:p>0.352337</text:p>
              </table:table-cell>
              <table:table-cell office:value-type="float" office:value="0.505445">
                <text:p>0.505445</text:p>
              </table:table-cell>
              <table:table-cell office:value-type="float" office:value="0.648942">
                <text:p>0.648942</text:p>
              </table:table-cell>
              <table:table-cell office:value-type="float" office:value="0.776426">
                <text:p>0.776426</text:p>
              </table:table-cell>
              <table:table-cell office:value-type="float" office:value="0.941065">
                <text:p>0.941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Pesquisar.D5:Pesquisar.L5</svg:desc>
                </draw:g>
              </table:table-cell>
              <table:table-cell office:value-type="float" office:value="0.165563">
                <text:p>0.165563</text:p>
              </table:table-cell>
              <table:table-cell office:value-type="float" office:value="0.319536">
                <text:p>0.319536</text:p>
              </table:table-cell>
              <table:table-cell office:value-type="float" office:value="0.47144">
                <text:p>0.47144</text:p>
              </table:table-cell>
              <table:table-cell office:value-type="float" office:value="0.605132">
                <text:p>0.605132</text:p>
              </table:table-cell>
              <table:table-cell office:value-type="float" office:value="0.6875">
                <text:p>0.6875</text:p>
              </table:table-cell>
              <table:table-cell office:value-type="float" office:value="0.79139">
                <text:p>0.79139</text:p>
              </table:table-cell>
              <table:table-cell office:value-type="float" office:value="0.925909">
                <text:p>0.925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Pesquisar.D6:Pesquisar.L6</svg:desc>
                </draw:g>
              </table:table-cell>
              <table:table-cell office:value-type="float" office:value="0.129388">
                <text:p>0.129388</text:p>
              </table:table-cell>
              <table:table-cell office:value-type="float" office:value="0.326981">
                <text:p>0.326981</text:p>
              </table:table-cell>
              <table:table-cell office:value-type="float" office:value="0.381144">
                <text:p>0.381144</text:p>
              </table:table-cell>
              <table:table-cell office:value-type="float" office:value="0.47944">
                <text:p>0.47944</text:p>
              </table:table-cell>
              <table:table-cell office:value-type="float" office:value="0.677033">
                <text:p>0.677033</text:p>
              </table:table-cell>
              <table:table-cell office:value-type="float" office:value="0.73922">
                <text:p>0.73922</text:p>
              </table:table-cell>
              <table:table-cell office:value-type="float" office:value="0.911737">
                <text:p>0.911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Pesquisar.D7:Pesquisar.L7</svg:desc>
                </draw:g>
              </table:table-cell>
              <table:table-cell office:value-type="float" office:value="0.0703584">
                <text:p>0.0703584</text:p>
              </table:table-cell>
              <table:table-cell office:value-type="float" office:value="0.264705">
                <text:p>0.264705</text:p>
              </table:table-cell>
              <table:table-cell office:value-type="float" office:value="0.403114">
                <text:p>0.403114</text:p>
              </table:table-cell>
              <table:table-cell office:value-type="float" office:value="0.536909">
                <text:p>0.536909</text:p>
              </table:table-cell>
              <table:table-cell office:value-type="float" office:value="0.629758">
                <text:p>0.629758</text:p>
              </table:table-cell>
              <table:table-cell office:value-type="float" office:value="0.79008">
                <text:p>0.79008</text:p>
              </table:table-cell>
              <table:table-cell office:value-type="float" office:value="0.862168">
                <text:p>0.862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Pesquisar.D8:Pesquisar.L8</svg:desc>
                </draw:g>
              </table:table-cell>
              <table:table-cell office:value-type="float" office:value="0.156199">
                <text:p>0.156199</text:p>
              </table:table-cell>
              <table:table-cell office:value-type="float" office:value="0.292129">
                <text:p>0.292129</text:p>
              </table:table-cell>
              <table:table-cell office:value-type="float" office:value="0.425675">
                <text:p>0.425675</text:p>
              </table:table-cell>
              <table:table-cell office:value-type="float" office:value="0.55008">
                <text:p>0.55008</text:p>
              </table:table-cell>
              <table:table-cell office:value-type="float" office:value="0.67329">
                <text:p>0.67329</text:p>
              </table:table-cell>
              <table:table-cell office:value-type="float" office:value="0.794117">
                <text:p>0.794117</text:p>
              </table:table-cell>
              <table:table-cell office:value-type="float" office:value="0.906995">
                <text:p>0.906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Pesquisar.D9:Pesquisar.L9</svg:desc>
                </draw:g>
              </table:table-cell>
              <table:table-cell office:value-type="float" office:value="0.136481">
                <text:p>0.136481</text:p>
              </table:table-cell>
              <table:table-cell office:value-type="float" office:value="0.178474">
                <text:p>0.178474</text:p>
              </table:table-cell>
              <table:table-cell office:value-type="float" office:value="0.33596">
                <text:p>0.33596</text:p>
              </table:table-cell>
              <table:table-cell office:value-type="float" office:value="0.538061">
                <text:p>0.538061</text:p>
              </table:table-cell>
              <table:table-cell office:value-type="float" office:value="0.918636">
                <text:p>0.918636</text:p>
              </table:table-cell>
              <table:table-cell office:value-type="float" office:value="0.960628">
                <text:p>0.960628</text:p>
              </table:table-cell>
              <table:table-cell office:value-type="float" office:value="0.981625">
                <text:p>0.981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Pesquisar.D10:Pesquisar.L10</svg:desc>
                </draw:g>
              </table:table-cell>
              <table:table-cell office:value-type="float" office:value="0.660874">
                <text:p>0.660874</text:p>
              </table:table-cell>
              <table:table-cell office:value-type="float" office:value="0.730439">
                <text:p>0.730439</text:p>
              </table:table-cell>
              <table:table-cell office:value-type="float" office:value="0.776821">
                <text:p>0.776821</text:p>
              </table:table-cell>
              <table:table-cell office:value-type="float" office:value="0.886963">
                <text:p>0.886963</text:p>
              </table:table-cell>
              <table:table-cell office:value-type="float" office:value="0.913052">
                <text:p>0.913052</text:p>
              </table:table-cell>
              <table:table-cell office:value-type="float" office:value="0.936244">
                <text:p>0.936244</text:p>
              </table:table-cell>
              <table:table-cell office:value-type="float" office:value="0.962323">
                <text:p>0.962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Pesquisar.D11:Pesquisar.L11</svg:desc>
                </draw:g>
              </table:table-cell>
              <table:table-cell office:value-type="float" office:value="0.0869578">
                <text:p>0.0869578</text:p>
              </table:table-cell>
              <table:table-cell office:value-type="float" office:value="0.220287">
                <text:p>0.220287</text:p>
              </table:table-cell>
              <table:table-cell office:value-type="float" office:value="0.278259">
                <text:p>0.278259</text:p>
              </table:table-cell>
              <table:table-cell office:value-type="float" office:value="0.333333">
                <text:p>0.333333</text:p>
              </table:table-cell>
              <table:table-cell office:value-type="float" office:value="0.600002">
                <text:p>0.600002</text:p>
              </table:table-cell>
              <table:table-cell office:value-type="float" office:value="0.666667">
                <text:p>0.666667</text:p>
              </table:table-cell>
              <table:table-cell office:value-type="float" office:value="0.953619">
                <text:p>0.953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Pesquisar.D12:Pesquisar.L12</svg:desc>
                </draw:g>
              </table:table-cell>
              <table:table-cell office:value-type="float" office:value="0.134773">
                <text:p>0.134773</text:p>
              </table:table-cell>
              <table:table-cell office:value-type="float" office:value="0.185987">
                <text:p>0.185987</text:p>
              </table:table-cell>
              <table:table-cell office:value-type="float" office:value="0.223726">
                <text:p>0.223726</text:p>
              </table:table-cell>
              <table:table-cell office:value-type="float" office:value="0.377359">
                <text:p>0.377359</text:p>
              </table:table-cell>
              <table:table-cell office:value-type="float" office:value="0.520223">
                <text:p>0.520223</text:p>
              </table:table-cell>
              <table:table-cell office:value-type="float" office:value="0.582215">
                <text:p>0.582215</text:p>
              </table:table-cell>
              <table:table-cell office:value-type="float" office:value="0.964968">
                <text:p>0.96496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31cm" svg:height="9.006cm" xlink:href=".." xlink:type="simple" chart:class="chart:line" chart:row-mapping="0 1 2 3 4 5 6 7 8" chart:style-name="ch1">
        <chart:legend chart:legend-position="end" svg:x="19.691cm" svg:y="1.963cm" style:legend-expansion="high" chart:style-name="ch2"/>
        <chart:plot-area chart:style-name="ch3" table:cell-range-address="Sair.C3:Sair.L12" chart:data-source-has-labels="row" svg:x="0.446cm" svg:y="0.18cm" svg:width="18.799cm" svg:height="8.646cm">
          <chartooo:coordinate-region svg:x="1.173cm" svg:y="0.38cm" svg:width="18.072cm" svg:height="7.799cm"/>
          <chart:axis chart:dimension="x" chart:name="primary-x" chart:style-name="ch4" chartooo:axis-type="auto">
            <chartooo:date-scale/>
            <chart:categories table:cell-range-address="Sair.D12:Sair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air.C3:Sair.L3" chart:class="chart:line">
            <chart:data-point chart:repeated="10"/>
          </chart:series>
          <chart:series chart:style-name="ch7" chart:values-cell-range-address="Sair.C4:Sair.L4" chart:class="chart:line">
            <chart:data-point chart:repeated="10"/>
          </chart:series>
          <chart:series chart:style-name="ch8" chart:values-cell-range-address="Sair.C5:Sair.L5" chart:class="chart:line">
            <chart:data-point chart:repeated="10"/>
          </chart:series>
          <chart:series chart:style-name="ch9" chart:values-cell-range-address="Sair.C6:Sair.L6" chart:class="chart:line">
            <chart:data-point chart:repeated="10"/>
          </chart:series>
          <chart:series chart:style-name="ch10" chart:values-cell-range-address="Sair.C7:Sair.L7" chart:class="chart:line">
            <chart:data-point chart:repeated="10"/>
          </chart:series>
          <chart:series chart:style-name="ch11" chart:values-cell-range-address="Sair.C8:Sair.L8" chart:class="chart:line">
            <chart:data-point chart:repeated="10"/>
          </chart:series>
          <chart:series chart:style-name="ch12" chart:values-cell-range-address="Sair.C9:Sair.L9" chart:class="chart:line">
            <chart:data-point chart:repeated="10"/>
          </chart:series>
          <chart:series chart:style-name="ch13" chart:values-cell-range-address="Sair.C10:Sair.L10" chart:class="chart:line">
            <chart:data-point chart:repeated="10"/>
          </chart:series>
          <chart:series chart:style-name="ch14" chart:values-cell-range-address="Sair.C11:Sair.L11" chart:class="chart:line">
            <chart:data-point chart:repeated="10"/>
          </chart:series>
          <chart:series chart:style-name="ch15" chart:values-cell-range-address="Sair.C12:Sair.L1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air.D12:Sair.L12</svg:desc>
                </draw:g>
              </table:table-cell>
              <table:table-cell office:value-type="float" office:value="0.659098">
                <text:p>0.659098</text:p>
              </table:table-cell>
              <table:table-cell office:value-type="float" office:value="0.691904">
                <text:p>0.691904</text:p>
              </table:table-cell>
              <table:table-cell office:value-type="float" office:value="0.71469">
                <text:p>0.71469</text:p>
              </table:table-cell>
              <table:table-cell office:value-type="float" office:value="0.782805">
                <text:p>0.782805</text:p>
              </table:table-cell>
              <table:table-cell office:value-type="float" office:value="0.808096">
                <text:p>0.808096</text:p>
              </table:table-cell>
              <table:table-cell office:value-type="float" office:value="0.871202">
                <text:p>0.871202</text:p>
              </table:table-cell>
              <table:table-cell office:value-type="float" office:value="0.906593">
                <text:p>0.906593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3:Sair.L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47836">
                <text:p>0.247836</text:p>
              </table:table-cell>
              <table:table-cell office:value-type="float" office:value="0.806089">
                <text:p>0.806089</text:p>
              </table:table-cell>
              <table:table-cell office:value-type="float" office:value="0.861519">
                <text:p>0.861519</text:p>
              </table:table-cell>
              <table:table-cell office:value-type="float" office:value="0.900467">
                <text:p>0.900467</text:p>
              </table:table-cell>
              <table:table-cell office:value-type="float" office:value="0.91528">
                <text:p>0.91528</text:p>
              </table:table-cell>
              <table:table-cell office:value-type="float" office:value="0.952393">
                <text:p>0.952393</text:p>
              </table:table-cell>
              <table:table-cell office:value-type="float" office:value="0.964881">
                <text:p>0.964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4:Sair.L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09739">
                <text:p>0.209739</text:p>
              </table:table-cell>
              <table:table-cell office:value-type="float" office:value="0.353124">
                <text:p>0.353124</text:p>
              </table:table-cell>
              <table:table-cell office:value-type="float" office:value="0.520453">
                <text:p>0.520453</text:p>
              </table:table-cell>
              <table:table-cell office:value-type="float" office:value="0.773568">
                <text:p>0.773568</text:p>
              </table:table-cell>
              <table:table-cell office:value-type="float" office:value="0.921879">
                <text:p>0.921879</text:p>
              </table:table-cell>
              <table:table-cell office:value-type="float" office:value="0.958544">
                <text:p>0.958544</text:p>
              </table:table-cell>
              <table:table-cell office:value-type="float" office:value="0.974281">
                <text:p>0.974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5:Sair.L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4692">
                <text:p>0.24692</text:p>
              </table:table-cell>
              <table:table-cell office:value-type="float" office:value="0.45692">
                <text:p>0.45692</text:p>
              </table:table-cell>
              <table:table-cell office:value-type="float" office:value="0.721927">
                <text:p>0.721927</text:p>
              </table:table-cell>
              <table:table-cell office:value-type="float" office:value="0.911408">
                <text:p>0.911408</text:p>
              </table:table-cell>
              <table:table-cell office:value-type="float" office:value="0.926146">
                <text:p>0.926146</text:p>
              </table:table-cell>
              <table:table-cell office:value-type="float" office:value="0.953745">
                <text:p>0.953745</text:p>
              </table:table-cell>
              <table:table-cell office:value-type="float" office:value="0.986384">
                <text:p>0.986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6:Sair.L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822905">
                <text:p>0.0822905</text:p>
              </table:table-cell>
              <table:table-cell office:value-type="float" office:value="0.18261">
                <text:p>0.18261</text:p>
              </table:table-cell>
              <table:table-cell office:value-type="float" office:value="0.281185">
                <text:p>0.281185</text:p>
              </table:table-cell>
              <table:table-cell office:value-type="float" office:value="0.387611">
                <text:p>0.387611</text:p>
              </table:table-cell>
              <table:table-cell office:value-type="float" office:value="0.539399">
                <text:p>0.539399</text:p>
              </table:table-cell>
              <table:table-cell office:value-type="float" office:value="0.83076">
                <text:p>0.83076</text:p>
              </table:table-cell>
              <table:table-cell office:value-type="float" office:value="0.954634">
                <text:p>0.954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7:Sair.L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81271">
                <text:p>0.181271</text:p>
              </table:table-cell>
              <table:table-cell office:value-type="float" office:value="0.33624">
                <text:p>0.33624</text:p>
              </table:table-cell>
              <table:table-cell office:value-type="float" office:value="0.611002">
                <text:p>0.611002</text:p>
              </table:table-cell>
              <table:table-cell office:value-type="float" office:value="0.832256">
                <text:p>0.832256</text:p>
              </table:table-cell>
              <table:table-cell office:value-type="float" office:value="0.893129">
                <text:p>0.893129</text:p>
              </table:table-cell>
              <table:table-cell office:value-type="float" office:value="0.94574">
                <text:p>0.94574</text:p>
              </table:table-cell>
              <table:table-cell office:value-type="float" office:value="0.972195">
                <text:p>0.972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8:Sair.L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25506">
                <text:p>0.525506</text:p>
              </table:table-cell>
              <table:table-cell office:value-type="float" office:value="0.64735">
                <text:p>0.64735</text:p>
              </table:table-cell>
              <table:table-cell office:value-type="float" office:value="0.727258">
                <text:p>0.727258</text:p>
              </table:table-cell>
              <table:table-cell office:value-type="float" office:value="0.782068">
                <text:p>0.782068</text:p>
              </table:table-cell>
              <table:table-cell office:value-type="float" office:value="0.873865">
                <text:p>0.873865</text:p>
              </table:table-cell>
              <table:table-cell office:value-type="float" office:value="0.942707">
                <text:p>0.942707</text:p>
              </table:table-cell>
              <table:table-cell office:value-type="float" office:value="0.958558">
                <text:p>0.958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9:Sair.L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99284">
                <text:p>0.299284</text:p>
              </table:table-cell>
              <table:table-cell office:value-type="float" office:value="0.825624">
                <text:p>0.825624</text:p>
              </table:table-cell>
              <table:table-cell office:value-type="float" office:value="0.909021">
                <text:p>0.909021</text:p>
              </table:table-cell>
              <table:table-cell office:value-type="float" office:value="0.96968">
                <text:p>0.96968</text:p>
              </table:table-cell>
              <table:table-cell office:value-type="float" office:value="0.982449">
                <text:p>0.982449</text:p>
              </table:table-cell>
              <table:table-cell office:value-type="float" office:value="0.988444">
                <text:p>0.988444</text:p>
              </table:table-cell>
              <table:table-cell office:value-type="float" office:value="0.991626">
                <text:p>0.991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10:Sair.L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49618">
                <text:p>0.149618</text:p>
              </table:table-cell>
              <table:table-cell office:value-type="float" office:value="0.322844">
                <text:p>0.322844</text:p>
              </table:table-cell>
              <table:table-cell office:value-type="float" office:value="0.370076">
                <text:p>0.370076</text:p>
              </table:table-cell>
              <table:table-cell office:value-type="float" office:value="0.42521">
                <text:p>0.42521</text:p>
              </table:table-cell>
              <table:table-cell office:value-type="float" office:value="0.669294">
                <text:p>0.669294</text:p>
              </table:table-cell>
              <table:table-cell office:value-type="float" office:value="0.740153">
                <text:p>0.740153</text:p>
              </table:table-cell>
              <table:table-cell office:value-type="float" office:value="0.811031">
                <text:p>0.811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11:Sair.L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26806">
                <text:p>0.126806</text:p>
              </table:table-cell>
              <table:table-cell office:value-type="float" office:value="0.23007">
                <text:p>0.23007</text:p>
              </table:table-cell>
              <table:table-cell office:value-type="float" office:value="0.291106">
                <text:p>0.291106</text:p>
              </table:table-cell>
              <table:table-cell office:value-type="float" office:value="0.450673">
                <text:p>0.450673</text:p>
              </table:table-cell>
              <table:table-cell office:value-type="float" office:value="0.596288">
                <text:p>0.596288</text:p>
              </table:table-cell>
              <table:table-cell office:value-type="float" office:value="0.647857">
                <text:p>0.647857</text:p>
              </table:table-cell>
              <table:table-cell office:value-type="float" office:value="0.708894">
                <text:p>0.708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12:Sair.L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659098">
                <text:p>0.659098</text:p>
              </table:table-cell>
              <table:table-cell office:value-type="float" office:value="0.691904">
                <text:p>0.691904</text:p>
              </table:table-cell>
              <table:table-cell office:value-type="float" office:value="0.71469">
                <text:p>0.71469</text:p>
              </table:table-cell>
              <table:table-cell office:value-type="float" office:value="0.782805">
                <text:p>0.782805</text:p>
              </table:table-cell>
              <table:table-cell office:value-type="float" office:value="0.808096">
                <text:p>0.808096</text:p>
              </table:table-cell>
              <table:table-cell office:value-type="float" office:value="0.871202">
                <text:p>0.871202</text:p>
              </table:table-cell>
              <table:table-cell office:value-type="float" office:value="0.906593">
                <text:p>0.90659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